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bold" fo:font-family="'Calibri Light'" style:font-family-asian="'Calibri Light'" style:font-family-complex="'Calibri Light'" fo:background-color="transparent" fo:color="#2e74b5" fo:font-style="italic"/>
    </style:style>
    <style:style style:name="T15" style:family="text">
      <style:text-properties fo:font-size="11.00pt" fo:font-weight="normal" fo:font-family="'Calibri Light'" style:font-family-asian="'Calibri Light'" style:font-family-complex="'Calibri Light'" fo:background-color="transparent" fo:color="#2e74b5" fo:font-style="italic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'Calibri Light'" style:font-family-asian="'Calibri Light'" style:font-family-complex="'Calibri Light'" fo:background-color="transparent" fo:color="#2e74b5" fo:font-style="italic"/>
    </style:style>
    <style:style style:name="T21" style:family="text">
      <style:text-properties fo:font-size="11.00pt" fo:font-weight="normal" fo:font-family="'Calibri Light'" style:font-family-asian="'Calibri Light'" style:font-family-complex="'Calibri Light'" fo:background-color="transparent" fo:color="#2e74b5" fo:font-style="italic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8.00pt" fo:font-weight="bold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3.00pt" fo:font-weight="normal" fo:font-family="'Segoe UI Symbol'" style:font-family-asian="'Segoe UI Symbol'" style:font-family-complex="'Segoe UI Symbol'" fo:background-color="transparent" fo:color="#2e74b5"/>
    </style:style>
    <style:style style:name="T91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1.00pt" fo:font-weight="normal" fo:font-family="'Calibri Light'" style:font-family-asian="'Calibri Light'" style:font-family-complex="'Calibri Light'" fo:background-color="transparent" fo:color="#2e74b5" fo:font-style="italic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2.00pt" fo:font-weight="bold" fo:font-family="'Cambria Math'" style:font-family-asian="'Cambria Math'" style:font-family-complex="'Cambria Math'" fo:background-color="transparent" style:use-window-font-color="true"/>
    </style:style>
    <style:style style:name="T10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2.00pt" fo:font-weight="bold" fo:font-family="'Cambria Math'" style:font-family-asian="'Cambria Math'" style:font-family-complex="'Cambria Math'" fo:background-color="transparent" style:use-window-font-color="true"/>
    </style:style>
    <style:style style:name="T10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1.00pt" fo:font-weight="normal" fo:font-family="'Calibri Light'" style:font-family-asian="'Calibri Light'" style:font-family-complex="'Calibri Light'" fo:background-color="transparent" fo:color="#2e74b5" fo:font-style="italic"/>
    </style:style>
    <style:style style:name="T1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2.00pt" fo:font-weight="bold" fo:font-family="'Cambria Math'" style:font-family-asian="'Cambria Math'" style:font-family-complex="'Cambria Math'" fo:background-color="transparent" style:use-window-font-color="true"/>
    </style:style>
    <style:style style:name="T12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2.00pt" fo:font-weight="bold" fo:font-family="'Cambria Math'" style:font-family-asian="'Cambria Math'" style:font-family-complex="'Cambria Math'" fo:background-color="transparent" style:use-window-font-color="true"/>
    </style:style>
    <style:style style:name="T13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2.00pt" fo:font-weight="bold" fo:font-family="'Cambria Math'" style:font-family-asian="'Cambria Math'" style:font-family-complex="'Cambria Math'" fo:background-color="transparent" style:use-window-font-color="true"/>
    </style:style>
    <style:style style:name="T13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2.00pt" fo:font-weight="bold" fo:font-family="'Cambria Math'" style:font-family-asian="'Cambria Math'" style:font-family-complex="'Cambria Math'" fo:background-color="transparent" style:use-window-font-color="true"/>
    </style:style>
    <style:style style:name="T13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1.00pt" fo:font-weight="normal" fo:font-family="'Segoe UI Symbol'" style:font-family-asian="'Segoe UI Symbol'" style:font-family-complex="'Segoe UI Symbol'" fo:background-color="transparent" fo:color="#2e74b5" fo:font-style="italic"/>
    </style:style>
    <style:style style:name="T145" style:family="text">
      <style:text-properties fo:font-size="11.00pt" fo:font-weight="normal" fo:font-family="'Calibri Light'" style:font-family-asian="'Calibri Light'" style:font-family-complex="'Calibri Light'" fo:background-color="transparent" fo:color="#2e74b5" fo:font-style="italic"/>
    </style:style>
    <style:style style:name="T146" style:family="text">
      <style:text-properties fo:font-size="11.00pt" fo:font-weight="normal" fo:font-family="'Calibri Light'" style:font-family-asian="'Calibri Light'" style:font-family-complex="'Calibri Light'" fo:background-color="transparent" fo:color="#2e74b5"/>
    </style:style>
    <style:style style:name="T147" style:family="text">
      <style:text-properties fo:font-size="11.00pt" fo:font-weight="bold" fo:font-family="'Calibri Light'" style:font-family-asian="'Calibri Light'" style:font-family-complex="'Calibri Light'" fo:background-color="transparent" fo:color="#2e74b5"/>
    </style:style>
    <style:style style:name="T148" style:family="text">
      <style:text-properties fo:font-size="11.00pt" fo:font-weight="normal" fo:font-family="'Calibri Light'" style:font-family-asian="'Calibri Light'" style:font-family-complex="'Calibri Light'" fo:background-color="transparent" fo:color="#2e74b5"/>
    </style:style>
    <style:style style:name="T1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2.00pt" fo:font-weight="bold" fo:font-family="'Cambria Math'" style:font-family-asian="'Cambria Math'" style:font-family-complex="'Cambria Math'" fo:background-color="transparent" style:use-window-font-color="true"/>
    </style:style>
    <style:style style:name="T16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2.00pt" fo:font-weight="bold" fo:font-family="'Cambria Math'" style:font-family-asian="'Cambria Math'" style:font-family-complex="'Cambria Math'" fo:background-color="transparent" style:use-window-font-color="true"/>
    </style:style>
    <style:style style:name="T16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2.00pt" fo:font-weight="bold" fo:font-family="'Cambria Math'" style:font-family-asian="'Cambria Math'" style:font-family-complex="'Cambria Math'" fo:background-color="transparent" style:use-window-font-color="true"/>
    </style:style>
    <style:style style:name="T17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2.00pt" fo:font-weight="bold" fo:font-family="'Cambria Math'" style:font-family-asian="'Cambria Math'" style:font-family-complex="'Cambria Math'" fo:background-color="transparent" style:use-window-font-color="true"/>
    </style:style>
    <style:style style:name="T17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2.00pt" fo:font-weight="bold" fo:font-family="'Cambria Math'" style:font-family-asian="'Cambria Math'" style:font-family-complex="'Cambria Math'" fo:background-color="transparent" style:use-window-font-color="true"/>
    </style:style>
    <style:style style:name="T17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6" style:family="text">
      <style:text-properties fo:font-size="11.00pt" fo:font-weight="normal" fo:font-family="'Calibri Light'" style:font-family-asian="'Calibri Light'" style:font-family-complex="'Calibri Light'" fo:background-color="transparent" fo:color="#2e74b5"/>
    </style:style>
    <style:style style:name="T177" style:family="text">
      <style:text-properties fo:font-size="11.00pt" fo:font-weight="bold" fo:font-family="'Calibri Light'" style:font-family-asian="'Calibri Light'" style:font-family-complex="'Calibri Light'" fo:background-color="transparent" fo:color="#2e74b5"/>
    </style:style>
    <style:style style:name="T178" style:family="text">
      <style:text-properties fo:font-size="11.00pt" fo:font-weight="normal" fo:font-family="'Calibri Light'" style:font-family-asian="'Calibri Light'" style:font-family-complex="'Calibri Light'" fo:background-color="transparent" fo:color="#2e74b5"/>
    </style:style>
    <style:style style:name="T1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4" style:family="text">
      <style:text-properties fo:font-size="11.00pt" fo:font-weight="normal" fo:font-family="'Calibri Light'" style:font-family-asian="'Calibri Light'" style:font-family-complex="'Calibri Light'" fo:background-color="transparent" fo:color="#2e74b5"/>
    </style:style>
    <style:style style:name="T185" style:family="text">
      <style:text-properties fo:font-size="11.00pt" fo:font-weight="bold" fo:font-family="'Calibri Light'" style:font-family-asian="'Calibri Light'" style:font-family-complex="'Calibri Light'" fo:background-color="transparent" fo:color="#2e74b5"/>
    </style:style>
    <style:style style:name="T186" style:family="text">
      <style:text-properties fo:font-size="11.00pt" fo:font-weight="normal" fo:font-family="'Calibri Light'" style:font-family-asian="'Calibri Light'" style:font-family-complex="'Calibri Light'" fo:background-color="transparent" fo:color="#2e74b5"/>
    </style:style>
    <style:style style:name="T1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0" style:family="text">
      <style:text-properties fo:font-size="11.00pt" fo:font-weight="normal" fo:font-family="'Calibri Light'" style:font-family-asian="'Calibri Light'" style:font-family-complex="'Calibri Light'" fo:background-color="transparent" fo:color="#2e74b5"/>
    </style:style>
    <style:style style:name="T191" style:family="text">
      <style:text-properties fo:font-size="11.00pt" fo:font-weight="bold" fo:font-family="'Calibri Light'" style:font-family-asian="'Calibri Light'" style:font-family-complex="'Calibri Light'" fo:background-color="transparent" fo:color="#2e74b5"/>
    </style:style>
    <style:style style:name="T192" style:family="text">
      <style:text-properties fo:font-size="11.00pt" fo:font-weight="normal" fo:font-family="'Calibri Light'" style:font-family-asian="'Calibri Light'" style:font-family-complex="'Calibri Light'" fo:background-color="transparent" fo:color="#2e74b5"/>
    </style:style>
    <style:style style:name="T1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8" style:family="text">
      <style:text-properties fo:font-size="11.00pt" fo:font-weight="normal" fo:font-family="'Calibri Light'" style:font-family-asian="'Calibri Light'" style:font-family-complex="'Calibri Light'" fo:background-color="transparent" fo:color="#2e74b5"/>
    </style:style>
    <style:style style:name="T199" style:family="text">
      <style:text-properties fo:font-size="11.00pt" fo:font-weight="bold" fo:font-family="'Calibri Light'" style:font-family-asian="'Calibri Light'" style:font-family-complex="'Calibri Light'" fo:background-color="transparent" fo:color="#2e74b5"/>
    </style:style>
    <style:style style:name="T200" style:family="text">
      <style:text-properties fo:font-size="11.00pt" fo:font-weight="normal" fo:font-family="'Calibri Light'" style:font-family-asian="'Calibri Light'" style:font-family-complex="'Calibri Light'" fo:background-color="transparent" fo:color="#2e74b5"/>
    </style:style>
    <style:style style:name="T2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8.00pt" fo:font-weight="bold" fo:font-family="'Times New Roman'" style:font-family-asian="'Times New Roman'" style:font-family-complex="'Times New Roman'" fo:background-color="transparent" style:use-window-font-color="true"/>
    </style:style>
    <style:style style:name="T246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247" style:family="text">
      <style:text-properties fo:font-size="13.00pt" fo:font-weight="bold" fo:font-family="'Calibri Light'" style:font-family-asian="'Calibri Light'" style:font-family-complex="'Calibri Light'" fo:background-color="transparent" fo:color="#2e74b5"/>
    </style:style>
    <style:style style:name="T248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2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258" style:family="text">
      <style:text-properties fo:font-size="13.00pt" fo:font-weight="bold" fo:font-family="'Calibri Light'" style:font-family-asian="'Calibri Light'" style:font-family-complex="'Calibri Light'" fo:background-color="transparent" fo:color="#2e74b5"/>
    </style:style>
    <style:style style:name="T259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2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266" style:family="text">
      <style:text-properties fo:font-size="13.00pt" fo:font-weight="bold" fo:font-family="'Calibri Light'" style:font-family-asian="'Calibri Light'" style:font-family-complex="'Calibri Light'" fo:background-color="transparent" fo:color="#2e74b5"/>
    </style:style>
    <style:style style:name="T267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2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277" style:family="text">
      <style:text-properties fo:font-size="13.00pt" fo:font-weight="bold" fo:font-family="'Calibri Light'" style:font-family-asian="'Calibri Light'" style:font-family-complex="'Calibri Light'" fo:background-color="transparent" fo:color="#2e74b5"/>
    </style:style>
    <style:style style:name="T278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2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313" style:family="text">
      <style:text-properties fo:font-size="13.00pt" fo:font-weight="bold" fo:font-family="'Calibri Light'" style:font-family-asian="'Calibri Light'" style:font-family-complex="'Calibri Light'" fo:background-color="transparent" fo:color="#2e74b5"/>
    </style:style>
    <style:style style:name="T314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3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1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18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319" style:family="text">
      <style:text-properties fo:font-size="18.00pt" fo:font-weight="bold" fo:font-family="'Times New Roman'" style:font-family-asian="'Times New Roman'" style:font-family-complex="'Times New Roman'" fo:background-color="transparent" style:use-window-font-color="true"/>
    </style:style>
    <style:style style:name="T32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322" style:family="text">
      <style:text-properties fo:font-size="13.00pt" fo:font-weight="bold" fo:font-family="'Calibri Light'" style:font-family-asian="'Calibri Light'" style:font-family-complex="'Calibri Light'" fo:background-color="transparent" fo:color="#2e74b5"/>
    </style:style>
    <style:style style:name="T323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3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36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366" style:family="text">
      <style:text-properties fo:font-size="13.00pt" fo:font-weight="bold" fo:font-family="'Calibri Light'" style:font-family-asian="'Calibri Light'" style:font-family-complex="'Calibri Light'" fo:background-color="transparent" fo:color="#2e74b5"/>
    </style:style>
    <style:style style:name="T367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3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41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420" style:family="text">
      <style:text-properties fo:font-size="13.00pt" fo:font-weight="bold" fo:font-family="'Calibri Light'" style:font-family-asian="'Calibri Light'" style:font-family-complex="'Calibri Light'" fo:background-color="transparent" fo:color="#2e74b5"/>
    </style:style>
    <style:style style:name="T421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4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448" style:family="text">
      <style:text-properties fo:font-size="13.00pt" fo:font-weight="bold" fo:font-family="'Calibri Light'" style:font-family-asian="'Calibri Light'" style:font-family-complex="'Calibri Light'" fo:background-color="transparent" fo:color="#2e74b5"/>
    </style:style>
    <style:style style:name="T449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4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9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500" style:family="text">
      <style:text-properties fo:font-size="13.00pt" fo:font-weight="bold" fo:font-family="'Calibri Light'" style:font-family-asian="'Calibri Light'" style:font-family-complex="'Calibri Light'" fo:background-color="transparent" fo:color="#2e74b5"/>
    </style:style>
    <style:style style:name="T501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5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5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5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9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540" style:family="text">
      <style:text-properties fo:font-size="13.00pt" fo:font-weight="bold" fo:font-family="'Calibri Light'" style:font-family-asian="'Calibri Light'" style:font-family-complex="'Calibri Light'" fo:background-color="transparent" fo:color="#2e74b5"/>
    </style:style>
    <style:style style:name="T541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5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48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54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50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55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52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553" style:family="text">
      <style:text-properties fo:font-size="10.00pt" fo:font-weight="normal" fo:font-family="'Courier New'" style:font-family-asian="'Courier New'" style:font-family-complex="'Courier New'" fo:background-color="transparent" fo:color="#2e74b5"/>
    </style:style>
    <style:style style:name="T554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5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57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558" style:family="text">
      <style:text-properties fo:font-size="10.00pt" fo:font-weight="normal" fo:font-family="'Courier New'" style:font-family-asian="'Courier New'" style:font-family-complex="'Courier New'" fo:background-color="transparent" fo:color="#2e74b5"/>
    </style:style>
    <style:style style:name="T559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5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62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563" style:family="text">
      <style:text-properties fo:font-size="10.00pt" fo:font-weight="normal" fo:font-family="'Courier New'" style:font-family-asian="'Courier New'" style:font-family-complex="'Courier New'" fo:background-color="transparent" fo:color="#2e74b5"/>
    </style:style>
    <style:style style:name="T564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5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71" style:family="text">
      <style:text-properties fo:font-size="10.00pt" fo:font-weight="normal" fo:font-family="'Courier New'" style:font-family-asian="'Courier New'" style:font-family-complex="'Courier New'" fo:background-color="transparent" fo:color="#2e74b5"/>
    </style:style>
    <style:style style:name="T572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5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9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599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60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4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6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16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6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0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62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22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6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7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628" style:family="text">
      <style:text-properties fo:font-size="10.00pt" fo:font-weight="normal" fo:font-family="'Courier New'" style:font-family-asian="'Courier New'" style:font-family-complex="'Courier New'" fo:background-color="transparent" fo:color="#2e74b5"/>
    </style:style>
    <style:style style:name="T629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630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63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632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6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8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63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40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6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64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4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6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8" style:family="text">
      <style:text-properties fo:font-size="10.00pt" fo:font-weight="normal" fo:font-family="'Courier New'" style:font-family-asian="'Courier New'" style:font-family-complex="'Courier New'" fo:background-color="transparent" fo:color="#2e74b5"/>
    </style:style>
    <style:style style:name="T649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650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6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0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66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6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6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5" style:family="text">
      <style:text-properties fo:font-size="11.00pt" fo:font-weight="normal" fo:font-family="'Courier New'" style:font-family-asian="'Courier New'" style:font-family-complex="'Courier New'" fo:background-color="transparent" fo:color="#2e74b5"/>
    </style:style>
    <style:style style:name="T666" style:family="text">
      <style:text-properties fo:font-size="14.00pt" fo:font-weight="normal" fo:font-family="'Calibri Light'" style:font-family-asian="'Calibri Light'" style:font-family-complex="'Calibri Light'" fo:background-color="transparent" fo:color="#2e74b5"/>
    </style:style>
    <style:style style:name="T66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6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6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7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7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7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7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7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7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7" style:family="text">
      <style:text-properties fo:font-size="14.00pt" fo:font-weight="normal" fo:font-family="'Segoe UI Symbol'" style:font-family-asian="'Segoe UI Symbol'" style:font-family-complex="'Segoe UI Symbol'" fo:background-color="transparent" fo:color="#2e74b5"/>
    </style:style>
    <style:style style:name="T678" style:family="text">
      <style:text-properties fo:font-size="14.00pt" fo:font-weight="normal" fo:font-family="'Calibri Light'" style:font-family-asian="'Calibri Light'" style:font-family-complex="'Calibri Light'" fo:background-color="transparent" fo:color="#2e74b5"/>
    </style:style>
    <style:style style:name="T679" style:family="text">
      <style:text-properties fo:font-size="11.00pt" fo:font-weight="normal" fo:font-family="'Courier New'" style:font-family-asian="'Courier New'" style:font-family-complex="'Courier New'" fo:background-color="transparent" fo:color="#2e74b5"/>
    </style:style>
    <style:style style:name="T680" style:family="text">
      <style:text-properties fo:font-size="14.00pt" fo:font-weight="normal" fo:font-family="'Calibri Light'" style:font-family-asian="'Calibri Light'" style:font-family-complex="'Calibri Light'" fo:background-color="transparent" fo:color="#2e74b5"/>
    </style:style>
    <style:style style:name="T68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8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8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8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8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8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8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8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8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9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9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69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93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6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3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704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705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706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7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11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7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5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7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2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72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9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7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3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754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755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75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57" style:family="text">
      <style:text-properties fo:font-size="18.00pt" fo:font-weight="bold" fo:font-family="Calibri" style:font-family-asian="Calibri" style:font-family-complex="Calibri" fo:background-color="transparent" style:use-window-font-color="true" fo:font-style="italic"/>
    </style:style>
    <style:style style:name="T75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59" style:family="text">
      <style:text-properties fo:font-size="18.00pt" fo:font-weight="bold" fo:font-family="Calibri" style:font-family-asian="Calibri" style:font-family-complex="Calibri" fo:background-color="transparent" style:use-window-font-color="true" fo:font-style="italic"/>
    </style:style>
    <style:style style:name="T760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761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7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9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77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77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9" style:family="text">
      <style:text-properties fo:font-size="16.00pt" fo:font-weight="normal" fo:font-family="'Calibri Light'" style:font-family-asian="'Calibri Light'" style:font-family-complex="'Calibri Light'" fo:background-color="transparent" fo:color="#2e74b5"/>
    </style:style>
    <style:style style:name="T7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1" style:family="text">
      <style:text-properties fo:font-size="16.00pt" fo:font-weight="normal" fo:font-family="'Calibri Light'" style:font-family-asian="'Calibri Light'" style:font-family-complex="'Calibri Light'" fo:background-color="transparent" fo:color="#2e74b5"/>
    </style:style>
    <style:style style:name="T812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813" style:family="text">
      <style:text-properties fo:font-size="16.00pt" fo:font-weight="bold" fo:font-family="Calibri" style:font-family-asian="Calibri" style:font-family-complex="Calibri" fo:background-color="transparent" style:use-window-font-color="true" fo:font-style="italic"/>
    </style:style>
    <style:style style:name="T814" style:family="text">
      <style:text-properties fo:font-size="11.00pt" fo:font-weight="bold" fo:font-family="Calibri" style:font-family-asian="Calibri" style:font-family-complex="Calibri" fo:background-color="transparent" fo:color="#5b9bd5"/>
    </style:style>
    <style:style style:name="T815" style:family="text">
      <style:text-properties fo:font-size="16.00pt" fo:font-weight="bold" fo:font-family="Calibri" style:font-family-asian="Calibri" style:font-family-complex="Calibri" fo:background-color="transparent" style:use-window-font-color="true" fo:font-style="italic"/>
    </style:style>
    <style:style style:name="T816" style:family="text">
      <style:text-properties fo:font-size="11.00pt" fo:font-weight="bold" fo:font-family="Calibri" style:font-family-asian="Calibri" style:font-family-complex="Calibri" fo:background-color="transparent" fo:color="#5b9bd5"/>
    </style:style>
    <style:style style:name="T817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81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19" style:family="text">
      <style:text-properties fo:font-size="18.00pt" fo:font-weight="normal" fo:font-family="Calibri" style:font-family-asian="Calibri" style:font-family-complex="Calibri" fo:background-color="transparent" style:use-window-font-color="true" fo:font-style="italic"/>
    </style:style>
    <style:style style:name="T8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26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8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2" style:family="text">
      <style:text-properties fo:font-size="16.00pt" fo:font-weight="bold" fo:font-family="Calibri" style:font-family-asian="Calibri" style:font-family-complex="Calibri" fo:background-color="transparent" style:use-window-font-color="true" fo:font-style="italic"/>
    </style:style>
    <style:style style:name="T83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34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835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836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837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838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839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840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841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84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5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8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859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860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861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862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863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864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86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7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8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8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5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896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897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898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899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900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901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90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1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6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92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928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929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930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931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932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93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4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4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5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9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3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9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8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96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4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97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9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980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98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82" style:family="text">
      <style:text-properties fo:font-size="13.50pt" fo:font-weight="bold" fo:font-family="'Times New Roman'" style:font-family-asian="'Times New Roman'" style:font-family-complex="'Times New Roman'" fo:background-color="transparent" style:use-window-font-color="true"/>
    </style:style>
    <style:style style:name="T98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8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 fo:font-style="italic"/>
    </style:style>
    <style:style style:name="T9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8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 fo:font-style="italic"/>
    </style:style>
    <style:style style:name="T9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1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9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9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9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8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99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0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1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0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7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0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3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0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9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0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5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0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9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0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3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0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7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0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1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0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5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0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9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0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3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0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7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0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82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0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113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11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115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116" style:family="text">
      <style:text-properties fo:font-size="80.00pt" fo:font-weight="bold" fo:font-family="Calibri" style:font-family-asian="Calibri" style:font-family-complex="Calibri" fo:background-color="transparent" style:use-window-font-color="true"/>
    </style:style>
    <style:style style:name="T111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1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119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12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121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122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1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125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12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127" style:family="text">
      <style:text-properties fo:font-size="16.00pt" fo:font-weight="normal" fo:font-family="'Calibri Light'" style:font-family-asian="'Calibri Light'" style:font-family-complex="'Calibri Light'" fo:background-color="transparent" fo:color="#2e74b5"/>
    </style:style>
    <style:style style:name="T11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7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5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5.00pt" fo:margin-bottom="5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top="5.00pt" fo:margin-bottom="5.00pt"/>
    </style:style>
    <style:style style:name="P3" style:family="paragraph">
      <style:paragraph-properties fo:line-height="100.00%" fo:text-align="left" fo:margin-top="5.00pt" fo:margin-bottom="5.00pt"/>
    </style:style>
    <style:style style:name="P4" style:family="paragraph">
      <style:paragraph-properties fo:line-height="100.00%" fo:text-align="left" fo:margin-top="2.00pt"/>
    </style:style>
    <style:style style:name="P5" style:family="paragraph">
      <style:paragraph-properties fo:line-height="100.00%" fo:text-align="left" fo:margin-top="5.00pt" fo:margin-bottom="5.00pt"/>
    </style:style>
    <style:style style:name="P6" style:family="paragraph">
      <style:paragraph-properties fo:line-height="100.00%" fo:text-align="left" fo:margin-bottom="8.00pt"/>
    </style:style>
    <style:style style:name="P7" style:family="paragraph">
      <style:paragraph-properties fo:line-height="100.00%" fo:text-align="left" fo:margin-top="2.00pt"/>
    </style:style>
    <style:style style:name="P8" style:family="paragraph">
      <style:paragraph-properties fo:line-height="100.00%" fo:text-align="left" fo:margin-top="5.00pt" fo:margin-bottom="5.00p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10" style:family="paragraph">
      <style:paragraph-properties fo:line-height="100.00%" fo:text-align="left" fo:margin-left="36.00pt" fo:text-indent="0.00pt" fo:margin-top="5.00pt" fo:margin-bottom="5.00pt">
        <style:tab-stops>
          <style:tab-stop style:position="0.00pt"/>
        </style:tab-stops>
      </style:paragraph-properties>
    </style:style>
    <style:style style:name="P11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12" style:family="paragraph">
      <style:paragraph-properties fo:line-height="100.00%" fo:text-align="left" fo:margin-left="36.00pt" fo:text-indent="0.00pt" fo:margin-top="5.00pt" fo:margin-bottom="5.00pt">
        <style:tab-stops>
          <style:tab-stop style:position="0.00pt"/>
        </style:tab-stops>
      </style:paragraph-properties>
    </style:style>
    <style:style style:name="P13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14" style:family="paragraph">
      <style:paragraph-properties fo:line-height="100.00%" fo:text-align="left" fo:margin-left="36.00pt" fo:text-indent="0.00pt" fo:margin-top="5.00pt" fo:margin-bottom="5.00pt">
        <style:tab-stops>
          <style:tab-stop style:position="0.00pt"/>
        </style:tab-stops>
      </style:paragraph-properties>
    </style:style>
    <style:style style:name="P15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16" style:family="paragraph">
      <style:paragraph-properties fo:line-height="100.00%" fo:text-align="left" fo:margin-left="36.00pt" fo:text-indent="0.00pt" fo:margin-top="5.00pt" fo:margin-bottom="5.00pt">
        <style:tab-stops>
          <style:tab-stop style:position="0.00pt"/>
        </style:tab-stops>
      </style:paragraph-properties>
    </style:style>
    <style:style style:name="P17" style:family="paragraph">
      <style:paragraph-properties fo:line-height="100.00%" fo:text-align="left" fo:margin-top="5.00pt" fo:margin-bottom="5.00pt"/>
    </style:style>
    <style:style style:name="P18" style:family="paragraph">
      <style:paragraph-properties fo:line-height="100.00%" fo:text-align="left" fo:margin-top="5.00pt" fo:margin-bottom="5.00pt"/>
    </style:style>
    <text:list-style style:name="L1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20" style:family="paragraph">
      <style:paragraph-properties fo:line-height="100.00%" fo:text-align="left" fo:margin-bottom="8.00pt"/>
    </style:style>
    <style:style style:name="P21" style:family="paragraph">
      <style:paragraph-properties fo:line-height="100.00%" fo:text-align="left" fo:margin-top="2.00pt"/>
    </style:style>
    <style:style style:name="P22" style:family="paragraph">
      <style:paragraph-properties fo:line-height="100.00%" fo:text-align="left" fo:margin-bottom="8.00pt"/>
    </style:style>
    <style:style style:name="P23" style:family="paragraph">
      <style:paragraph-properties fo:line-height="100.00%" fo:text-align="left" fo:margin-top="5.00pt" fo:margin-bottom="5.00pt"/>
    </style:style>
    <style:style style:name="P24" style:family="paragraph">
      <style:paragraph-properties fo:line-height="100.00%" fo:text-align="left" fo:margin-top="2.00pt"/>
    </style:style>
    <text:list-style style:name="L2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26" style:family="paragraph">
      <style:paragraph-properties fo:line-height="100.00%" fo:text-align="left" fo:margin-bottom="8.00pt"/>
    </style:style>
    <style:style style:name="P27" style:family="paragraph">
      <style:paragraph-properties fo:line-height="100.00%" fo:text-align="left" fo:margin-top="5.00pt" fo:margin-bottom="5.00pt"/>
    </style:style>
    <style:style style:name="P28" style:family="paragraph">
      <style:paragraph-properties fo:line-height="100.00%" fo:text-align="left" fo:margin-top="2.00pt"/>
    </style:style>
    <text:list-style style:name="L2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30" style:family="paragraph">
      <style:paragraph-properties fo:line-height="100.00%" fo:text-align="left" fo:margin-bottom="8.00pt"/>
    </style:style>
    <style:style style:name="P31" style:family="paragraph">
      <style:paragraph-properties fo:line-height="100.00%" fo:text-align="left" fo:margin-top="5.00pt" fo:margin-bottom="5.00pt"/>
    </style:style>
    <style:style style:name="P32" style:family="paragraph">
      <style:paragraph-properties fo:line-height="100.00%" fo:text-align="left" fo:margin-top="2.00pt"/>
    </style:style>
    <text:list-style style:name="L3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3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34" style:family="paragraph">
      <style:paragraph-properties fo:line-height="100.00%" fo:text-align="left" fo:margin-left="36.00pt" fo:text-indent="0.00pt" fo:margin-top="5.00pt" fo:margin-bottom="5.00pt">
        <style:tab-stops>
          <style:tab-stop style:position="0.00pt"/>
        </style:tab-stops>
      </style:paragraph-properties>
    </style:style>
    <style:style style:name="P35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36" style:family="paragraph">
      <style:paragraph-properties fo:line-height="100.00%" fo:text-align="left" fo:margin-left="36.00pt" fo:text-indent="0.00pt" fo:margin-top="5.00pt" fo:margin-bottom="5.00pt">
        <style:tab-stops>
          <style:tab-stop style:position="0.00pt"/>
        </style:tab-stops>
      </style:paragraph-properties>
    </style:style>
    <style:style style:name="P37" style:family="paragraph">
      <style:paragraph-properties fo:line-height="100.00%" fo:text-align="left" fo:margin-top="2.00pt"/>
    </style:style>
    <text:list-style style:name="L3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8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39" style:family="paragraph">
      <style:paragraph-properties fo:line-height="100.00%" fo:text-align="left" fo:margin-left="36.00pt" fo:text-indent="0.00pt">
        <style:tab-stops>
          <style:tab-stop style:position="9.80pt"/>
          <style:tab-stop style:position="55.60pt"/>
          <style:tab-stop style:position="101.40pt"/>
          <style:tab-stop style:position="147.20pt"/>
          <style:tab-stop style:position="193.00pt"/>
          <style:tab-stop style:position="238.80pt"/>
          <style:tab-stop style:position="284.60pt"/>
          <style:tab-stop style:position="330.40pt"/>
          <style:tab-stop style:position="376.20pt"/>
          <style:tab-stop style:position="422.00pt"/>
          <style:tab-stop style:position="467.80pt"/>
          <style:tab-stop style:position="513.60pt"/>
          <style:tab-stop style:position="559.40pt"/>
          <style:tab-stop style:position="605.20pt"/>
          <style:tab-stop style:position="651.00pt"/>
          <style:tab-stop style:position="696.80pt"/>
        </style:tab-stops>
      </style:paragraph-properties>
    </style:style>
    <style:style style:name="P40" style:family="paragraph">
      <style:paragraph-properties fo:line-height="100.00%" fo:text-align="left" fo:margin-left="36.00pt" fo:text-indent="0.00pt" fo:margin-top="5.00pt" fo:margin-bottom="5.00pt"/>
    </style:style>
    <style:style style:name="P41" style:family="paragraph">
      <style:paragraph-properties fo:line-height="100.00%" fo:text-align="left" fo:margin-top="2.00pt"/>
    </style:style>
    <text:list-style style:name="L4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2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43" style:family="paragraph">
      <style:paragraph-properties fo:line-height="100.00%" fo:text-align="left" fo:margin-top="2.00pt"/>
    </style:style>
    <text:list-style style:name="L4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4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45" style:family="paragraph">
      <style:paragraph-properties fo:line-height="100.00%" fo:text-align="left" fo:margin-top="2.00pt"/>
    </style:style>
    <text:list-style style:name="L4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6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47" style:family="paragraph">
      <style:paragraph-properties fo:line-height="100.00%" fo:text-align="left" fo:margin-left="36.00pt" fo:text-indent="0.00pt">
        <style:tab-stops>
          <style:tab-stop style:position="9.80pt"/>
          <style:tab-stop style:position="55.60pt"/>
          <style:tab-stop style:position="101.40pt"/>
          <style:tab-stop style:position="147.20pt"/>
          <style:tab-stop style:position="193.00pt"/>
          <style:tab-stop style:position="238.80pt"/>
          <style:tab-stop style:position="284.60pt"/>
          <style:tab-stop style:position="330.40pt"/>
          <style:tab-stop style:position="376.20pt"/>
          <style:tab-stop style:position="422.00pt"/>
          <style:tab-stop style:position="467.80pt"/>
          <style:tab-stop style:position="513.60pt"/>
          <style:tab-stop style:position="559.40pt"/>
          <style:tab-stop style:position="605.20pt"/>
          <style:tab-stop style:position="651.00pt"/>
          <style:tab-stop style:position="696.80pt"/>
        </style:tab-stops>
      </style:paragraph-properties>
    </style:style>
    <style:style style:name="P48" style:family="paragraph">
      <style:paragraph-properties fo:line-height="100.00%" fo:text-align="left" fo:margin-bottom="8.00pt"/>
    </style:style>
    <style:style style:name="P49" style:family="paragraph">
      <style:paragraph-properties fo:line-height="100.00%" fo:text-align="left" fo:margin-top="2.00pt"/>
    </style:style>
    <style:style style:name="P50" style:family="paragraph">
      <style:paragraph-properties fo:line-height="100.00%" fo:text-align="left" fo:margin-left="0.35pt" fo:text-indent="-0.35pt">
        <style:tab-stops>
          <style:tab-stop style:position="192.65pt" style:type="center"/>
          <style:tab-stop style:position="-0.35pt"/>
          <style:tab-stop style:position="421121.30pt" style:type="right"/>
          <style:tab-stop style:position="12.45pt"/>
        </style:tab-stops>
      </style:paragraph-properties>
    </style:style>
    <style:style style:name="P51" style:family="paragraph">
      <style:paragraph-properties fo:line-height="100.00%" fo:text-align="center" fo:margin-bottom="8.00pt"/>
    </style:style>
    <style:style style:name="P52" style:family="paragraph">
      <style:paragraph-properties fo:line-height="100.00%" fo:text-align="left" fo:margin-left="0.35pt" fo:text-indent="-0.35pt">
        <style:tab-stops>
          <style:tab-stop style:position="192.65pt" style:type="center"/>
          <style:tab-stop style:position="-0.35pt"/>
          <style:tab-stop style:position="421121.30pt" style:type="right"/>
          <style:tab-stop style:position="12.45pt"/>
        </style:tab-stops>
      </style:paragraph-properties>
    </style:style>
    <style:style style:name="P53" style:family="paragraph">
      <style:paragraph-properties fo:line-height="100.00%" fo:text-align="left" fo:margin-left="0.35pt" fo:text-indent="-0.35pt">
        <style:tab-stops>
          <style:tab-stop style:position="192.65pt" style:type="center"/>
          <style:tab-stop style:position="-0.35pt"/>
          <style:tab-stop style:position="421121.30pt" style:type="right"/>
          <style:tab-stop style:position="12.45pt"/>
        </style:tab-stops>
      </style:paragraph-properties>
    </style:style>
    <style:style style:name="P54" style:family="paragraph">
      <style:paragraph-properties fo:line-height="100.00%" fo:text-align="left" fo:margin-bottom="8.00pt"/>
    </style:style>
    <style:style style:name="P55" style:family="paragraph">
      <style:paragraph-properties fo:line-height="100.00%" fo:text-align="left" fo:margin-left="0.35pt" fo:text-indent="-0.35pt">
        <style:tab-stops>
          <style:tab-stop style:position="192.65pt" style:type="center"/>
          <style:tab-stop style:position="-0.35pt"/>
          <style:tab-stop style:position="421121.30pt" style:type="right"/>
          <style:tab-stop style:position="12.45pt"/>
        </style:tab-stops>
      </style:paragraph-properties>
    </style:style>
    <style:style style:name="P56" style:family="paragraph">
      <style:paragraph-properties fo:line-height="100.00%" fo:text-align="left" fo:margin-bottom="8.00pt"/>
    </style:style>
    <style:style style:name="P57" style:family="paragraph">
      <style:paragraph-properties fo:line-height="100.00%" fo:text-align="left" fo:margin-left="0.35pt" fo:text-indent="-0.35pt">
        <style:tab-stops>
          <style:tab-stop style:position="192.65pt" style:type="center"/>
          <style:tab-stop style:position="-0.35pt"/>
          <style:tab-stop style:position="421121.30pt" style:type="right"/>
          <style:tab-stop style:position="12.45pt"/>
        </style:tab-stops>
      </style:paragraph-properties>
    </style:style>
    <style:style style:name="P58" style:family="paragraph">
      <style:paragraph-properties fo:line-height="100.00%" fo:text-align="left" fo:margin-bottom="8.00pt"/>
    </style:style>
    <style:style style:name="P59" style:family="paragraph">
      <style:paragraph-properties fo:line-height="100.00%" fo:text-align="left" fo:margin-left="0.35pt" fo:text-indent="-0.35pt">
        <style:tab-stops>
          <style:tab-stop style:position="192.65pt" style:type="center"/>
          <style:tab-stop style:position="-0.35pt"/>
          <style:tab-stop style:position="421121.30pt" style:type="right"/>
          <style:tab-stop style:position="12.45pt"/>
        </style:tab-stops>
      </style:paragraph-properties>
    </style:style>
    <style:style style:name="P60" style:family="paragraph">
      <style:paragraph-properties fo:line-height="100.00%" fo:text-align="left" fo:margin-bottom="8.00pt"/>
    </style:style>
    <style:style style:name="P61" style:family="paragraph">
      <style:paragraph-properties fo:line-height="100.00%" fo:text-align="left" fo:margin-top="5.00pt" fo:margin-bottom="5.00pt"/>
    </style:style>
    <style:style style:name="P62" style:family="paragraph">
      <style:paragraph-properties fo:line-height="100.00%" fo:text-align="left" fo:margin-bottom="8.00pt"/>
    </style:style>
    <style:style style:name="P63" style:family="paragraph">
      <style:paragraph-properties fo:line-height="100.00%" fo:text-align="left" fo:margin-left="0.35pt" fo:text-indent="-0.35pt">
        <style:tab-stops>
          <style:tab-stop style:position="192.65pt" style:type="center"/>
          <style:tab-stop style:position="-0.35pt"/>
          <style:tab-stop style:position="421121.30pt" style:type="right"/>
          <style:tab-stop style:position="12.45pt"/>
        </style:tab-stops>
      </style:paragraph-properties>
    </style:style>
    <style:style style:name="P64" style:family="paragraph">
      <style:paragraph-properties fo:line-height="100.00%" fo:text-align="left" fo:margin-bottom="8.00pt"/>
    </style:style>
    <style:style style:name="P65" style:family="paragraph">
      <style:paragraph-properties fo:line-height="100.00%" fo:text-align="left" fo:margin-left="0.35pt" fo:text-indent="-0.35pt">
        <style:tab-stops>
          <style:tab-stop style:position="192.65pt" style:type="center"/>
          <style:tab-stop style:position="-0.35pt"/>
          <style:tab-stop style:position="421121.30pt" style:type="right"/>
          <style:tab-stop style:position="12.45pt"/>
        </style:tab-stops>
      </style:paragraph-properties>
    </style:style>
    <style:style style:name="P66" style:family="paragraph">
      <style:paragraph-properties fo:line-height="100.00%" fo:text-align="left" fo:margin-top="5.00pt" fo:margin-bottom="5.00pt"/>
    </style:style>
    <style:style style:name="P67" style:family="paragraph">
      <style:paragraph-properties fo:line-height="100.00%" fo:text-align="left" fo:margin-top="2.00pt"/>
    </style:style>
    <style:style style:name="P68" style:family="paragraph">
      <style:paragraph-properties fo:line-height="100.00%" fo:text-align="left" fo:margin-top="5.00pt" fo:margin-bottom="5.00pt"/>
    </style:style>
    <style:style style:name="P69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70" style:family="paragraph">
      <style:paragraph-properties fo:line-height="100.00%" fo:text-align="left" fo:margin-top="5.00pt" fo:margin-bottom="5.00pt"/>
    </style:style>
    <style:style style:name="P71" style:family="paragraph">
      <style:paragraph-properties fo:line-height="100.00%" fo:text-align="left" fo:margin-bottom="8.00pt"/>
    </style:style>
    <style:style style:name="P72" style:family="paragraph">
      <style:paragraph-properties fo:line-height="100.00%" fo:text-align="left" fo:margin-top="2.00pt"/>
    </style:style>
    <style:style style:name="P73" style:family="paragraph">
      <style:paragraph-properties fo:line-height="100.00%" fo:text-align="left" fo:margin-top="5.00pt" fo:margin-bottom="5.00pt"/>
    </style:style>
    <style:style style:name="P74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75" style:family="paragraph">
      <style:paragraph-properties fo:line-height="100.00%" fo:text-align="left" fo:margin-bottom="8.00pt"/>
    </style:style>
    <style:style style:name="P76" style:family="paragraph">
      <style:paragraph-properties fo:line-height="100.00%" fo:text-align="left" fo:margin-top="2.00pt"/>
    </style:style>
    <style:style style:name="P77" style:family="paragraph">
      <style:paragraph-properties fo:line-height="100.00%" fo:text-align="left" fo:margin-top="5.00pt" fo:margin-bottom="5.00pt"/>
    </style:style>
    <text:list-style style:name="L7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8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79" style:family="paragraph">
      <style:paragraph-properties fo:line-height="100.00%" fo:text-align="left" fo:margin-left="36.00pt" fo:text-indent="0.00pt">
        <style:tab-stops>
          <style:tab-stop style:position="9.80pt"/>
          <style:tab-stop style:position="55.60pt"/>
          <style:tab-stop style:position="101.40pt"/>
          <style:tab-stop style:position="147.20pt"/>
          <style:tab-stop style:position="193.00pt"/>
          <style:tab-stop style:position="238.80pt"/>
          <style:tab-stop style:position="284.60pt"/>
          <style:tab-stop style:position="330.40pt"/>
          <style:tab-stop style:position="376.20pt"/>
          <style:tab-stop style:position="422.00pt"/>
          <style:tab-stop style:position="467.80pt"/>
          <style:tab-stop style:position="513.60pt"/>
          <style:tab-stop style:position="559.40pt"/>
          <style:tab-stop style:position="605.20pt"/>
          <style:tab-stop style:position="651.00pt"/>
          <style:tab-stop style:position="696.80pt"/>
        </style:tab-stops>
      </style:paragraph-properties>
    </style:style>
    <text:list-style style:name="L8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0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81" style:family="paragraph">
      <style:paragraph-properties fo:line-height="100.00%" fo:text-align="left" fo:margin-left="36.00pt" fo:text-indent="0.00pt">
        <style:tab-stops>
          <style:tab-stop style:position="9.80pt"/>
          <style:tab-stop style:position="55.60pt"/>
          <style:tab-stop style:position="101.40pt"/>
          <style:tab-stop style:position="147.20pt"/>
          <style:tab-stop style:position="193.00pt"/>
          <style:tab-stop style:position="238.80pt"/>
          <style:tab-stop style:position="284.60pt"/>
          <style:tab-stop style:position="330.40pt"/>
          <style:tab-stop style:position="376.20pt"/>
          <style:tab-stop style:position="422.00pt"/>
          <style:tab-stop style:position="467.80pt"/>
          <style:tab-stop style:position="513.60pt"/>
          <style:tab-stop style:position="559.40pt"/>
          <style:tab-stop style:position="605.20pt"/>
          <style:tab-stop style:position="651.00pt"/>
          <style:tab-stop style:position="696.80pt"/>
        </style:tab-stops>
      </style:paragraph-properties>
    </style:style>
    <style:style style:name="P82" style:family="paragraph">
      <style:paragraph-properties fo:line-height="100.00%" fo:text-align="left" fo:margin-bottom="8.00pt"/>
    </style:style>
    <style:style style:name="P83" style:family="paragraph">
      <style:paragraph-properties fo:line-height="100.00%" fo:text-align="left" fo:margin-top="2.00pt"/>
    </style:style>
    <style:style style:name="P84" style:family="paragraph">
      <style:paragraph-properties fo:line-height="100.00%" fo:text-align="left" fo:margin-top="5.00pt" fo:margin-bottom="5.00pt"/>
    </style:style>
    <style:style style:name="P85" style:family="paragraph">
      <style:paragraph-properties fo:line-height="100.00%" fo:text-align="left" fo:margin-left="0.35pt" fo:text-indent="-0.35pt">
        <style:tab-stops>
          <style:tab-stop style:position="49.60pt" style:type="center"/>
          <style:tab-stop style:position="-0.35pt"/>
          <style:tab-stop style:position="421121.30pt" style:type="right"/>
        </style:tab-stops>
      </style:paragraph-properties>
    </style:style>
    <style:style style:name="P86" style:family="paragraph">
      <style:paragraph-properties fo:line-height="100.00%" fo:text-align="center" fo:margin-bottom="8.00pt"/>
    </style:style>
    <style:style style:name="P87" style:family="paragraph">
      <style:paragraph-properties fo:line-height="100.00%" fo:text-align="left" fo:margin-left="0.35pt" fo:text-indent="-0.35pt">
        <style:tab-stops>
          <style:tab-stop style:position="49.60pt" style:type="center"/>
          <style:tab-stop style:position="-0.35pt"/>
          <style:tab-stop style:position="421121.30pt" style:type="right"/>
        </style:tab-stops>
      </style:paragraph-properties>
    </style:style>
    <style:style style:name="P88" style:family="paragraph">
      <style:paragraph-properties fo:line-height="100.00%" fo:text-align="left" fo:margin-left="0.35pt" fo:text-indent="-0.35pt">
        <style:tab-stops>
          <style:tab-stop style:position="49.60pt" style:type="center"/>
          <style:tab-stop style:position="-0.35pt"/>
          <style:tab-stop style:position="421121.30pt" style:type="right"/>
        </style:tab-stops>
      </style:paragraph-properties>
    </style:style>
    <style:style style:name="P89" style:family="paragraph">
      <style:paragraph-properties fo:line-height="100.00%" fo:text-align="left" fo:margin-bottom="8.00pt"/>
    </style:style>
    <style:style style:name="P90" style:family="paragraph">
      <style:paragraph-properties fo:line-height="100.00%" fo:text-align="left" fo:margin-left="0.35pt" fo:text-indent="-0.35pt">
        <style:tab-stops>
          <style:tab-stop style:position="49.60pt" style:type="center"/>
          <style:tab-stop style:position="-0.35pt"/>
          <style:tab-stop style:position="421121.30pt" style:type="right"/>
        </style:tab-stops>
      </style:paragraph-properties>
    </style:style>
    <style:style style:name="P91" style:family="paragraph">
      <style:paragraph-properties fo:line-height="100.00%" fo:text-align="left" fo:margin-bottom="8.00pt"/>
    </style:style>
    <style:style style:name="P92" style:family="paragraph">
      <style:paragraph-properties fo:line-height="100.00%" fo:text-align="left" fo:margin-left="0.35pt" fo:text-indent="-0.35pt">
        <style:tab-stops>
          <style:tab-stop style:position="49.60pt" style:type="center"/>
          <style:tab-stop style:position="-0.35pt"/>
          <style:tab-stop style:position="421121.30pt" style:type="right"/>
        </style:tab-stops>
      </style:paragraph-properties>
    </style:style>
    <style:style style:name="P93" style:family="paragraph">
      <style:paragraph-properties fo:line-height="100.00%" fo:text-align="left" fo:margin-bottom="8.00pt"/>
    </style:style>
    <style:style style:name="P94" style:family="paragraph">
      <style:paragraph-properties fo:line-height="100.00%" fo:text-align="left" fo:margin-left="0.35pt" fo:text-indent="-0.35pt">
        <style:tab-stops>
          <style:tab-stop style:position="49.60pt" style:type="center"/>
          <style:tab-stop style:position="-0.35pt"/>
          <style:tab-stop style:position="421121.30pt" style:type="right"/>
        </style:tab-stops>
      </style:paragraph-properties>
    </style:style>
    <style:style style:name="P95" style:family="paragraph">
      <style:paragraph-properties fo:line-height="100.00%" fo:text-align="left" fo:margin-bottom="8.00pt"/>
    </style:style>
    <style:style style:name="P96" style:family="paragraph">
      <style:paragraph-properties fo:line-height="100.00%" fo:text-align="left" fo:margin-left="0.35pt" fo:text-indent="-0.35pt">
        <style:tab-stops>
          <style:tab-stop style:position="49.60pt" style:type="center"/>
          <style:tab-stop style:position="-0.35pt"/>
          <style:tab-stop style:position="421121.30pt" style:type="right"/>
        </style:tab-stops>
      </style:paragraph-properties>
    </style:style>
    <style:style style:name="P97" style:family="paragraph">
      <style:paragraph-properties fo:line-height="100.00%" fo:text-align="left" fo:margin-bottom="8.00pt"/>
    </style:style>
    <style:style style:name="P98" style:family="paragraph">
      <style:paragraph-properties fo:line-height="100.00%" fo:text-align="left" fo:margin-top="2.00pt"/>
    </style:style>
    <style:style style:name="P99" style:family="paragraph">
      <style:paragraph-properties fo:line-height="100.00%" fo:text-align="left" fo:margin-top="5.00pt" fo:margin-bottom="5.00pt"/>
    </style:style>
    <style:style style:name="P100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01" style:family="paragraph">
      <style:paragraph-properties fo:line-height="100.00%" fo:text-align="left" fo:margin-top="5.00pt" fo:margin-bottom="5.00pt"/>
    </style:style>
    <style:style style:name="P102" style:family="paragraph">
      <style:paragraph-properties fo:line-height="100.00%" fo:text-align="left" fo:margin-bottom="8.00pt"/>
    </style:style>
    <style:style style:name="P103" style:family="paragraph">
      <style:paragraph-properties fo:line-height="100.00%" fo:text-align="left" fo:margin-top="2.00pt"/>
    </style:style>
    <style:style style:name="P104" style:family="paragraph">
      <style:paragraph-properties fo:line-height="100.00%" fo:text-align="left" fo:margin-top="5.00pt" fo:margin-bottom="5.00pt"/>
    </style:style>
    <style:style style:name="P105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06" style:family="paragraph">
      <style:paragraph-properties fo:line-height="100.00%" fo:text-align="center" fo:margin-bottom="8.00pt"/>
    </style:style>
    <style:style style:name="P107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08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09" style:family="paragraph">
      <style:paragraph-properties fo:line-height="100.00%" fo:text-align="left" fo:margin-bottom="8.00pt"/>
    </style:style>
    <style:style style:name="P110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11" style:family="paragraph">
      <style:paragraph-properties fo:line-height="100.00%" fo:text-align="left" fo:margin-bottom="8.00pt"/>
    </style:style>
    <style:style style:name="P112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13" style:family="paragraph">
      <style:paragraph-properties fo:line-height="100.00%" fo:text-align="left" fo:margin-bottom="8.00pt"/>
    </style:style>
    <style:style style:name="P114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15" style:family="paragraph">
      <style:paragraph-properties fo:line-height="100.00%" fo:text-align="left" fo:margin-bottom="8.00pt"/>
    </style:style>
    <style:style style:name="P116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17" style:family="paragraph">
      <style:paragraph-properties fo:line-height="100.00%" fo:text-align="left" fo:margin-bottom="8.00pt"/>
    </style:style>
    <style:style style:name="P118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19" style:family="paragraph">
      <style:paragraph-properties fo:line-height="100.00%" fo:text-align="left" fo:margin-top="5.00pt" fo:margin-bottom="5.00pt"/>
    </style:style>
    <style:style style:name="P120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21" style:family="paragraph">
      <style:paragraph-properties fo:line-height="100.00%" fo:text-align="left" fo:margin-bottom="8.00pt"/>
    </style:style>
    <style:style style:name="P122" style:family="paragraph">
      <style:paragraph-properties fo:line-height="100.00%" fo:text-align="left" fo:margin-top="2.00pt"/>
    </style:style>
    <style:style style:name="P123" style:family="paragraph">
      <style:paragraph-properties fo:line-height="100.00%" fo:text-align="left" fo:margin-top="5.00pt" fo:margin-bottom="5.00pt"/>
    </style:style>
    <style:style style:name="P124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25" style:family="paragraph">
      <style:paragraph-properties fo:line-height="100.00%" fo:text-align="center" fo:margin-bottom="8.00pt"/>
    </style:style>
    <style:style style:name="P126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27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28" style:family="paragraph">
      <style:paragraph-properties fo:line-height="100.00%" fo:text-align="left" fo:margin-bottom="8.00pt"/>
    </style:style>
    <style:style style:name="P129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30" style:family="paragraph">
      <style:paragraph-properties fo:line-height="100.00%" fo:text-align="left" fo:margin-bottom="8.00pt"/>
    </style:style>
    <style:style style:name="P131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32" style:family="paragraph">
      <style:paragraph-properties fo:line-height="100.00%" fo:text-align="left" fo:margin-bottom="8.00pt"/>
    </style:style>
    <style:style style:name="P133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34" style:family="paragraph">
      <style:paragraph-properties fo:line-height="100.00%" fo:text-align="left" fo:margin-bottom="8.00pt"/>
    </style:style>
    <style:style style:name="P135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36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37" style:family="paragraph">
      <style:paragraph-properties fo:line-height="100.00%" fo:text-align="left" fo:margin-bottom="8.00pt"/>
    </style:style>
    <style:style style:name="P138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39" style:family="paragraph">
      <style:paragraph-properties fo:line-height="100.00%" fo:text-align="left" fo:margin-bottom="8.00pt"/>
    </style:style>
    <style:style style:name="P140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41" style:family="paragraph">
      <style:paragraph-properties fo:line-height="100.00%" fo:text-align="left" fo:margin-top="5.00pt" fo:margin-bottom="5.00pt"/>
    </style:style>
    <style:style style:name="P142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43" style:family="paragraph">
      <style:paragraph-properties fo:line-height="100.00%" fo:text-align="left" fo:margin-bottom="8.00pt"/>
    </style:style>
    <style:style style:name="P144" style:family="paragraph">
      <style:paragraph-properties fo:line-height="100.00%" fo:text-align="left" fo:margin-top="2.00pt"/>
    </style:style>
    <style:style style:name="P145" style:family="paragraph">
      <style:paragraph-properties fo:line-height="100.00%" fo:text-align="left" fo:margin-top="5.00pt" fo:margin-bottom="5.00pt"/>
    </style:style>
    <style:style style:name="P146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47" style:family="paragraph">
      <style:paragraph-properties fo:line-height="100.00%" fo:text-align="center" fo:margin-bottom="8.00pt"/>
    </style:style>
    <style:style style:name="P148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49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50" style:family="paragraph">
      <style:paragraph-properties fo:line-height="100.00%" fo:text-align="left" fo:margin-bottom="8.00pt"/>
    </style:style>
    <style:style style:name="P151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52" style:family="paragraph">
      <style:paragraph-properties fo:line-height="100.00%" fo:text-align="left" fo:margin-bottom="8.00pt"/>
    </style:style>
    <style:style style:name="P153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54" style:family="paragraph">
      <style:paragraph-properties fo:line-height="100.00%" fo:text-align="left" fo:margin-bottom="8.00pt"/>
    </style:style>
    <style:style style:name="P155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56" style:family="paragraph">
      <style:paragraph-properties fo:line-height="100.00%" fo:text-align="left" fo:margin-bottom="8.00pt"/>
    </style:style>
    <style:style style:name="P157" style:family="paragraph">
      <style:paragraph-properties fo:line-height="100.00%" fo:text-align="left" fo:margin-top="2.00pt"/>
    </style:style>
    <style:style style:name="P158" style:family="paragraph">
      <style:paragraph-properties fo:line-height="100.00%" fo:text-align="left" fo:margin-top="5.00pt" fo:margin-bottom="5.00pt"/>
    </style:style>
    <style:style style:name="P159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60" style:family="paragraph">
      <style:paragraph-properties fo:line-height="100.00%" fo:text-align="center" fo:margin-bottom="8.00pt"/>
    </style:style>
    <style:style style:name="P161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62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63" style:family="paragraph">
      <style:paragraph-properties fo:line-height="100.00%" fo:text-align="left" fo:margin-bottom="8.00pt"/>
    </style:style>
    <style:style style:name="P164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65" style:family="paragraph">
      <style:paragraph-properties fo:line-height="100.00%" fo:text-align="left" fo:margin-bottom="8.00pt"/>
    </style:style>
    <style:style style:name="P166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67" style:family="paragraph">
      <style:paragraph-properties fo:line-height="100.00%" fo:text-align="left" fo:margin-bottom="8.00pt"/>
    </style:style>
    <style:style style:name="P168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69" style:family="paragraph">
      <style:paragraph-properties fo:line-height="100.00%" fo:text-align="left" fo:margin-bottom="8.00pt"/>
    </style:style>
    <style:style style:name="P170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71" style:family="paragraph">
      <style:paragraph-properties fo:line-height="100.00%" fo:text-align="left" fo:margin-bottom="8.00pt"/>
    </style:style>
    <style:style style:name="P172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73" style:family="paragraph">
      <style:paragraph-properties fo:line-height="100.00%" fo:text-align="left" fo:margin-bottom="8.00pt"/>
    </style:style>
    <style:style style:name="P174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75" style:family="paragraph">
      <style:paragraph-properties fo:line-height="100.00%" fo:text-align="left" fo:margin-bottom="8.00pt"/>
    </style:style>
    <style:style style:name="P176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77" style:family="paragraph">
      <style:paragraph-properties fo:line-height="100.00%" fo:text-align="left" fo:margin-bottom="8.00pt"/>
    </style:style>
    <style:style style:name="P178" style:family="paragraph">
      <style:paragraph-properties fo:line-height="100.00%" fo:text-align="left" fo:margin-top="2.00pt"/>
    </style:style>
    <style:style style:name="P179" style:family="paragraph">
      <style:paragraph-properties fo:line-height="100.00%" fo:text-align="left" fo:margin-top="5.00pt" fo:margin-bottom="5.00pt"/>
    </style:style>
    <style:style style:name="P180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81" style:family="paragraph">
      <style:paragraph-properties fo:line-height="100.00%" fo:text-align="center" fo:margin-bottom="8.00pt"/>
    </style:style>
    <style:style style:name="P182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83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84" style:family="paragraph">
      <style:paragraph-properties fo:line-height="100.00%" fo:text-align="left" fo:margin-bottom="8.00pt"/>
    </style:style>
    <style:style style:name="P185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style:style style:name="P186" style:family="paragraph">
      <style:paragraph-properties fo:line-height="100.00%" fo:text-align="left" fo:margin-bottom="8.00pt"/>
    </style:style>
    <style:style style:name="P187" style:family="paragraph">
      <style:paragraph-properties fo:line-height="100.00%" fo:text-align="left" fo:margin-left="0.35pt" fo:text-indent="-0.35pt">
        <style:tab-stops>
          <style:tab-stop style:position="45.30pt" style:type="center"/>
          <style:tab-stop style:position="-0.35pt"/>
          <style:tab-stop style:position="421121.30pt" style:type="right"/>
        </style:tab-stops>
      </style:paragraph-properties>
    </style:style>
    <text:list-style style:name="L18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88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189" style:family="paragraph">
      <style:paragraph-properties fo:line-height="100.00%" fo:text-align="left" fo:margin-bottom="8.00pt"/>
    </style:style>
    <style:style style:name="P190" style:family="paragraph">
      <style:paragraph-properties fo:line-height="100.00%" fo:text-align="left" fo:margin-top="2.00pt"/>
    </style:style>
    <style:style style:name="P191" style:family="paragraph">
      <style:paragraph-properties fo:line-height="100.00%" fo:text-align="left" fo:margin-top="5.00pt" fo:margin-bottom="5.00pt"/>
    </style:style>
    <style:style style:name="P192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93" style:family="paragraph">
      <style:paragraph-properties fo:line-height="100.00%" fo:text-align="left" fo:margin-top="5.00pt" fo:margin-bottom="5.00pt"/>
    </style:style>
    <style:style style:name="P194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95" style:family="paragraph">
      <style:paragraph-properties fo:line-height="100.00%" fo:text-align="left" fo:margin-bottom="8.00pt"/>
    </style:style>
    <text:list-style style:name="L19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96" style:family="paragraph">
      <style:paragraph-properties fo:line-height="100.00%" fo:text-align="left" fo:margin-bottom="8.00pt">
        <style:tab-stops>
          <style:tab-stop style:position="0.00pt"/>
        </style:tab-stops>
      </style:paragraph-properties>
    </style:style>
    <style:style style:name="P197" style:family="paragraph">
      <style:paragraph-properties fo:line-height="100.00%" fo:text-align="left" fo:margin-left="18.00pt" fo:text-indent="0.00pt" fo:margin-bottom="8.00pt"/>
    </style:style>
    <style:style style:name="P198" style:family="paragraph">
      <style:paragraph-properties fo:line-height="100.00%" fo:text-align="left" fo:margin-top="2.00pt"/>
    </style:style>
    <style:style style:name="P199" style:family="paragraph">
      <style:paragraph-properties fo:line-height="100.00%" fo:text-align="left" fo:margin-top="5.00pt" fo:margin-bottom="5.00pt"/>
    </style:style>
    <style:style style:name="P200" style:family="paragraph">
      <style:paragraph-properties fo:line-height="100.00%" fo:text-align="left" fo:margin-left="18.00pt" fo:text-indent="0.00pt" fo:margin-bottom="8.00pt"/>
    </style:style>
    <style:style style:name="P201" style:family="paragraph">
      <style:paragraph-properties fo:line-height="100.00%" fo:text-align="left" fo:margin-top="2.00pt"/>
    </style:style>
    <style:style style:name="P202" style:family="paragraph">
      <style:paragraph-properties fo:line-height="100.00%" fo:text-align="left" fo:margin-top="5.00pt" fo:margin-bottom="5.00pt"/>
    </style:style>
    <style:style style:name="P203" style:family="paragraph">
      <style:paragraph-properties fo:line-height="100.00%" fo:text-align="left" fo:margin-left="18.00pt" fo:text-indent="0.00pt" fo:margin-bottom="8.00pt"/>
    </style:style>
    <style:style style:name="P204" style:family="paragraph">
      <style:paragraph-properties fo:line-height="100.00%" fo:text-align="left" fo:margin-top="2.00pt"/>
    </style:style>
    <style:style style:name="P205" style:family="paragraph">
      <style:paragraph-properties fo:line-height="100.00%" fo:text-align="left" fo:margin-top="5.00pt" fo:margin-bottom="5.00pt"/>
    </style:style>
    <style:style style:name="P206" style:family="paragraph">
      <style:paragraph-properties fo:line-height="100.00%" fo:text-align="left" fo:margin-left="18.00pt" fo:text-indent="0.00pt" fo:margin-bottom="8.00pt"/>
    </style:style>
    <style:style style:name="P207" style:family="paragraph">
      <style:paragraph-properties fo:line-height="100.00%" fo:text-align="left" fo:margin-top="2.00pt"/>
    </style:style>
    <style:style style:name="P208" style:family="paragraph">
      <style:paragraph-properties fo:line-height="100.00%" fo:text-align="left" fo:margin-top="5.00pt" fo:margin-bottom="5.00pt"/>
    </style:style>
    <style:style style:name="P209" style:family="paragraph">
      <style:paragraph-properties fo:line-height="100.00%" fo:text-align="left" fo:margin-left="18.00pt" fo:text-indent="0.00pt" fo:margin-bottom="8.00pt"/>
    </style:style>
    <style:style style:name="P210" style:family="paragraph">
      <style:paragraph-properties fo:line-height="100.00%" fo:text-align="left" fo:margin-left="0.35pt" fo:text-indent="-0.35pt">
        <style:tab-stops>
          <style:tab-stop style:position="84.40pt" style:type="center"/>
          <style:tab-stop style:position="-0.35pt"/>
        </style:tab-stops>
      </style:paragraph-properties>
    </style:style>
    <style:style style:name="P211" style:family="paragraph">
      <style:paragraph-properties fo:line-height="100.00%" fo:text-align="center"/>
    </style:style>
    <style:style style:name="P212" style:family="paragraph">
      <style:paragraph-properties fo:line-height="100.00%" fo:text-align="left" fo:margin-left="0.35pt" fo:text-indent="-0.35pt">
        <style:tab-stops>
          <style:tab-stop style:position="84.40pt" style:type="center"/>
          <style:tab-stop style:position="-0.35pt"/>
        </style:tab-stops>
      </style:paragraph-properties>
    </style:style>
    <style:style style:name="P213" style:family="paragraph">
      <style:paragraph-properties fo:line-height="100.00%" fo:text-align="left" fo:margin-left="0.35pt" fo:text-indent="-0.35pt">
        <style:tab-stops>
          <style:tab-stop style:position="84.40pt" style:type="center"/>
          <style:tab-stop style:position="-0.35pt"/>
        </style:tab-stops>
      </style:paragraph-properties>
    </style:style>
    <style:style style:name="P214" style:family="paragraph">
      <style:paragraph-properties fo:line-height="100.00%" fo:text-align="left"/>
    </style:style>
    <style:style style:name="P215" style:family="paragraph">
      <style:paragraph-properties fo:line-height="100.00%" fo:text-align="left" fo:margin-left="0.35pt" fo:text-indent="-0.35pt">
        <style:tab-stops>
          <style:tab-stop style:position="84.40pt" style:type="center"/>
          <style:tab-stop style:position="-0.35pt"/>
        </style:tab-stops>
      </style:paragraph-properties>
    </style:style>
    <style:style style:name="P216" style:family="paragraph">
      <style:paragraph-properties fo:line-height="100.00%" fo:text-align="left"/>
    </style:style>
    <style:style style:name="P217" style:family="paragraph">
      <style:paragraph-properties fo:line-height="100.00%" fo:text-align="left" fo:margin-left="0.35pt" fo:text-indent="-0.35pt">
        <style:tab-stops>
          <style:tab-stop style:position="84.40pt" style:type="center"/>
          <style:tab-stop style:position="-0.35pt"/>
        </style:tab-stops>
      </style:paragraph-properties>
    </style:style>
    <style:style style:name="P218" style:family="paragraph">
      <style:paragraph-properties fo:line-height="100.00%" fo:text-align="left"/>
    </style:style>
    <style:style style:name="P219" style:family="paragraph">
      <style:paragraph-properties fo:line-height="100.00%" fo:text-align="left" fo:margin-left="0.35pt" fo:text-indent="-0.35pt">
        <style:tab-stops>
          <style:tab-stop style:position="84.40pt" style:type="center"/>
          <style:tab-stop style:position="-0.35pt"/>
        </style:tab-stops>
      </style:paragraph-properties>
    </style:style>
    <style:style style:name="P220" style:family="paragraph">
      <style:paragraph-properties fo:line-height="100.00%" fo:text-align="left"/>
    </style:style>
    <style:style style:name="P221" style:family="paragraph">
      <style:paragraph-properties fo:line-height="100.00%" fo:text-align="left" fo:margin-left="0.35pt" fo:text-indent="-0.35pt">
        <style:tab-stops>
          <style:tab-stop style:position="84.40pt" style:type="center"/>
          <style:tab-stop style:position="-0.35pt"/>
        </style:tab-stops>
      </style:paragraph-properties>
    </style:style>
    <style:style style:name="P222" style:family="paragraph">
      <style:paragraph-properties fo:line-height="100.00%" fo:text-align="left" fo:margin-left="18.00pt" fo:text-indent="0.00pt" fo:margin-bottom="8.00pt"/>
    </style:style>
    <text:list-style style:name="L22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23" style:family="paragraph">
      <style:paragraph-properties fo:line-height="100.00%" fo:text-align="left" fo:margin-bottom="8.00pt">
        <style:tab-stops>
          <style:tab-stop style:position="0.00pt"/>
        </style:tab-stops>
      </style:paragraph-properties>
    </style:style>
    <style:style style:name="P224" style:family="paragraph">
      <style:paragraph-properties fo:line-height="100.00%" fo:text-align="left" fo:margin-left="36.00pt" fo:text-indent="0.00pt" fo:margin-bottom="8.00pt"/>
    </style:style>
    <text:list-style style:name="L225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25" style:family="paragraph">
      <style:paragraph-properties fo:line-height="100.00%" fo:text-align="left" fo:margin-left="18.00pt" fo:text-indent="-18.00pt" fo:margin-bottom="8.00pt"/>
    </style:style>
    <style:style style:name="P226" style:family="paragraph">
      <style:paragraph-properties fo:line-height="100.00%" fo:text-align="left" fo:margin-top="5.00pt" fo:margin-bottom="5.00pt"/>
    </style:style>
    <text:list-style style:name="L22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27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228" style:family="paragraph">
      <style:paragraph-properties fo:line-height="100.00%" fo:text-align="left" fo:margin-bottom="8.00pt"/>
    </style:style>
    <style:style style:name="P229" style:family="paragraph">
      <style:paragraph-properties fo:line-height="100.00%" fo:text-align="left" fo:margin-top="5.00pt" fo:margin-bottom="5.00pt"/>
    </style:style>
    <text:list-style style:name="L23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30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231" style:family="paragraph">
      <style:paragraph-properties fo:line-height="100.00%" fo:text-align="left" fo:margin-top="5.00pt" fo:margin-bottom="5.00pt"/>
    </style:style>
    <style:style style:name="P232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233" style:family="paragraph">
      <style:paragraph-properties fo:line-height="100.00%" fo:text-align="left" fo:margin-top="5.00pt" fo:margin-bottom="5.00pt"/>
    </style:style>
    <text:list-style style:name="L23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34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235" style:family="paragraph">
      <style:paragraph-properties fo:line-height="100.00%" fo:text-align="left" fo:margin-bottom="8.00pt"/>
    </style:style>
    <style:style style:name="P236" style:family="paragraph">
      <style:paragraph-properties fo:line-height="100.00%" fo:text-align="left" fo:margin-top="2.00pt"/>
    </style:style>
    <style:style style:name="P237" style:family="paragraph">
      <style:paragraph-properties fo:line-height="100.00%" fo:text-align="left" fo:margin-top="5.00pt" fo:margin-bottom="5.00pt"/>
    </style:style>
    <text:list-style style:name="L23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38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239" style:family="paragraph">
      <style:paragraph-properties fo:line-height="100.00%" fo:text-align="left" fo:margin-top="5.00pt" fo:margin-bottom="5.00pt"/>
    </style:style>
    <style:style style:name="P240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241" style:family="paragraph">
      <style:paragraph-properties fo:line-height="100.00%" fo:text-align="left" fo:margin-top="5.00pt" fo:margin-bottom="5.00pt"/>
    </style:style>
    <text:list-style style:name="L24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42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243" style:family="paragraph">
      <style:paragraph-properties fo:line-height="100.00%" fo:text-align="left" fo:margin-bottom="8.00pt"/>
    </style:style>
    <style:style style:name="P244" style:family="paragraph">
      <style:paragraph-properties fo:line-height="100.00%" fo:text-align="left" fo:margin-top="2.00pt"/>
    </style:style>
    <style:style style:name="P245" style:family="paragraph">
      <style:paragraph-properties fo:line-height="100.00%" fo:text-align="left" fo:margin-top="5.00pt" fo:margin-bottom="5.00pt"/>
    </style:style>
    <text:list-style style:name="L24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46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247" style:family="paragraph">
      <style:paragraph-properties fo:line-height="100.00%" fo:text-align="left" fo:margin-top="5.00pt" fo:margin-bottom="5.00pt"/>
    </style:style>
    <style:style style:name="P248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249" style:family="paragraph">
      <style:paragraph-properties fo:line-height="100.00%" fo:text-align="left" fo:margin-top="5.00pt" fo:margin-bottom="5.00pt"/>
    </style:style>
    <style:style style:name="P250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251" style:family="paragraph">
      <style:paragraph-properties fo:line-height="100.00%" fo:text-align="left" fo:margin-bottom="8.00pt"/>
    </style:style>
    <style:style style:name="P252" style:family="paragraph">
      <style:paragraph-properties fo:line-height="100.00%" fo:text-align="left" fo:margin-top="2.00pt"/>
    </style:style>
    <style:style style:name="P253" style:family="paragraph">
      <style:paragraph-properties fo:line-height="100.00%" fo:text-align="left" fo:margin-top="5.00pt" fo:margin-bottom="5.00pt"/>
    </style:style>
    <text:list-style style:name="L25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54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255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256" style:family="paragraph">
      <style:paragraph-properties fo:line-height="100.00%" fo:text-align="left" fo:margin-top="5.00pt" fo:margin-bottom="5.00pt"/>
    </style:style>
    <style:style style:name="P257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258" style:family="paragraph">
      <style:paragraph-properties fo:line-height="100.00%" fo:text-align="left" fo:margin-bottom="8.00pt"/>
    </style:style>
    <style:style style:name="P259" style:family="paragraph">
      <style:paragraph-properties fo:line-height="100.00%" fo:text-align="left" fo:margin-top="2.00pt"/>
    </style:style>
    <style:style style:name="P260" style:family="paragraph">
      <style:paragraph-properties fo:line-height="100.00%" fo:text-align="left" fo:margin-top="5.00pt" fo:margin-bottom="5.00pt"/>
    </style:style>
    <text:list-style style:name="L26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61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262" style:family="paragraph">
      <style:paragraph-properties fo:line-height="100.00%" fo:text-align="left" fo:margin-top="5.00pt" fo:margin-bottom="5.00pt"/>
    </style:style>
    <style:style style:name="P263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264" style:family="paragraph">
      <style:paragraph-properties fo:line-height="100.00%" fo:text-align="left" fo:margin-top="5.00pt" fo:margin-bottom="5.00pt"/>
    </style:style>
    <text:list-style style:name="L265">
      <text:list-level-style-bullet text:level="1" text:bullet-char="•">
        <style:list-level-properties text:space-before="90.00pt" text:min-label-width="18.00pt"/>
        <style:text-properties fo:font-family="Symbol"/>
      </text:list-level-style-bullet>
    </text:list-style>
    <style:style style:name="P265" style:family="paragraph">
      <style:paragraph-properties fo:line-height="100.00%" fo:text-align="left">
        <style:tab-stops>
          <style:tab-stop style:position="-62.20pt"/>
          <style:tab-stop style:position="-16.40pt"/>
          <style:tab-stop style:position="29.40pt"/>
          <style:tab-stop style:position="75.20pt"/>
          <style:tab-stop style:position="121.00pt"/>
          <style:tab-stop style:position="166.80pt"/>
          <style:tab-stop style:position="212.60pt"/>
          <style:tab-stop style:position="258.40pt"/>
          <style:tab-stop style:position="304.20pt"/>
          <style:tab-stop style:position="350.00pt"/>
          <style:tab-stop style:position="395.80pt"/>
          <style:tab-stop style:position="441.60pt"/>
          <style:tab-stop style:position="487.40pt"/>
          <style:tab-stop style:position="533.20pt"/>
          <style:tab-stop style:position="579.00pt"/>
          <style:tab-stop style:position="624.80pt"/>
        </style:tab-stops>
      </style:paragraph-properties>
    </style:style>
    <style:style style:name="P266" style:family="paragraph">
      <style:paragraph-properties fo:line-height="100.00%" fo:text-align="left" fo:margin-left="18.00pt" fo:text-indent="0.00pt" fo:margin-bottom="8.00pt"/>
    </style:style>
    <style:style style:name="P267" style:family="paragraph">
      <style:paragraph-properties fo:line-height="100.00%" fo:text-align="left" fo:margin-top="5.00pt" fo:margin-bottom="5.00pt"/>
    </style:style>
    <style:style style:name="P268" style:family="paragraph">
      <style:paragraph-properties fo:line-height="100.00%" fo:text-align="left" fo:margin-left="36.00pt" fo:text-indent="0.00pt" fo:margin-bottom="8.00pt"/>
    </style:style>
    <style:style style:name="P269" style:family="paragraph">
      <style:paragraph-properties fo:line-height="100.00%" fo:text-align="left" fo:margin-top="5.00pt" fo:margin-bottom="5.00pt"/>
    </style:style>
    <text:list-style style:name="L27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70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271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272" style:family="paragraph">
      <style:paragraph-properties fo:line-height="100.00%" fo:text-align="left" fo:margin-top="5.00pt" fo:margin-bottom="5.00pt"/>
    </style:style>
    <text:list-style style:name="L27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73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274" style:family="paragraph">
      <style:paragraph-properties fo:line-height="100.00%" fo:text-align="left" fo:margin-top="5.00pt" fo:margin-bottom="5.00pt"/>
    </style:style>
    <text:list-style style:name="L27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75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276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277" style:family="paragraph">
      <style:paragraph-properties fo:line-height="100.00%" fo:text-align="justify" fo:margin-bottom="8.00pt"/>
    </style:style>
    <style:style style:name="P278" style:family="paragraph">
      <style:paragraph-properties fo:line-height="100.00%" fo:text-align="left" fo:margin-top="2.00pt"/>
    </style:style>
    <text:list-style style:name="L27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79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280" style:family="paragraph">
      <style:paragraph-properties fo:line-height="100.00%" fo:text-align="left" fo:margin-left="36.00pt" fo:text-indent="0.00pt" fo:margin-top="5.00pt" fo:margin-bottom="5.00pt">
        <style:tab-stops>
          <style:tab-stop style:position="0.00pt"/>
        </style:tab-stops>
      </style:paragraph-properties>
    </style:style>
    <style:style style:name="P281" style:family="paragraph">
      <style:paragraph-properties fo:line-height="100.00%" fo:text-align="left" fo:margin-top="2.00pt"/>
    </style:style>
    <style:style style:name="P282" style:family="paragraph">
      <style:paragraph-properties fo:line-height="100.00%" fo:text-align="left" fo:margin-top="5.00pt" fo:margin-bottom="5.00pt"/>
    </style:style>
    <style:style style:name="P283" style:family="paragraph">
      <style:paragraph-properties fo:line-height="100.00%" fo:text-align="justify" fo:margin-bottom="8.00pt"/>
    </style:style>
    <style:style style:name="P284" style:family="paragraph">
      <style:paragraph-properties fo:line-height="100.00%" fo:text-align="left" fo:margin-top="2.00pt"/>
    </style:style>
    <style:style style:name="P285" style:family="paragraph">
      <style:paragraph-properties fo:line-height="100.00%" fo:text-align="left" fo:margin-top="5.00pt" fo:margin-bottom="5.00pt"/>
    </style:style>
    <style:style style:name="P286" style:family="paragraph">
      <style:paragraph-properties fo:line-height="100.00%" fo:text-align="justify" fo:margin-bottom="8.00pt"/>
    </style:style>
    <style:style style:name="P287" style:family="paragraph">
      <style:paragraph-properties fo:line-height="100.00%" fo:text-align="left" fo:margin-top="5.00pt" fo:margin-bottom="5.00pt"/>
    </style:style>
    <style:style style:name="P288" style:family="paragraph">
      <style:paragraph-properties fo:line-height="100.00%" fo:text-align="left" fo:margin-top="12.00pt"/>
    </style:style>
    <style:style style:name="P289" style:family="paragraph">
      <style:paragraph-properties fo:line-height="100.00%" fo:text-align="left" fo:margin-top="5.00pt" fo:margin-bottom="5.00pt"/>
    </style:style>
    <text:list-style style:name="L29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90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291" style:family="paragraph">
      <style:paragraph-properties fo:line-height="100.00%" fo:text-align="justify" fo:margin-bottom="8.00pt"/>
    </style:style>
    <style:style style:name="P292" style:family="paragraph">
      <style:paragraph-properties fo:line-height="100.00%" fo:text-align="left" fo:margin-left="0.35pt" fo:text-indent="-0.35pt">
        <style:tab-stops>
          <style:tab-stop style:position="122.00pt" style:type="center"/>
          <style:tab-stop style:position="-0.35pt"/>
        </style:tab-stops>
      </style:paragraph-properties>
    </style:style>
    <style:style style:name="P293" style:family="paragraph">
      <style:paragraph-properties fo:line-height="100.00%" fo:text-align="center"/>
    </style:style>
    <style:style style:name="P294" style:family="paragraph">
      <style:paragraph-properties fo:line-height="100.00%" fo:text-align="left" fo:margin-left="0.35pt" fo:text-indent="-0.35pt">
        <style:tab-stops>
          <style:tab-stop style:position="122.00pt" style:type="center"/>
          <style:tab-stop style:position="-0.35pt"/>
        </style:tab-stops>
      </style:paragraph-properties>
    </style:style>
    <style:style style:name="P295" style:family="paragraph">
      <style:paragraph-properties fo:line-height="100.00%" fo:text-align="left" fo:margin-left="0.35pt" fo:text-indent="-0.35pt">
        <style:tab-stops>
          <style:tab-stop style:position="122.00pt" style:type="center"/>
          <style:tab-stop style:position="-0.35pt"/>
        </style:tab-stops>
      </style:paragraph-properties>
    </style:style>
    <style:style style:name="P296" style:family="paragraph">
      <style:paragraph-properties fo:line-height="100.00%" fo:text-align="left"/>
    </style:style>
    <style:style style:name="P297" style:family="paragraph">
      <style:paragraph-properties fo:line-height="100.00%" fo:text-align="left" fo:margin-left="0.35pt" fo:text-indent="-0.35pt">
        <style:tab-stops>
          <style:tab-stop style:position="122.00pt" style:type="center"/>
          <style:tab-stop style:position="-0.35pt"/>
        </style:tab-stops>
      </style:paragraph-properties>
    </style:style>
    <style:style style:name="P298" style:family="paragraph">
      <style:paragraph-properties fo:line-height="100.00%" fo:text-align="left"/>
    </style:style>
    <style:style style:name="P299" style:family="paragraph">
      <style:paragraph-properties fo:line-height="100.00%" fo:text-align="left" fo:margin-left="0.35pt" fo:text-indent="-0.35pt">
        <style:tab-stops>
          <style:tab-stop style:position="122.00pt" style:type="center"/>
          <style:tab-stop style:position="-0.35pt"/>
        </style:tab-stops>
      </style:paragraph-properties>
    </style:style>
    <style:style style:name="P300" style:family="paragraph">
      <style:paragraph-properties fo:line-height="100.00%" fo:text-align="left"/>
    </style:style>
    <style:style style:name="P301" style:family="paragraph">
      <style:paragraph-properties fo:line-height="100.00%" fo:text-align="left" fo:margin-left="0.35pt" fo:text-indent="-0.35pt">
        <style:tab-stops>
          <style:tab-stop style:position="122.00pt" style:type="center"/>
          <style:tab-stop style:position="-0.35pt"/>
        </style:tab-stops>
      </style:paragraph-properties>
    </style:style>
    <style:style style:name="P302" style:family="paragraph">
      <style:paragraph-properties fo:line-height="100.00%" fo:text-align="left" fo:margin-top="12.00pt"/>
    </style:style>
    <style:style style:name="P303" style:family="paragraph">
      <style:paragraph-properties fo:line-height="100.00%" fo:text-align="left" fo:margin-top="2.00pt"/>
    </style:style>
    <style:style style:name="P304" style:family="paragraph">
      <style:paragraph-properties fo:line-height="100.00%" fo:text-align="justify" fo:margin-bottom="8.00pt"/>
    </style:style>
    <style:style style:name="P305" style:family="paragraph">
      <style:paragraph-properties fo:line-height="100.00%" fo:text-align="left" fo:margin-bottom="8.00pt"/>
    </style:style>
    <style:style style:name="P306" style:family="paragraph">
      <style:paragraph-properties fo:line-height="100.00%" fo:text-align="justify" fo:margin-bottom="8.00pt"/>
    </style:style>
    <style:style style:name="P307" style:family="paragraph">
      <style:paragraph-properties fo:line-height="100.00%" fo:text-align="left" fo:margin-bottom="8.00pt"/>
    </style:style>
    <style:style style:name="P308" style:family="paragraph">
      <style:paragraph-properties fo:line-height="100.00%" fo:text-align="left" fo:margin-top="2.00pt"/>
    </style:style>
    <style:style style:name="P309" style:family="paragraph">
      <style:paragraph-properties fo:line-height="100.00%" fo:text-align="left" fo:margin-top="5.00pt" fo:margin-bottom="5.00pt"/>
    </style:style>
    <style:style style:name="P310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311" style:family="paragraph">
      <style:paragraph-properties fo:line-height="100.00%" fo:text-align="left" fo:margin-top="5.00pt" fo:margin-bottom="5.00pt"/>
    </style:style>
    <style:style style:name="P312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313" style:family="paragraph">
      <style:paragraph-properties fo:line-height="100.00%" fo:text-align="left" fo:margin-top="5.00pt" fo:margin-bottom="5.00pt"/>
    </style:style>
    <style:style style:name="P314" style:family="paragraph">
      <style:paragraph-properties fo:line-height="100.00%" fo:text-align="left" fo:margin-bottom="8.00pt"/>
    </style:style>
    <style:style style:name="P315" style:family="paragraph">
      <style:paragraph-properties fo:line-height="100.00%" fo:text-align="left" fo:margin-top="5.00pt" fo:margin-bottom="5.00pt"/>
    </style:style>
    <style:style style:name="P316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317" style:family="paragraph">
      <style:paragraph-properties fo:line-height="100.00%" fo:text-align="left" fo:margin-top="5.00pt" fo:margin-bottom="5.00pt"/>
    </style:style>
    <style:style style:name="P318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319" style:family="paragraph">
      <style:paragraph-properties fo:line-height="100.00%" fo:text-align="left" fo:margin-top="5.00pt" fo:margin-bottom="5.00pt"/>
    </style:style>
    <style:style style:name="P320" style:family="paragraph">
      <style:paragraph-properties fo:line-height="100.00%" fo:text-align="left" fo:margin-bottom="8.00pt"/>
    </style:style>
    <style:style style:name="P321" style:family="paragraph">
      <style:paragraph-properties fo:line-height="100.00%" fo:text-align="left" fo:margin-top="5.00pt" fo:margin-bottom="5.00pt"/>
    </style:style>
    <style:style style:name="P322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323" style:family="paragraph">
      <style:paragraph-properties fo:line-height="100.00%" fo:text-align="left" fo:margin-top="5.00pt" fo:margin-bottom="5.00pt"/>
    </style:style>
    <style:style style:name="P324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325" style:family="paragraph">
      <style:paragraph-properties fo:line-height="100.00%" fo:text-align="left" fo:margin-top="5.00pt" fo:margin-bottom="5.00pt"/>
    </style:style>
    <style:style style:name="P326" style:family="paragraph">
      <style:paragraph-properties fo:line-height="100.00%" fo:text-align="left" fo:margin-bottom="8.00pt"/>
    </style:style>
    <style:style style:name="P327" style:family="paragraph">
      <style:paragraph-properties fo:line-height="100.00%" fo:text-align="left" fo:margin-top="5.00pt" fo:margin-bottom="5.00pt"/>
    </style:style>
    <text:list-style style:name="L32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28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329" style:family="paragraph">
      <style:paragraph-properties fo:line-height="100.00%" fo:text-align="left" fo:margin-top="5.00pt" fo:margin-bottom="5.00pt"/>
    </style:style>
    <style:style style:name="P330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331" style:family="paragraph">
      <style:paragraph-properties fo:line-height="100.00%" fo:text-align="left" fo:margin-top="5.00pt" fo:margin-bottom="5.00pt"/>
    </style:style>
    <style:style style:name="P332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333" style:family="paragraph">
      <style:paragraph-properties fo:line-height="100.00%" fo:text-align="left" fo:margin-top="5.00pt" fo:margin-bottom="5.00pt"/>
    </style:style>
    <style:style style:name="P334" style:family="paragraph">
      <style:paragraph-properties fo:line-height="100.00%" fo:text-align="left" fo:margin-bottom="8.00pt"/>
    </style:style>
    <style:style style:name="P335" style:family="paragraph">
      <style:paragraph-properties fo:line-height="100.00%" fo:text-align="left" fo:margin-top="5.00pt" fo:margin-bottom="5.00pt"/>
    </style:style>
    <style:style style:name="P336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337" style:family="paragraph">
      <style:paragraph-properties fo:line-height="100.00%" fo:text-align="left" fo:margin-top="5.00pt" fo:margin-bottom="5.00pt"/>
    </style:style>
    <style:style style:name="P338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339" style:family="paragraph">
      <style:paragraph-properties fo:line-height="100.00%" fo:text-align="left" fo:margin-bottom="8.00pt"/>
    </style:style>
    <style:style style:name="P340" style:family="paragraph">
      <style:paragraph-properties fo:line-height="100.00%" fo:text-align="left" fo:margin-top="5.00pt" fo:margin-bottom="5.00pt"/>
    </style:style>
    <style:style style:name="P341" style:family="paragraph">
      <style:paragraph-properties fo:line-height="100.00%" fo:text-align="left" fo:margin-top="2.00pt"/>
    </style:style>
    <style:style style:name="P342" style:family="paragraph">
      <style:paragraph-properties fo:line-height="100.00%" fo:text-align="left" fo:margin-top="5.00pt" fo:margin-bottom="5.00pt"/>
    </style:style>
    <text:list-style style:name="L34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43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344" style:family="paragraph">
      <style:paragraph-properties fo:line-height="100.00%" fo:text-align="left" fo:margin-bottom="8.00pt"/>
    </style:style>
    <style:style style:name="P345" style:family="paragraph">
      <style:paragraph-properties fo:line-height="100.00%" fo:text-align="left" fo:margin-top="2.00pt"/>
    </style:style>
    <style:style style:name="P346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text:list-style style:name="L34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47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348" style:family="paragraph">
      <style:paragraph-properties fo:line-height="100.00%" fo:text-align="left" fo:margin-bottom="8.00pt"/>
    </style:style>
    <style:style style:name="P349" style:family="paragraph">
      <style:paragraph-properties fo:line-height="100.00%" fo:text-align="left" fo:margin-top="2.00pt"/>
    </style:style>
    <style:style style:name="P350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351" style:family="paragraph">
      <style:paragraph-properties fo:line-height="100.00%" fo:text-align="left" fo:margin-top="5.00pt" fo:margin-bottom="5.00pt"/>
    </style:style>
    <style:style style:name="P352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353" style:family="paragraph">
      <style:paragraph-properties fo:line-height="100.00%" fo:text-align="left" fo:margin-bottom="8.00pt"/>
    </style:style>
    <style:style style:name="P354" style:family="paragraph">
      <style:paragraph-properties fo:line-height="100.00%" fo:text-align="left" fo:margin-top="2.00pt"/>
    </style:style>
    <style:style style:name="P355" style:family="paragraph">
      <style:paragraph-properties fo:line-height="100.00%" fo:text-align="left" fo:margin-top="5.00pt" fo:margin-bottom="5.00pt"/>
    </style:style>
    <style:style style:name="P356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357" style:family="paragraph">
      <style:paragraph-properties fo:line-height="100.00%" fo:text-align="left" fo:margin-top="5.00pt" fo:margin-bottom="5.00pt"/>
    </style:style>
    <style:style style:name="P358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359" style:family="paragraph">
      <style:paragraph-properties fo:line-height="100.00%" fo:text-align="left" fo:margin-top="5.00pt" fo:margin-bottom="5.00pt"/>
    </style:style>
    <style:style style:name="P360" style:family="paragraph">
      <style:paragraph-properties fo:line-height="100.00%" fo:text-align="left" fo:margin-bottom="8.00pt"/>
    </style:style>
    <style:style style:name="P361" style:family="paragraph">
      <style:paragraph-properties fo:line-height="100.00%" fo:text-align="left" fo:margin-top="2.00pt"/>
    </style:style>
    <style:style style:name="P362" style:family="paragraph">
      <style:paragraph-properties fo:line-height="100.00%" fo:text-align="left" fo:margin-top="5.00pt" fo:margin-bottom="5.00pt"/>
    </style:style>
    <style:style style:name="P363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364" style:family="paragraph">
      <style:paragraph-properties fo:line-height="100.00%" fo:text-align="left" fo:margin-bottom="8.00pt"/>
    </style:style>
    <style:style style:name="P365" style:family="paragraph">
      <style:paragraph-properties fo:line-height="100.00%" fo:text-align="left" fo:margin-top="2.00pt"/>
    </style:style>
    <style:style style:name="P366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367" style:family="paragraph">
      <style:paragraph-properties fo:line-height="100.00%" fo:text-align="left" fo:margin-bottom="8.00pt"/>
    </style:style>
    <style:style style:name="P368" style:family="paragraph">
      <style:paragraph-properties fo:line-height="100.00%" fo:text-align="left" fo:margin-left="0.35pt" fo:text-indent="-0.35pt">
        <style:tab-stops>
          <style:tab-stop style:position="127.75pt" style:type="center"/>
          <style:tab-stop style:position="-0.35pt"/>
        </style:tab-stops>
      </style:paragraph-properties>
    </style:style>
    <style:style style:name="P369" style:family="paragraph">
      <style:paragraph-properties fo:line-height="100.00%" fo:text-align="center"/>
    </style:style>
    <style:style style:name="P370" style:family="paragraph">
      <style:paragraph-properties fo:line-height="100.00%" fo:text-align="left" fo:margin-left="0.35pt" fo:text-indent="-0.35pt">
        <style:tab-stops>
          <style:tab-stop style:position="127.75pt" style:type="center"/>
          <style:tab-stop style:position="-0.35pt"/>
        </style:tab-stops>
      </style:paragraph-properties>
    </style:style>
    <style:style style:name="P371" style:family="paragraph">
      <style:paragraph-properties fo:line-height="100.00%" fo:text-align="left" fo:margin-left="0.35pt" fo:text-indent="-0.35pt">
        <style:tab-stops>
          <style:tab-stop style:position="127.75pt" style:type="center"/>
          <style:tab-stop style:position="-0.35pt"/>
        </style:tab-stops>
      </style:paragraph-properties>
    </style:style>
    <style:style style:name="P372" style:family="paragraph">
      <style:paragraph-properties fo:line-height="100.00%" fo:text-align="left"/>
    </style:style>
    <style:style style:name="P373" style:family="paragraph">
      <style:paragraph-properties fo:line-height="100.00%" fo:text-align="left" fo:margin-left="0.35pt" fo:text-indent="-0.35pt">
        <style:tab-stops>
          <style:tab-stop style:position="127.75pt" style:type="center"/>
          <style:tab-stop style:position="-0.35pt"/>
        </style:tab-stops>
      </style:paragraph-properties>
    </style:style>
    <style:style style:name="P374" style:family="paragraph">
      <style:paragraph-properties fo:line-height="100.00%" fo:text-align="left"/>
    </style:style>
    <style:style style:name="P375" style:family="paragraph">
      <style:paragraph-properties fo:line-height="100.00%" fo:text-align="left" fo:margin-left="0.35pt" fo:text-indent="-0.35pt">
        <style:tab-stops>
          <style:tab-stop style:position="127.75pt" style:type="center"/>
          <style:tab-stop style:position="-0.35pt"/>
        </style:tab-stops>
      </style:paragraph-properties>
    </style:style>
    <style:style style:name="P376" style:family="paragraph">
      <style:paragraph-properties fo:line-height="100.00%" fo:text-align="left"/>
    </style:style>
    <style:style style:name="P377" style:family="paragraph">
      <style:paragraph-properties fo:line-height="100.00%" fo:text-align="left" fo:margin-left="0.35pt" fo:text-indent="-0.35pt">
        <style:tab-stops>
          <style:tab-stop style:position="127.75pt" style:type="center"/>
          <style:tab-stop style:position="-0.35pt"/>
        </style:tab-stops>
      </style:paragraph-properties>
    </style:style>
    <style:style style:name="P378" style:family="paragraph">
      <style:paragraph-properties fo:line-height="100.00%" fo:text-align="left"/>
    </style:style>
    <style:style style:name="P379" style:family="paragraph">
      <style:paragraph-properties fo:line-height="100.00%" fo:text-align="left" fo:margin-left="0.35pt" fo:text-indent="-0.35pt">
        <style:tab-stops>
          <style:tab-stop style:position="127.75pt" style:type="center"/>
          <style:tab-stop style:position="-0.35pt"/>
        </style:tab-stops>
      </style:paragraph-properties>
    </style:style>
    <style:style style:name="P380" style:family="paragraph">
      <style:paragraph-properties fo:line-height="100.00%" fo:text-align="left"/>
    </style:style>
    <style:style style:name="P381" style:family="paragraph">
      <style:paragraph-properties fo:line-height="100.00%" fo:text-align="left" fo:margin-left="0.35pt" fo:text-indent="-0.35pt">
        <style:tab-stops>
          <style:tab-stop style:position="127.75pt" style:type="center"/>
          <style:tab-stop style:position="-0.35pt"/>
        </style:tab-stops>
      </style:paragraph-properties>
    </style:style>
    <style:style style:name="P382" style:family="paragraph">
      <style:paragraph-properties fo:line-height="100.00%" fo:text-align="left"/>
    </style:style>
    <style:style style:name="P383" style:family="paragraph">
      <style:paragraph-properties fo:line-height="100.00%" fo:text-align="left" fo:margin-left="0.35pt" fo:text-indent="-0.35pt">
        <style:tab-stops>
          <style:tab-stop style:position="127.75pt" style:type="center"/>
          <style:tab-stop style:position="-0.35pt"/>
        </style:tab-stops>
      </style:paragraph-properties>
    </style:style>
    <style:style style:name="P384" style:family="paragraph">
      <style:paragraph-properties fo:line-height="100.00%" fo:text-align="left"/>
    </style:style>
    <style:style style:name="P385" style:family="paragraph">
      <style:paragraph-properties fo:line-height="100.00%" fo:text-align="left" fo:margin-left="0.35pt" fo:text-indent="-0.35pt">
        <style:tab-stops>
          <style:tab-stop style:position="127.75pt" style:type="center"/>
          <style:tab-stop style:position="-0.35pt"/>
        </style:tab-stops>
      </style:paragraph-properties>
    </style:style>
    <style:style style:name="P386" style:family="paragraph">
      <style:paragraph-properties fo:line-height="100.00%" fo:text-align="left"/>
    </style:style>
    <style:style style:name="P387" style:family="paragraph">
      <style:paragraph-properties fo:line-height="100.00%" fo:text-align="left" fo:margin-left="0.35pt" fo:text-indent="-0.35pt">
        <style:tab-stops>
          <style:tab-stop style:position="127.75pt" style:type="center"/>
          <style:tab-stop style:position="-0.35pt"/>
        </style:tab-stops>
      </style:paragraph-properties>
    </style:style>
    <style:style style:name="P388" style:family="paragraph">
      <style:paragraph-properties fo:line-height="100.00%" fo:text-align="left"/>
    </style:style>
    <style:style style:name="P389" style:family="paragraph">
      <style:paragraph-properties fo:line-height="100.00%" fo:text-align="left" fo:margin-left="0.35pt" fo:text-indent="-0.35pt">
        <style:tab-stops>
          <style:tab-stop style:position="127.75pt" style:type="center"/>
          <style:tab-stop style:position="-0.35pt"/>
        </style:tab-stops>
      </style:paragraph-properties>
    </style:style>
    <style:style style:name="P390" style:family="paragraph">
      <style:paragraph-properties fo:line-height="100.00%" fo:text-align="left"/>
    </style:style>
    <style:style style:name="P391" style:family="paragraph">
      <style:paragraph-properties fo:line-height="100.00%" fo:text-align="left" fo:margin-left="0.35pt" fo:text-indent="-0.35pt">
        <style:tab-stops>
          <style:tab-stop style:position="127.75pt" style:type="center"/>
          <style:tab-stop style:position="-0.35pt"/>
        </style:tab-stops>
      </style:paragraph-properties>
    </style:style>
    <style:style style:name="P392" style:family="paragraph">
      <style:paragraph-properties fo:line-height="100.00%" fo:text-align="left"/>
    </style:style>
    <style:style style:name="P393" style:family="paragraph">
      <style:paragraph-properties fo:line-height="100.00%" fo:text-align="left" fo:margin-left="0.35pt" fo:text-indent="-0.35pt">
        <style:tab-stops>
          <style:tab-stop style:position="127.75pt" style:type="center"/>
          <style:tab-stop style:position="-0.35pt"/>
        </style:tab-stops>
      </style:paragraph-properties>
    </style:style>
    <style:style style:name="P394" style:family="paragraph">
      <style:paragraph-properties fo:line-height="100.00%" fo:text-align="left"/>
    </style:style>
    <style:style style:name="P395" style:family="paragraph">
      <style:paragraph-properties fo:line-height="100.00%" fo:text-align="left" fo:margin-left="0.35pt" fo:text-indent="-0.35pt">
        <style:tab-stops>
          <style:tab-stop style:position="127.75pt" style:type="center"/>
          <style:tab-stop style:position="-0.35pt"/>
        </style:tab-stops>
      </style:paragraph-properties>
    </style:style>
    <style:style style:name="P396" style:family="paragraph">
      <style:paragraph-properties fo:line-height="100.00%" fo:text-align="left"/>
    </style:style>
    <style:style style:name="P397" style:family="paragraph">
      <style:paragraph-properties fo:line-height="100.00%" fo:text-align="left" fo:margin-left="0.35pt" fo:text-indent="-0.35pt">
        <style:tab-stops>
          <style:tab-stop style:position="127.75pt" style:type="center"/>
          <style:tab-stop style:position="-0.35pt"/>
        </style:tab-stops>
      </style:paragraph-properties>
    </style:style>
    <style:style style:name="P398" style:family="paragraph">
      <style:paragraph-properties fo:line-height="100.00%" fo:text-align="left" fo:margin-bottom="8.00pt"/>
    </style:style>
    <style:style style:name="P399" style:family="paragraph">
      <style:paragraph-properties fo:line-height="100.00%" fo:text-align="left" fo:margin-left="0.35pt" fo:text-indent="-0.35pt">
        <style:tab-stops>
          <style:tab-stop style:position="32.75pt" style:type="center"/>
          <style:tab-stop style:position="-0.35pt"/>
        </style:tab-stops>
      </style:paragraph-properties>
    </style:style>
    <style:style style:name="P400" style:family="paragraph">
      <style:paragraph-properties fo:line-height="100.00%" fo:text-align="center"/>
    </style:style>
    <style:style style:name="P401" style:family="paragraph">
      <style:paragraph-properties fo:line-height="100.00%" fo:text-align="left" fo:margin-left="0.35pt" fo:text-indent="-0.35pt">
        <style:tab-stops>
          <style:tab-stop style:position="32.75pt" style:type="center"/>
          <style:tab-stop style:position="-0.35pt"/>
        </style:tab-stops>
      </style:paragraph-properties>
    </style:style>
    <style:style style:name="P402" style:family="paragraph">
      <style:paragraph-properties fo:line-height="100.00%" fo:text-align="left"/>
    </style:style>
    <style:style style:name="P403" style:family="paragraph">
      <style:paragraph-properties fo:line-height="100.00%" fo:text-align="left" fo:margin-left="0.35pt" fo:text-indent="-0.35pt">
        <style:tab-stops>
          <style:tab-stop style:position="32.75pt" style:type="center"/>
          <style:tab-stop style:position="-0.35pt"/>
        </style:tab-stops>
      </style:paragraph-properties>
    </style:style>
    <style:style style:name="P404" style:family="paragraph">
      <style:paragraph-properties fo:line-height="100.00%" fo:text-align="left"/>
    </style:style>
    <style:style style:name="P405" style:family="paragraph">
      <style:paragraph-properties fo:line-height="100.00%" fo:text-align="left" fo:margin-left="0.35pt" fo:text-indent="-0.35pt">
        <style:tab-stops>
          <style:tab-stop style:position="32.75pt" style:type="center"/>
          <style:tab-stop style:position="-0.35pt"/>
        </style:tab-stops>
      </style:paragraph-properties>
    </style:style>
    <style:style style:name="P406" style:family="paragraph">
      <style:paragraph-properties fo:line-height="100.00%" fo:text-align="left"/>
    </style:style>
    <style:style style:name="P407" style:family="paragraph">
      <style:paragraph-properties fo:line-height="100.00%" fo:text-align="left" fo:margin-left="0.35pt" fo:text-indent="-0.35pt">
        <style:tab-stops>
          <style:tab-stop style:position="32.75pt" style:type="center"/>
          <style:tab-stop style:position="-0.35pt"/>
        </style:tab-stops>
      </style:paragraph-properties>
    </style:style>
    <style:style style:name="P408" style:family="paragraph">
      <style:paragraph-properties fo:line-height="100.00%" fo:text-align="left"/>
    </style:style>
    <style:style style:name="P409" style:family="paragraph">
      <style:paragraph-properties fo:line-height="100.00%" fo:text-align="left" fo:margin-left="0.35pt" fo:text-indent="-0.35pt">
        <style:tab-stops>
          <style:tab-stop style:position="32.75pt" style:type="center"/>
          <style:tab-stop style:position="-0.35pt"/>
        </style:tab-stops>
      </style:paragraph-properties>
    </style:style>
    <style:style style:name="P410" style:family="paragraph">
      <style:paragraph-properties fo:line-height="100.00%" fo:text-align="left"/>
    </style:style>
    <style:style style:name="P411" style:family="paragraph">
      <style:paragraph-properties fo:line-height="100.00%" fo:text-align="left" fo:margin-left="0.35pt" fo:text-indent="-0.35pt">
        <style:tab-stops>
          <style:tab-stop style:position="32.75pt" style:type="center"/>
          <style:tab-stop style:position="-0.35pt"/>
        </style:tab-stops>
      </style:paragraph-properties>
    </style:style>
    <style:style style:name="P412" style:family="paragraph">
      <style:paragraph-properties fo:line-height="100.00%" fo:text-align="left"/>
    </style:style>
    <style:style style:name="P413" style:family="paragraph">
      <style:paragraph-properties fo:line-height="100.00%" fo:text-align="left" fo:margin-left="0.35pt" fo:text-indent="-0.35pt">
        <style:tab-stops>
          <style:tab-stop style:position="32.75pt" style:type="center"/>
          <style:tab-stop style:position="-0.35pt"/>
        </style:tab-stops>
      </style:paragraph-properties>
    </style:style>
    <style:style style:name="P414" style:family="paragraph">
      <style:paragraph-properties fo:line-height="100.00%" fo:text-align="left" fo:margin-bottom="8.00pt"/>
    </style:style>
    <style:style style:name="P415" style:family="paragraph">
      <style:paragraph-properties fo:line-height="100.00%" fo:text-align="left" fo:margin-top="12.00pt"/>
    </style:style>
    <style:style style:name="P416" style:family="paragraph">
      <style:paragraph-properties fo:line-height="100.00%" fo:text-align="left" fo:margin-top="5.00pt" fo:margin-bottom="5.00pt"/>
    </style:style>
    <style:style style:name="P417" style:family="paragraph">
      <style:paragraph-properties fo:line-height="100.00%" fo:text-align="left" fo:margin-bottom="8.00pt"/>
    </style:style>
    <style:style style:name="P418" style:family="paragraph">
      <style:paragraph-properties fo:line-height="100.00%" fo:text-align="left" fo:margin-left="0.35pt" fo:text-indent="-0.35pt">
        <style:tab-stops>
          <style:tab-stop style:position="115.75pt" style:type="center"/>
          <style:tab-stop style:position="-0.35pt"/>
        </style:tab-stops>
      </style:paragraph-properties>
    </style:style>
    <style:style style:name="P419" style:family="paragraph">
      <style:paragraph-properties fo:line-height="100.00%" fo:text-align="center"/>
    </style:style>
    <style:style style:name="P420" style:family="paragraph">
      <style:paragraph-properties fo:line-height="100.00%" fo:text-align="left" fo:margin-left="0.35pt" fo:text-indent="-0.35pt">
        <style:tab-stops>
          <style:tab-stop style:position="115.75pt" style:type="center"/>
          <style:tab-stop style:position="-0.35pt"/>
        </style:tab-stops>
      </style:paragraph-properties>
    </style:style>
    <style:style style:name="P421" style:family="paragraph">
      <style:paragraph-properties fo:line-height="100.00%" fo:text-align="left" fo:margin-left="0.35pt" fo:text-indent="-0.35pt">
        <style:tab-stops>
          <style:tab-stop style:position="115.75pt" style:type="center"/>
          <style:tab-stop style:position="-0.35pt"/>
        </style:tab-stops>
      </style:paragraph-properties>
    </style:style>
    <style:style style:name="P422" style:family="paragraph">
      <style:paragraph-properties fo:line-height="100.00%" fo:text-align="left"/>
    </style:style>
    <style:style style:name="P423" style:family="paragraph">
      <style:paragraph-properties fo:line-height="100.00%" fo:text-align="left" fo:margin-left="0.35pt" fo:text-indent="-0.35pt">
        <style:tab-stops>
          <style:tab-stop style:position="115.75pt" style:type="center"/>
          <style:tab-stop style:position="-0.35pt"/>
        </style:tab-stops>
      </style:paragraph-properties>
    </style:style>
    <style:style style:name="P424" style:family="paragraph">
      <style:paragraph-properties fo:line-height="100.00%" fo:text-align="left"/>
    </style:style>
    <style:style style:name="P425" style:family="paragraph">
      <style:paragraph-properties fo:line-height="100.00%" fo:text-align="left" fo:margin-left="0.35pt" fo:text-indent="-0.35pt">
        <style:tab-stops>
          <style:tab-stop style:position="115.75pt" style:type="center"/>
          <style:tab-stop style:position="-0.35pt"/>
        </style:tab-stops>
      </style:paragraph-properties>
    </style:style>
    <style:style style:name="P426" style:family="paragraph">
      <style:paragraph-properties fo:line-height="100.00%" fo:text-align="left"/>
    </style:style>
    <style:style style:name="P427" style:family="paragraph">
      <style:paragraph-properties fo:line-height="100.00%" fo:text-align="left" fo:margin-left="0.35pt" fo:text-indent="-0.35pt">
        <style:tab-stops>
          <style:tab-stop style:position="115.75pt" style:type="center"/>
          <style:tab-stop style:position="-0.35pt"/>
        </style:tab-stops>
      </style:paragraph-properties>
    </style:style>
    <style:style style:name="P428" style:family="paragraph">
      <style:paragraph-properties fo:line-height="100.00%" fo:text-align="left"/>
    </style:style>
    <style:style style:name="P429" style:family="paragraph">
      <style:paragraph-properties fo:line-height="100.00%" fo:text-align="left" fo:margin-left="0.35pt" fo:text-indent="-0.35pt">
        <style:tab-stops>
          <style:tab-stop style:position="115.75pt" style:type="center"/>
          <style:tab-stop style:position="-0.35pt"/>
        </style:tab-stops>
      </style:paragraph-properties>
    </style:style>
    <style:style style:name="P430" style:family="paragraph">
      <style:paragraph-properties fo:line-height="100.00%" fo:text-align="left"/>
    </style:style>
    <style:style style:name="P431" style:family="paragraph">
      <style:paragraph-properties fo:line-height="100.00%" fo:text-align="left" fo:margin-left="0.35pt" fo:text-indent="-0.35pt">
        <style:tab-stops>
          <style:tab-stop style:position="115.75pt" style:type="center"/>
          <style:tab-stop style:position="-0.35pt"/>
        </style:tab-stops>
      </style:paragraph-properties>
    </style:style>
    <style:style style:name="P432" style:family="paragraph">
      <style:paragraph-properties fo:line-height="100.00%" fo:text-align="left" fo:margin-bottom="8.00pt"/>
    </style:style>
    <text:list-style style:name="L43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33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434" style:family="paragraph">
      <style:paragraph-properties fo:line-height="100.00%" fo:text-align="left" fo:margin-bottom="8.00pt"/>
    </style:style>
    <style:style style:name="TableColumn0100" style:family="table-column">
      <style:table-column-properties style:column-width="2.680556in"/>
    </style:style>
    <style:style style:name="TableColumn0101" style:family="table-column">
      <style:table-column-properties style:column-width="1.346528in"/>
    </style:style>
    <style:style style:name="TableColumn0102" style:family="table-column">
      <style:table-column-properties style:column-width="0.618750in"/>
    </style:style>
    <style:style style:name="TableColumn0103" style:family="table-column">
      <style:table-column-properties style:column-width="1.622222in"/>
    </style:style>
    <style:style style:name="Table01" style:family="table">
      <style:table-properties style:width="6.268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100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10003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101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10103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102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102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10203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103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103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10303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104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104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10403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105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105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10503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olumn0200" style:family="table-column">
      <style:table-column-properties style:column-width="0.693750in"/>
    </style:style>
    <style:style style:name="TableColumn0201" style:family="table-column">
      <style:table-column-properties style:column-width="1.963889in"/>
    </style:style>
    <style:style style:name="TableColumn0202" style:family="table-column">
      <style:table-column-properties style:column-width="1.719444in"/>
    </style:style>
    <style:style style:name="Table02" style:family="table">
      <style:table-properties style:width="4.377083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200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200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201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201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202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202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203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203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204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204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olumn0300" style:family="table-column">
      <style:table-column-properties style:column-width="0.634028in"/>
    </style:style>
    <style:style style:name="TableColumn0301" style:family="table-column">
      <style:table-column-properties style:column-width="1.365278in"/>
    </style:style>
    <style:style style:name="TableColumn0302" style:family="table-column">
      <style:table-column-properties style:column-width="0.593056in"/>
    </style:style>
    <style:style style:name="Table03" style:family="table">
      <style:table-properties style:width="2.592361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300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300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301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301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302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302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303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303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304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304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305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305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olumn0400" style:family="table-column">
      <style:table-column-properties style:column-width="0.634028in"/>
    </style:style>
    <style:style style:name="TableColumn0401" style:family="table-column">
      <style:table-column-properties style:column-width="0.840972in"/>
    </style:style>
    <style:style style:name="TableColumn0402" style:family="table-column">
      <style:table-column-properties style:column-width="0.291667in"/>
    </style:style>
    <style:style style:name="TableColumn0403" style:family="table-column">
      <style:table-column-properties style:column-width="0.521528in"/>
    </style:style>
    <style:style style:name="TableColumn0404" style:family="table-column">
      <style:table-column-properties style:column-width="0.463889in"/>
    </style:style>
    <style:style style:name="Table04" style:family="table">
      <style:table-properties style:width="2.752083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400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400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40003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top" fo:background-color="# 0 0 0"/>
    </style:style>
    <style:style style:name="TableRow0401" style:family="table-row">
      <style:table-row-properties/>
    </style:style>
    <style:style style:name="TableCell0401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401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401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40103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top" fo:background-color="# 0 0 0"/>
    </style:style>
    <style:style style:name="TableRow0402" style:family="table-row">
      <style:table-row-properties/>
    </style:style>
    <style:style style:name="TableCell0402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402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402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40203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top" fo:background-color="# 0 0 0"/>
    </style:style>
    <style:style style:name="TableRow0403" style:family="table-row">
      <style:table-row-properties/>
    </style:style>
    <style:style style:name="TableCell0403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403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403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40303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top" fo:background-color="# 0 0 0"/>
    </style:style>
    <style:style style:name="TableRow0404" style:family="table-row">
      <style:table-row-properties/>
    </style:style>
    <style:style style:name="TableCell0404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404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404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40403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top" fo:background-color="# 0 0 0"/>
    </style:style>
    <style:style style:name="TableRow0405" style:family="table-row">
      <style:table-row-properties/>
    </style:style>
    <style:style style:name="TableCell0405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405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405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top" fo:background-color="# 0 0 0"/>
    </style:style>
    <style:style style:name="TableCell040503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40504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top" fo:background-color="# 0 0 0"/>
    </style:style>
    <style:style style:name="TableRow0406" style:family="table-row">
      <style:table-row-properties/>
    </style:style>
    <style:style style:name="TableCell0406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406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406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top" fo:background-color="# 0 0 0"/>
    </style:style>
    <style:style style:name="TableCell040603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40604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top" fo:background-color="# 0 0 0"/>
    </style:style>
    <style:style style:name="TableColumn0500" style:family="table-column">
      <style:table-column-properties style:column-width="0.634028in"/>
    </style:style>
    <style:style style:name="TableColumn0501" style:family="table-column">
      <style:table-column-properties style:column-width="1.497222in"/>
    </style:style>
    <style:style style:name="TableColumn0502" style:family="table-column">
      <style:table-column-properties style:column-width="1.469444in"/>
    </style:style>
    <style:style style:name="Table05" style:family="table">
      <style:table-properties style:width="3.600694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500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500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501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501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502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502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503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503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olumn0600" style:family="table-column">
      <style:table-column-properties style:column-width="0.634028in"/>
    </style:style>
    <style:style style:name="TableColumn0601" style:family="table-column">
      <style:table-column-properties style:column-width="1.271528in"/>
    </style:style>
    <style:style style:name="TableColumn0602" style:family="table-column">
      <style:table-column-properties style:column-width="1.509722in"/>
    </style:style>
    <style:style style:name="Table06" style:family="table">
      <style:table-properties style:width="3.415278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600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600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601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601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602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602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603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603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604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604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605" style:family="table-row">
      <style:table-row-properties/>
    </style:style>
    <style:style style:name="TableCell0605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605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605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606" style:family="table-row">
      <style:table-row-properties/>
    </style:style>
    <style:style style:name="TableCell0606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606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606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607" style:family="table-row">
      <style:table-row-properties/>
    </style:style>
    <style:style style:name="TableCell0607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607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607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olumn0700" style:family="table-column">
      <style:table-column-properties style:column-width="0.634028in"/>
    </style:style>
    <style:style style:name="TableColumn0701" style:family="table-column">
      <style:table-column-properties style:column-width="0.768750in"/>
    </style:style>
    <style:style style:name="TableColumn0702" style:family="table-column">
      <style:table-column-properties style:column-width="0.755556in"/>
    </style:style>
    <style:style style:name="Table07" style:family="table">
      <style:table-properties style:width="2.158333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700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700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701" style:family="table-row">
      <style:table-row-properties/>
    </style:style>
    <style:style style:name="TableCell0701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701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701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702" style:family="table-row">
      <style:table-row-properties/>
    </style:style>
    <style:style style:name="TableCell0702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702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702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olumn0800" style:family="table-column">
      <style:table-column-properties style:column-width="1.177083in"/>
    </style:style>
    <style:style style:name="TableColumn0801" style:family="table-column">
      <style:table-column-properties style:column-width="2.121528in"/>
    </style:style>
    <style:style style:name="Table08" style:family="table">
      <style:table-properties style:width="3.298611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800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801" style:family="table-row">
      <style:table-row-properties/>
    </style:style>
    <style:style style:name="TableCell0801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801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802" style:family="table-row">
      <style:table-row-properties/>
    </style:style>
    <style:style style:name="TableCell0802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802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803" style:family="table-row">
      <style:table-row-properties/>
    </style:style>
    <style:style style:name="TableCell0803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803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804" style:family="table-row">
      <style:table-row-properties/>
    </style:style>
    <style:style style:name="TableCell0804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804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olumn0900" style:family="table-column">
      <style:table-column-properties style:column-width="1.699306in"/>
    </style:style>
    <style:style style:name="TableColumn0901" style:family="table-column">
      <style:table-column-properties style:column-width="3.218056in"/>
    </style:style>
    <style:style style:name="Table09" style:family="table">
      <style:table-properties style:width="4.917361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900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901" style:family="table-row">
      <style:table-row-properties/>
    </style:style>
    <style:style style:name="TableCell0901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901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902" style:family="table-row">
      <style:table-row-properties/>
    </style:style>
    <style:style style:name="TableCell0902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902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903" style:family="table-row">
      <style:table-row-properties/>
    </style:style>
    <style:style style:name="TableCell0903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903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olumn1000" style:family="table-column">
      <style:table-column-properties style:column-width="1.779167in"/>
    </style:style>
    <style:style style:name="TableColumn1001" style:family="table-column">
      <style:table-column-properties style:column-width="3.824306in"/>
    </style:style>
    <style:style style:name="Table10" style:family="table">
      <style:table-properties style:width="5.603472in" fo:margin-left="0.000000in" style:writing-mode="lr" table:align="left" style:may-break-between-rows="true"/>
    </style:style>
    <style:style style:name="TableRow1000" style:family="table-row">
      <style:table-row-properties/>
    </style:style>
    <style:style style:name="TableCell1000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1000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1001" style:family="table-row">
      <style:table-row-properties/>
    </style:style>
    <style:style style:name="TableCell1001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1001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1002" style:family="table-row">
      <style:table-row-properties/>
    </style:style>
    <style:style style:name="TableCell1002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1002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1003" style:family="table-row">
      <style:table-row-properties/>
    </style:style>
    <style:style style:name="TableCell1003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1003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1004" style:family="table-row">
      <style:table-row-properties/>
    </style:style>
    <style:style style:name="TableCell1004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1004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1005" style:family="table-row">
      <style:table-row-properties/>
    </style:style>
    <style:style style:name="TableCell1005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1005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1006" style:family="table-row">
      <style:table-row-properties/>
    </style:style>
    <style:style style:name="TableCell1006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1006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1007" style:family="table-row">
      <style:table-row-properties/>
    </style:style>
    <style:style style:name="TableCell1007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1007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1008" style:family="table-row">
      <style:table-row-properties/>
    </style:style>
    <style:style style:name="TableCell1008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1008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1009" style:family="table-row">
      <style:table-row-properties/>
    </style:style>
    <style:style style:name="TableCell1009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1009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1010" style:family="table-row">
      <style:table-row-properties/>
    </style:style>
    <style:style style:name="TableCell1010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1010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1011" style:family="table-row">
      <style:table-row-properties/>
    </style:style>
    <style:style style:name="TableCell1011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1011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1012" style:family="table-row">
      <style:table-row-properties/>
    </style:style>
    <style:style style:name="TableCell1012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1012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1013" style:family="table-row">
      <style:table-row-properties/>
    </style:style>
    <style:style style:name="TableCell1013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1013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olumn1100" style:family="table-column">
      <style:table-column-properties style:column-width="0.459722in"/>
    </style:style>
    <style:style style:name="TableColumn1101" style:family="table-column">
      <style:table-column-properties style:column-width="2.028472in"/>
    </style:style>
    <style:style style:name="Table11" style:family="table">
      <style:table-properties style:width="2.488194in" fo:margin-left="0.000000in" style:writing-mode="lr" table:align="left" style:may-break-between-rows="true"/>
    </style:style>
    <style:style style:name="TableRow1100" style:family="table-row">
      <style:table-row-properties/>
    </style:style>
    <style:style style:name="TableCell1100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1100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1101" style:family="table-row">
      <style:table-row-properties/>
    </style:style>
    <style:style style:name="TableCell1101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1101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1102" style:family="table-row">
      <style:table-row-properties/>
    </style:style>
    <style:style style:name="TableCell1102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1102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1103" style:family="table-row">
      <style:table-row-properties/>
    </style:style>
    <style:style style:name="TableCell1103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1103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1104" style:family="table-row">
      <style:table-row-properties/>
    </style:style>
    <style:style style:name="TableCell1104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1104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1105" style:family="table-row">
      <style:table-row-properties/>
    </style:style>
    <style:style style:name="TableCell1105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1105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1106" style:family="table-row">
      <style:table-row-properties/>
    </style:style>
    <style:style style:name="TableCell1106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1106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olumn1200" style:family="table-column">
      <style:table-column-properties style:column-width="1.612500in"/>
    </style:style>
    <style:style style:name="TableColumn1201" style:family="table-column">
      <style:table-column-properties style:column-width="4.625694in"/>
    </style:style>
    <style:style style:name="Table12" style:family="table">
      <style:table-properties style:width="6.238194in" fo:margin-left="0.000000in" style:writing-mode="lr" table:align="left" style:may-break-between-rows="true"/>
    </style:style>
    <style:style style:name="TableRow1200" style:family="table-row">
      <style:table-row-properties/>
    </style:style>
    <style:style style:name="TableCell1200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1200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1201" style:family="table-row">
      <style:table-row-properties/>
    </style:style>
    <style:style style:name="TableCell1201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1201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1202" style:family="table-row">
      <style:table-row-properties/>
    </style:style>
    <style:style style:name="TableCell1202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1202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1203" style:family="table-row">
      <style:table-row-properties/>
    </style:style>
    <style:style style:name="TableCell1203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1203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1204" style:family="table-row">
      <style:table-row-properties/>
    </style:style>
    <style:style style:name="TableCell1204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1204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1205" style:family="table-row">
      <style:table-row-properties/>
    </style:style>
    <style:style style:name="TableCell1205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1205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</office:automatic-styles>
  <office:body>
    <office:text>
      <text:p text:style-name="P1"><text:span text:style-name="T1">Module 2<text:s/></text:span><text:span text:style-name="T2">–</text:span><text:span text:style-name="T3"><text:s/>Introduction to Programming</text:span></text:p>
      <text:list text:style-name="L2">
        <text:list-item>
          <text:p text:style-name="P2"><text:span text:style-name="T4">Overview of C Programming</text:span></text:p>
        </text:list-item>
      </text:list>
      <text:p text:style-name="P3"><text:span text:style-name="T5">C programming</text:span><text:span text:style-name="T6"><text:s/>is a powerful, general-purpose programming language developed in the early 1970s by<text:s/></text:span><text:span text:style-name="T7">Dennis Ritchie</text:span><text:span text:style-name="T8"><text:s/>at<text:s/></text:span><text:span text:style-name="T9">Bell Labs</text:span><text:span text:style-name="T10">. It is known for its<text:s/></text:span><text:span text:style-name="T11">speed, efficiency, and control over system resources</text:span><text:span text:style-name="T12">, making it widely used in system/software development.</text:span></text:p>
      <text:p text:style-name="P3"><text:span text:style-name="T12"/></text:p>
      <text:p text:style-name="P3"><text:span text:style-name="T13">Write an essay covering the history and evolution of C programming. Explain its importance and why it is still used today.</text:span></text:p>
      <text:p text:style-name="P4"><text:span text:style-name="T14">Introduction</text:span><text:span text:style-name="T15"/></text:p>
      <text:p text:style-name="P5"><text:span text:style-name="T16">The<text:s/></text:span><text:span text:style-name="T17">C programming language</text:span><text:span text:style-name="T18"><text:s/>is one of the most influential and widely used programming languages in the history of computer science. Developed more than five decades ago, C has played a crucial role in shaping modern computing. Despite the rise of newer programming languages, C remains an essential language due to its efficiency, portability, and close relationship with hardware.</text:span></text:p>
      <text:p text:style-name="P6"><text:span text:style-name="T19"/></text:p>
      <text:p text:style-name="P7"><text:span text:style-name="T20">History and Evolution of C Programming</text:span><text:span text:style-name="T21"/></text:p>
      <text:p text:style-name="P8"><text:span text:style-name="T22">The roots of C trace back to the late<text:s/></text:span><text:span text:style-name="T23">1960s</text:span><text:span text:style-name="T24"><text:s/>and early<text:s/></text:span><text:span text:style-name="T25">1970s</text:span><text:span text:style-name="T26">, during the early days of computer systems. Here's a brief timeline of its evolution:</text:span></text:p>
      <text:list text:style-name="L9">
        <text:list-item>
          <text:p text:style-name="P9"><text:span text:style-name="T27">BCPL and B (1966</text:span><text:span text:style-name="T28">–</text:span><text:span text:style-name="T29">1969):</text:span><text:span text:style-name="T30"/></text:p>
        </text:list-item>
        <text:list-item>
          <text:p text:style-name="P10"><text:span text:style-name="T31">The story begins with<text:s/></text:span><text:span text:style-name="T32">BCPL (Basic Combined Programming Language)</text:span><text:span text:style-name="T33">, developed by<text:s/></text:span><text:span text:style-name="T34">Martin Richards</text:span><text:span text:style-name="T35">.</text:span></text:p>
        </text:list-item>
        <text:list-item>
          <text:p text:style-name="P10"><text:span text:style-name="T35">Later,<text:s/></text:span><text:span text:style-name="T36">Ken Thompson</text:span><text:span text:style-name="T37"><text:s/>at Bell Labs created a simplified version called<text:s/></text:span><text:span text:style-name="T38">B</text:span><text:span text:style-name="T39">, which was used in early Unix development.</text:span></text:p>
        </text:list-item>
        <text:list-item>
          <text:p text:style-name="P11"><text:span text:style-name="T40">Birth of C (1972):</text:span><text:span text:style-name="T41"/></text:p>
        </text:list-item>
        <text:list-item>
          <text:p text:style-name="P12"><text:span text:style-name="T42">Dennis Ritchie</text:span><text:span text:style-name="T43">, also at<text:s/></text:span><text:span text:style-name="T44">Bell Labs</text:span><text:span text:style-name="T45">, built upon B to create a new language called<text:s/></text:span><text:span text:style-name="T46">C</text:span><text:span text:style-name="T47"><text:s/>in 1972.</text:span></text:p>
        </text:list-item>
        <text:list-item>
          <text:p text:style-name="P12"><text:span text:style-name="T47">C was developed to rewrite the<text:s/></text:span><text:span text:style-name="T48">Unix operating system</text:span><text:span text:style-name="T49">, which was initially written in assembly language. This was a major milestone</text:span><text:span text:style-name="T50">—</text:span><text:span text:style-name="T51">Unix became the first OS written in a high-level language</text:span><text:span text:style-name="T52">.</text:span></text:p>
        </text:list-item>
        <text:list-item>
          <text:p text:style-name="P13"><text:span text:style-name="T53">Standardization and Spread (1980s):</text:span><text:span text:style-name="T54"/></text:p>
        </text:list-item>
        <text:list-item>
          <text:p text:style-name="P14"><text:span text:style-name="T54">C quickly gained popularity in academia and industry.</text:span></text:p>
        </text:list-item>
        <text:list-item>
          <text:p text:style-name="P14"><text:span text:style-name="T54">In<text:s/></text:span><text:span text:style-name="T55">1983</text:span><text:span text:style-name="T56">, the<text:s/></text:span><text:span text:style-name="T57">American National Standards Institute (ANSI)</text:span><text:span text:style-name="T58"><text:s/>started working on standardizing C.</text:span></text:p>
        </text:list-item>
        <text:list-item>
          <text:p text:style-name="P14"><text:span text:style-name="T58">The first official standard, known as<text:s/></text:span><text:span text:style-name="T59">ANSI C or C89</text:span><text:span text:style-name="T60">, was released in<text:s/></text:span><text:span text:style-name="T61">1989</text:span><text:span text:style-name="T62">. It was later adopted as<text:s/></text:span><text:span text:style-name="T63">ISO C (ISO/IEC 9899)</text:span><text:span text:style-name="T64">.</text:span></text:p>
        </text:list-item>
        <text:list-item>
          <text:p text:style-name="P15"><text:span text:style-name="T65">Further Versions:</text:span><text:span text:style-name="T66"/></text:p>
        </text:list-item>
        <text:list-item>
          <text:p text:style-name="P16"><text:span text:style-name="T67">C99 (1999):</text:span><text:span text:style-name="T68"><text:s/>Added features like inline functions, variable-length arrays, and new data types.</text:span></text:p>
        </text:list-item>
        <text:list-item>
          <text:p text:style-name="P16"><text:span text:style-name="T69">C11 (2011):</text:span><text:span text:style-name="T70"><text:s/>Improved multithreading support and safer programming features.</text:span></text:p>
        </text:list-item>
        <text:list-item>
          <text:p text:style-name="P16"><text:span text:style-name="T71">C18 (2018):</text:span><text:span text:style-name="T72"><text:s/>Minor revisions and bug fixes.</text:span></text:p>
        </text:list-item>
        <text:list-item>
          <text:p text:style-name="P17"><text:span text:style-name="T73">Setting Up Environmen</text:span><text:span text:style-name="T74"/></text:p>
        </text:list-item>
      </text:list>
      <text:p text:style-name="P18"><text:span text:style-name="T75">Describe the steps to install a C compiler (e.g., GCC) and set up an Integrated Development Environment (IDE) like DevC++, VS Code, or CodeBlocks</text:span><text:span text:style-name="T76">.</text:span></text:p>
      <text:p text:style-name="P18"><text:span text:style-name="T76">To write and run C programs, you need two things:</text:span></text:p>
      <text:list text:style-name="L19">
        <text:list-item>
          <text:p text:style-name="P19"><text:span text:style-name="T76">A<text:s/></text:span><text:span text:style-name="T77">C compiler</text:span><text:span text:style-name="T78"><text:s/>(like<text:s/></text:span><text:span text:style-name="T79">GCC</text:span><text:span text:style-name="T80">) to compile your code.</text:span></text:p>
        </text:list-item>
        <text:list-item>
          <text:p text:style-name="P19"><text:span text:style-name="T80">An<text:s/></text:span><text:span text:style-name="T81">IDE</text:span><text:span text:style-name="T82"><text:s/>(like<text:s/></text:span><text:span text:style-name="T83">DevC++</text:span><text:span text:style-name="T84">,<text:s/></text:span><text:span text:style-name="T85">VS Code</text:span><text:span text:style-name="T86">, or<text:s/></text:span><text:span text:style-name="T87">Code::Blocks</text:span><text:span text:style-name="T88">) to write and manage your code easily.</text:span></text:p>
        </text:list-item>
      </text:list>
      <text:p text:style-name="P20"><text:span text:style-name="T89"/></text:p>
      <text:p text:style-name="P21"><text:span text:style-name="T90">🔹</text:span><text:span text:style-name="T91"><text:s/>Step-by-Step Guide</text:span></text:p>
      <text:p text:style-name="P22"><text:span text:style-name="T92"/></text:p>
      <text:p text:style-name="P23"><text:span text:style-name="T93">Option 1: Install DevC++ (Beginner Friendly)</text:span></text:p>
      <text:p text:style-name="P23"><text:span text:style-name="T94">DevC++</text:span><text:span text:style-name="T95"><text:s/>is an IDE that comes with a built-in compiler (GCC). Ideal for beginners.</text:span></text:p>
      <text:p text:style-name="P24"><text:span text:style-name="T96"><text:s/>Steps:</text:span></text:p>
      <text:list text:style-name="L25">
        <text:list-item>
          <text:p text:style-name="P25"><text:span text:style-name="T97">Go to:<text:s/></text:span><text:a xlink:href="https://sourceforge.net/projects/orwelldevcpp/"><text:span text:style-name="T98">https://sourceforge.net/projects/orwelldevcpp/</text:span></text:a><text:span text:style-name="T99"/></text:p>
        </text:list-item>
        <text:list-item>
          <text:p text:style-name="P25"><text:span text:style-name="T99">Click<text:s/></text:span><text:span text:style-name="T100">Download</text:span><text:span text:style-name="T101"><text:s/>and install the<text:s/></text:span><text:span text:style-name="T102">.exe</text:span><text:span text:style-name="T103"><text:s/>file.</text:span></text:p>
        </text:list-item>
        <text:list-item>
          <text:p text:style-name="P25"><text:span text:style-name="T103">Follow the setup wizard (default settings are fine).</text:span></text:p>
        </text:list-item>
        <text:list-item>
          <text:p text:style-name="P25"><text:span text:style-name="T103">Launch DevC++.</text:span></text:p>
        </text:list-item>
        <text:list-item>
          <text:p text:style-name="P25"><text:span text:style-name="T103">Go to<text:s/></text:span><text:span text:style-name="T104">File<text:s/></text:span><text:span text:style-name="T105">→</text:span><text:span text:style-name="T106"><text:s/>New<text:s/></text:span><text:span text:style-name="T107">→</text:span><text:span text:style-name="T108"><text:s/>Source File</text:span><text:span text:style-name="T109">, write your C code, and save with<text:s/></text:span><text:span text:style-name="T110">.c</text:span><text:span text:style-name="T111"><text:s/>extension.</text:span></text:p>
        </text:list-item>
        <text:list-item>
          <text:p text:style-name="P25"><text:span text:style-name="T112">Press<text:s/></text:span><text:span text:style-name="T113">F9</text:span><text:span text:style-name="T114"><text:s/>to compile and run the code.</text:span></text:p>
        </text:list-item>
      </text:list>
      <text:p text:style-name="P26"><text:span text:style-name="T115"/></text:p>
      <text:p text:style-name="P27"><text:span text:style-name="T116"><text:s/>Option 2: Install Code::Blocks with GCC</text:span></text:p>
      <text:p text:style-name="P27"><text:span text:style-name="T117">Code::Blocks</text:span><text:span text:style-name="T118"><text:s/>is another beginner-friendly IDE that can include GCC.</text:span></text:p>
      <text:p text:style-name="P28"><text:span text:style-name="T119"><text:s/>Steps:</text:span></text:p>
      <text:list text:style-name="L29">
        <text:list-item>
          <text:p text:style-name="P29"><text:span text:style-name="T120">Go to:<text:s/></text:span><text:a xlink:href="https://www.codeblocks.org/downloads/"><text:span text:style-name="T121">https://www.codeblocks.org/downloads/</text:span></text:a><text:span text:style-name="T122"/></text:p>
        </text:list-item>
        <text:list-item>
          <text:p text:style-name="P29"><text:span text:style-name="T122">Download the<text:s/></text:span><text:span text:style-name="T123">"codeblocks-XXmingw-setup.exe"</text:span><text:span text:style-name="T124"><text:s/>version<text:s/></text:span><text:span text:style-name="T125">(includes GCC compiler)</text:span><text:span text:style-name="T126">.</text:span></text:p>
        </text:list-item>
        <text:list-item>
          <text:p text:style-name="P29"><text:span text:style-name="T126">Run the installer and select default options.</text:span></text:p>
        </text:list-item>
        <text:list-item>
          <text:p text:style-name="P29"><text:span text:style-name="T126">Open Code::Blocks.</text:span></text:p>
        </text:list-item>
        <text:list-item>
          <text:p text:style-name="P29"><text:span text:style-name="T126">Go to<text:s/></text:span><text:span text:style-name="T127">File<text:s/></text:span><text:span text:style-name="T128">→</text:span><text:span text:style-name="T129"><text:s/>New<text:s/></text:span><text:span text:style-name="T130">→</text:span><text:span text:style-name="T131"><text:s/>Project<text:s/></text:span><text:span text:style-name="T132">→</text:span><text:span text:style-name="T133"><text:s/>Console Application<text:s/></text:span><text:span text:style-name="T134">→</text:span><text:span text:style-name="T135"><text:s/>C</text:span><text:span text:style-name="T136">.</text:span></text:p>
        </text:list-item>
        <text:list-item>
          <text:p text:style-name="P29"><text:span text:style-name="T137">Write your code and press<text:s/></text:span><text:span text:style-name="T138">F9</text:span><text:span text:style-name="T139"><text:s/>to build and run.</text:span></text:p>
        </text:list-item>
      </text:list>
      <text:p text:style-name="P30"><text:span text:style-name="T140"/></text:p>
      <text:p text:style-name="P31"><text:span text:style-name="T141"><text:s/>Option 3: Install VS Code with GCC (Advanced Setup)</text:span></text:p>
      <text:p text:style-name="P31"><text:span text:style-name="T142">Visual Studio Code (VS Code)</text:span><text:span text:style-name="T143"><text:s/>is a modern, powerful code editor. You need to manually install GCC and some extensions.</text:span></text:p>
      <text:p text:style-name="P32"><text:span text:style-name="T144">🔽</text:span><text:span text:style-name="T145"><text:s/>Steps:</text:span></text:p>
      <text:p text:style-name="P32"><text:span text:style-name="T146">1.<text:s/></text:span><text:span text:style-name="T147">Install GCC Compiler (via MinGW):</text:span><text:span text:style-name="T148"/></text:p>
      <text:list text:style-name="L33">
        <text:list-item>
          <text:p text:style-name="P33"><text:span text:style-name="T149">Go to:<text:s/></text:span><text:a xlink:href="https://www.mingw-w64.org/"><text:span text:style-name="T150">https://www.mingw-w64.org/</text:span></text:a><text:span text:style-name="T151"/></text:p>
        </text:list-item>
        <text:list-item>
          <text:p text:style-name="P33"><text:span text:style-name="T151">Download and install the version for Windows.</text:span></text:p>
        </text:list-item>
        <text:list-item>
          <text:p text:style-name="P33"><text:span text:style-name="T151">During installation:</text:span></text:p>
        </text:list-item>
        <text:list-item>
          <text:p text:style-name="P34"><text:span text:style-name="T151">Architecture:<text:s/></text:span><text:span text:style-name="T152">x86_64</text:span><text:span text:style-name="T153"/></text:p>
        </text:list-item>
        <text:list-item>
          <text:p text:style-name="P34"><text:span text:style-name="T153">Threads:<text:s/></text:span><text:span text:style-name="T154">posix</text:span><text:span text:style-name="T155"/></text:p>
        </text:list-item>
        <text:list-item>
          <text:p text:style-name="P34"><text:span text:style-name="T155">Exception:<text:s/></text:span><text:span text:style-name="T156">seh</text:span><text:span text:style-name="T157"/></text:p>
        </text:list-item>
        <text:list-item>
          <text:p text:style-name="P35"><text:span text:style-name="T157">Add the<text:s/></text:span><text:span text:style-name="T158">bin</text:span><text:span text:style-name="T159"><text:s/>folder (e.g.,<text:s/></text:span><text:span text:style-name="T160">C:\Program Files\mingw-w64\...\bin</text:span><text:span text:style-name="T161">) to your<text:s/></text:span><text:span text:style-name="T162">System PATH</text:span><text:span text:style-name="T163">:</text:span></text:p>
        </text:list-item>
        <text:list-item>
          <text:p text:style-name="P36"><text:span text:style-name="T163">Right-click<text:s/></text:span><text:span text:style-name="T164">This PC<text:s/></text:span><text:span text:style-name="T165">→</text:span><text:span text:style-name="T166"><text:s/>Properties<text:s/></text:span><text:span text:style-name="T167">→</text:span><text:span text:style-name="T168"><text:s/>Advanced System Settings<text:s/></text:span><text:span text:style-name="T169">→</text:span><text:span text:style-name="T170"><text:s/>Environment Variables<text:s/></text:span><text:span text:style-name="T171">→</text:span><text:span text:style-name="T172"><text:s/>PATH<text:s/></text:span><text:span text:style-name="T173">→</text:span><text:span text:style-name="T174"><text:s/>Edit</text:span><text:span text:style-name="T175"><text:s/>and paste the path.</text:span></text:p>
        </text:list-item>
      </text:list>
      <text:p text:style-name="P37"><text:span text:style-name="T176">2.<text:s/></text:span><text:span text:style-name="T177">Verify GCC Installation:</text:span><text:span text:style-name="T178"/></text:p>
      <text:list text:style-name="L38">
        <text:list-item>
          <text:p text:style-name="P38"><text:span text:style-name="T179">Open<text:s/></text:span><text:span text:style-name="T180">Command Prompt</text:span><text:span text:style-name="T181"><text:s/>and type:</text:span></text:p>
        </text:list-item>
      </text:list>
      <text:p text:style-name="P39"><text:span text:style-name="T182">css</text:span></text:p>
      <text:p text:style-name="P39"><text:span text:style-name="T182">CopyEdit</text:span></text:p>
      <text:p text:style-name="P39"><text:span text:style-name="T182">gcc --version</text:span></text:p>
      <text:p text:style-name="P40"><text:span text:style-name="T183">If installed correctly, it will show the version.</text:span></text:p>
      <text:p text:style-name="P41"><text:span text:style-name="T184">3.<text:s/></text:span><text:span text:style-name="T185">Install VS Code:</text:span><text:span text:style-name="T186"/></text:p>
      <text:list text:style-name="L42">
        <text:list-item>
          <text:p text:style-name="P42"><text:span text:style-name="T187">Download from:<text:s/></text:span><text:a xlink:href="https://code.visualstudio.com/"><text:span text:style-name="T188">https://code.visualstudio.com/</text:span></text:a><text:span text:style-name="T189"/></text:p>
        </text:list-item>
        <text:list-item>
          <text:p text:style-name="P42"><text:span text:style-name="T189">Install and launch it.</text:span></text:p>
        </text:list-item>
      </text:list>
      <text:p text:style-name="P43"><text:span text:style-name="T190">4.<text:s/></text:span><text:span text:style-name="T191">Install C/C++ Extension:</text:span><text:span text:style-name="T192"/></text:p>
      <text:list text:style-name="L44">
        <text:list-item>
          <text:p text:style-name="P44"><text:span text:style-name="T193">Go to<text:s/></text:span><text:span text:style-name="T194">Extensions</text:span><text:span text:style-name="T195"><text:s/>(Ctrl+Shift+X), search for<text:s/></text:span><text:span text:style-name="T196">C/C++</text:span><text:span text:style-name="T197">, and install Microsoft’s C/C++ extension.</text:span></text:p>
        </text:list-item>
      </text:list>
      <text:p text:style-name="P45"><text:span text:style-name="T198">5.<text:s/></text:span><text:span text:style-name="T199">Create and Run a C File:</text:span><text:span text:style-name="T200"/></text:p>
      <text:list text:style-name="L46">
        <text:list-item>
          <text:p text:style-name="P46"><text:span text:style-name="T201">Create a new folder and open it in VS Code.</text:span></text:p>
        </text:list-item>
        <text:list-item>
          <text:p text:style-name="P46"><text:span text:style-name="T201">Create a file<text:s/></text:span><text:span text:style-name="T202">program.c</text:span><text:span text:style-name="T203">, write your code.</text:span></text:p>
        </text:list-item>
        <text:list-item>
          <text:p text:style-name="P46"><text:span text:style-name="T203">Open the terminal in VS Code (</text:span><text:span text:style-name="T204">Ctrl + ~</text:span><text:span text:style-name="T205">) and compile:</text:span></text:p>
        </text:list-item>
      </text:list>
      <text:p text:style-name="P47"><text:span text:style-name="T206">bash</text:span></text:p>
      <text:p text:style-name="P47"><text:span text:style-name="T206">CopyEdit</text:span></text:p>
      <text:p text:style-name="P47"><text:span text:style-name="T206">gcc program.c -o program</text:span></text:p>
      <text:p text:style-name="P47"><text:span text:style-name="T206">./program</text:span></text:p>
      <text:p text:style-name="P48"><text:span text:style-name="T207"/></text:p>
      <text:p text:style-name="P49"><text:span text:style-name="T208"><text:s/>Summary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51"><text:span text:style-name="T210">IDE</text:span><text:span text:style-name="T211"/></text:p>
          </table:table-cell>
          <table:table-cell table:style-name="TableCell010001">
            <text:p text:style-name="P51"><text:span text:style-name="T212">Compiler Needed</text:span><text:span text:style-name="T213"/></text:p>
          </table:table-cell>
          <table:table-cell table:style-name="TableCell010002">
            <text:p text:style-name="P51"><text:span text:style-name="T214">Difficulty</text:span><text:span text:style-name="T215"/></text:p>
          </table:table-cell>
          <table:table-cell table:style-name="TableCell010003">
            <text:p text:style-name="P51"><text:span text:style-name="T216">Best For</text:span><text:span text:style-name="T217"/></text:p>
          </table:table-cell>
        </table:table-row>
        <table:table-row table:style-name="TableRow0101">
          <table:table-cell table:style-name="TableCell010100">
            <text:p text:style-name="P54"><text:span text:style-name="T218">DevC++</text:span><text:span text:style-name="T219"/></text:p>
          </table:table-cell>
          <table:table-cell table:style-name="TableCell010101">
            <text:p text:style-name="P54"><text:span text:style-name="T220">Built-in (GCC)</text:span><text:span text:style-name="T221"/></text:p>
          </table:table-cell>
          <table:table-cell table:style-name="TableCell010102">
            <text:p text:style-name="P54"><text:span text:style-name="T222">Easy</text:span><text:span text:style-name="T223"/></text:p>
          </table:table-cell>
          <table:table-cell table:style-name="TableCell010103">
            <text:p text:style-name="P54"><text:span text:style-name="T224">Beginners</text:span><text:span text:style-name="T225"/></text:p>
          </table:table-cell>
        </table:table-row>
        <table:table-row table:style-name="TableRow0102">
          <table:table-cell table:style-name="TableCell010200">
            <text:p text:style-name="P56"><text:span text:style-name="T226">Code::Blocks</text:span><text:span text:style-name="T227"/></text:p>
          </table:table-cell>
          <table:table-cell table:style-name="TableCell010201">
            <text:p text:style-name="P56"><text:span text:style-name="T228">Built-in (with MinGW)</text:span><text:span text:style-name="T229"/></text:p>
          </table:table-cell>
          <table:table-cell table:style-name="TableCell010202">
            <text:p text:style-name="P56"><text:span text:style-name="T230">Easy</text:span><text:span text:style-name="T231"/></text:p>
          </table:table-cell>
          <table:table-cell table:style-name="TableCell010203">
            <text:p text:style-name="P56"><text:span text:style-name="T232">Beginners to Intermediate</text:span><text:span text:style-name="T233"/></text:p>
          </table:table-cell>
        </table:table-row>
        <table:table-row table:style-name="TableRow0103">
          <table:table-cell table:style-name="TableCell010300">
            <text:p text:style-name="P58"><text:span text:style-name="T234">VS Code</text:span><text:span text:style-name="T235"/></text:p>
          </table:table-cell>
          <table:table-cell table:style-name="TableCell010301">
            <text:p text:style-name="P58"><text:span text:style-name="T236">Requires GCC setup</text:span><text:span text:style-name="T237"/></text:p>
          </table:table-cell>
          <table:table-cell table:style-name="TableCell010302">
            <text:p text:style-name="P58"><text:span text:style-name="T238">Medium</text:span><text:span text:style-name="T239"/></text:p>
          </table:table-cell>
          <table:table-cell table:style-name="TableCell010303">
            <text:p text:style-name="P58"><text:span text:style-name="T240">Intermediate to Advanced</text:span><text:span text:style-name="T241"/></text:p>
          </table:table-cell>
        </table:table-row>
        <table:table-row table:style-name="TableRow0104">
          <table:table-cell table:style-name="TableCell010400">
            <text:p text:style-name="P60"><text:span text:style-name="T242"/></text:p>
            <text:p text:style-name="P61"><text:span text:style-name="T243">3. Basic Structure of a<text:s text:c="2"/>C Program</text:span><text:span text:style-name="T244"/></text:p>
          </table:table-cell>
          <table:table-cell table:style-name="TableCell010401">
            <text:p text:style-name="P62"><text:span text:style-name="T244"/></text:p>
          </table:table-cell>
          <table:table-cell table:style-name="TableCell010402">
            <text:p text:style-name="P62"><text:span text:style-name="T244"/></text:p>
          </table:table-cell>
          <table:table-cell table:style-name="TableCell010403">
            <text:p text:style-name="P62"><text:span text:style-name="T244"/></text:p>
          </table:table-cell>
        </table:table-row>
        <table:table-row table:style-name="TableRow0105">
          <table:table-cell table:style-name="TableCell010500">
            <text:p text:style-name="P64"><text:span text:style-name="T244"/></text:p>
          </table:table-cell>
          <table:table-cell table:style-name="TableCell010501">
            <text:p text:style-name="P64"><text:span text:style-name="T244"/></text:p>
          </table:table-cell>
          <table:table-cell table:style-name="TableCell010502">
            <text:p text:style-name="P64"><text:span text:style-name="T244"/></text:p>
          </table:table-cell>
          <table:table-cell table:style-name="TableCell010503">
            <text:p text:style-name="P64"><text:span text:style-name="T244"/></text:p>
          </table:table-cell>
        </table:table-row>
      </table:table>
      <text:p text:style-name="P66"><text:span text:style-name="T245">Explain the basic structure of a C program, including headers, main function,</text:span></text:p>
      <text:p text:style-name="P66"><text:span text:style-name="T245">comments, data types, and variables. Provide examples.</text:span></text:p>
      <text:p text:style-name="P67"><text:span text:style-name="T246">1.<text:s/></text:span><text:span text:style-name="T247">Header Files</text:span><text:span text:style-name="T248"/></text:p>
      <text:p text:style-name="P68"><text:span text:style-name="T249">Header files contain declarations for functions and macros used in the program. The most common one is:</text:span></text:p>
      <text:p text:style-name="P69"><text:span text:style-name="T250">c</text:span></text:p>
      <text:p text:style-name="P69"><text:span text:style-name="T250">CopyEdit</text:span></text:p>
      <text:p text:style-name="P69"><text:span text:style-name="T250">#include &lt;stdio.h&gt;</text:span></text:p>
      <text:p text:style-name="P70"><text:span text:style-name="T251">This includes the Standard Input/Output library, which allows functions like<text:s/></text:span><text:span text:style-name="T252">printf()</text:span><text:span text:style-name="T253"><text:s/>and<text:s/></text:span><text:span text:style-name="T254">scanf()</text:span><text:span text:style-name="T255">.</text:span></text:p>
      <text:p text:style-name="P71"><text:span text:style-name="T256"/></text:p>
      <text:p text:style-name="P72"><text:span text:style-name="T257"><text:s/>2.<text:s/></text:span><text:span text:style-name="T258">Main Function</text:span><text:span text:style-name="T259"/></text:p>
      <text:p text:style-name="P73"><text:span text:style-name="T260">Every C program must have a<text:s/></text:span><text:span text:style-name="T261">main()</text:span><text:span text:style-name="T262"><text:s/>function. It’s the entry point where the execution starts.</text:span></text:p>
      <text:p text:style-name="P74"><text:span text:style-name="T263">c</text:span></text:p>
      <text:p text:style-name="P74"><text:span text:style-name="T263">CopyEdit</text:span></text:p>
      <text:p text:style-name="P74"><text:span text:style-name="T263">int main() {</text:span></text:p>
      <text:p text:style-name="P74"><text:span text:style-name="T263"><text:s text:c="4"/>// Code goes here</text:span></text:p>
      <text:p text:style-name="P74"><text:span text:style-name="T263"><text:s text:c="4"/>return 0;</text:span></text:p>
      <text:p text:style-name="P74"><text:span text:style-name="T263">}</text:span></text:p>
      <text:p text:style-name="P75"><text:span text:style-name="T264"/></text:p>
      <text:p text:style-name="P76"><text:span text:style-name="T265"><text:s/>3.<text:s/></text:span><text:span text:style-name="T266">Comments</text:span><text:span text:style-name="T267"/></text:p>
      <text:p text:style-name="P77"><text:span text:style-name="T268">Comments are used to describe the code. They are ignored by the compiler.</text:span></text:p>
      <text:list text:style-name="L78">
        <text:list-item>
          <text:p text:style-name="P78"><text:span text:style-name="T269">Single-line comment:</text:span><text:span text:style-name="T270"/></text:p>
        </text:list-item>
      </text:list>
      <text:p text:style-name="P79"><text:span text:style-name="T271">c</text:span></text:p>
      <text:p text:style-name="P79"><text:span text:style-name="T271">CopyEdit</text:span></text:p>
      <text:p text:style-name="P79"><text:span text:style-name="T271">// This is a single-line comment</text:span></text:p>
      <text:list text:style-name="L80">
        <text:list-item>
          <text:p text:style-name="P80"><text:span text:style-name="T272">Multi-line comment:</text:span><text:span text:style-name="T273"/></text:p>
        </text:list-item>
      </text:list>
      <text:p text:style-name="P81"><text:span text:style-name="T274">c</text:span></text:p>
      <text:p text:style-name="P81"><text:span text:style-name="T274">CopyEdit</text:span></text:p>
      <text:p text:style-name="P81"><text:span text:style-name="T274">/* This is</text:span></text:p>
      <text:p text:style-name="P81"><text:span text:style-name="T274"><text:s text:c="3"/>a multi-line comment */</text:span></text:p>
      <text:p text:style-name="P82"><text:span text:style-name="T275"/></text:p>
      <text:p text:style-name="P83"><text:span text:style-name="T276"><text:s/>4.<text:s/></text:span><text:span text:style-name="T277">Data Types</text:span><text:span text:style-name="T278"/></text:p>
      <text:p text:style-name="P84"><text:span text:style-name="T279">C provides several data types, such as: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row table:style-name="TableRow0200">
          <table:table-cell table:style-name="TableCell020000">
            <text:p text:style-name="P86"><text:span text:style-name="T281">Data Type</text:span><text:span text:style-name="T282"/></text:p>
          </table:table-cell>
          <table:table-cell table:style-name="TableCell020001">
            <text:p text:style-name="P86"><text:span text:style-name="T283">Description</text:span><text:span text:style-name="T284"/></text:p>
          </table:table-cell>
          <table:table-cell table:style-name="TableCell020002">
            <text:p text:style-name="P86"><text:span text:style-name="T285">Example</text:span><text:span text:style-name="T286"/></text:p>
          </table:table-cell>
        </table:table-row>
        <table:table-row table:style-name="TableRow0201">
          <table:table-cell table:style-name="TableCell020100">
            <text:p text:style-name="P89"><text:span text:style-name="T287">int</text:span><text:span text:style-name="T288"/></text:p>
          </table:table-cell>
          <table:table-cell table:style-name="TableCell020101">
            <text:p text:style-name="P89"><text:span text:style-name="T289">Integer values</text:span><text:span text:style-name="T290"/></text:p>
          </table:table-cell>
          <table:table-cell table:style-name="TableCell020102">
            <text:p text:style-name="P89"><text:span text:style-name="T291">int age = 18;</text:span><text:span text:style-name="T292"/></text:p>
          </table:table-cell>
        </table:table-row>
        <table:table-row table:style-name="TableRow0202">
          <table:table-cell table:style-name="TableCell020200">
            <text:p text:style-name="P91"><text:span text:style-name="T293">float</text:span><text:span text:style-name="T294"/></text:p>
          </table:table-cell>
          <table:table-cell table:style-name="TableCell020201">
            <text:p text:style-name="P91"><text:span text:style-name="T295">Decimal values (low precision)</text:span><text:span text:style-name="T296"/></text:p>
          </table:table-cell>
          <table:table-cell table:style-name="TableCell020202">
            <text:p text:style-name="P91"><text:span text:style-name="T297">float temp = 36.5;</text:span><text:span text:style-name="T298"/></text:p>
          </table:table-cell>
        </table:table-row>
        <table:table-row table:style-name="TableRow0203">
          <table:table-cell table:style-name="TableCell020300">
            <text:p text:style-name="P93"><text:span text:style-name="T299">double</text:span><text:span text:style-name="T300"/></text:p>
          </table:table-cell>
          <table:table-cell table:style-name="TableCell020301">
            <text:p text:style-name="P93"><text:span text:style-name="T301">Decimal values (high precision)</text:span><text:span text:style-name="T302"/></text:p>
          </table:table-cell>
          <table:table-cell table:style-name="TableCell020302">
            <text:p text:style-name="P93"><text:span text:style-name="T303">double pi = 3.14159;</text:span><text:span text:style-name="T304"/></text:p>
          </table:table-cell>
        </table:table-row>
        <table:table-row table:style-name="TableRow0204">
          <table:table-cell table:style-name="TableCell020400">
            <text:p text:style-name="P95"><text:span text:style-name="T305">char</text:span><text:span text:style-name="T306"/></text:p>
          </table:table-cell>
          <table:table-cell table:style-name="TableCell020401">
            <text:p text:style-name="P95"><text:span text:style-name="T307">Single character</text:span><text:span text:style-name="T308"/></text:p>
          </table:table-cell>
          <table:table-cell table:style-name="TableCell020402">
            <text:p text:style-name="P95"><text:span text:style-name="T309">char grade = 'A';</text:span><text:span text:style-name="T310"/></text:p>
          </table:table-cell>
        </table:table-row>
      </table:table>
      <text:p text:style-name="P97"><text:span text:style-name="T311"/></text:p>
      <text:p text:style-name="P98"><text:span text:style-name="T312"><text:s/>5.<text:s/></text:span><text:span text:style-name="T313">Variables</text:span><text:span text:style-name="T314"/></text:p>
      <text:p text:style-name="P99"><text:span text:style-name="T315">Variables are used to store data. You must declare the type before using them.</text:span></text:p>
      <text:p text:style-name="P100"><text:span text:style-name="T316">c</text:span></text:p>
      <text:p text:style-name="P100"><text:span text:style-name="T316">CopyEdit</text:span></text:p>
      <text:p text:style-name="P100"><text:span text:style-name="T316">int age = 25;</text:span></text:p>
      <text:p text:style-name="P100"><text:span text:style-name="T316">float temperature = 37.5;</text:span></text:p>
      <text:p text:style-name="P100"><text:span text:style-name="T316">char grade = 'A';</text:span></text:p>
      <text:p text:style-name="P101"><text:span text:style-name="T317"/></text:p>
      <text:p text:style-name="P101"><text:span text:style-name="T318">4. Operators in C</text:span><text:span text:style-name="T319"/></text:p>
      <text:p text:style-name="P102"><text:span text:style-name="T320">Write notes explaining each type of operator in C: arithmetic, relational, logical, assignment, increment/decrement, bitwise, and conditional operators.</text:span></text:p>
      <text:p text:style-name="P103"><text:span text:style-name="T321">1.<text:s/></text:span><text:span text:style-name="T322">Arithmetic Operators</text:span><text:span text:style-name="T323"/></text:p>
      <text:p text:style-name="P104"><text:span text:style-name="T324">These perform basic mathematical operations.</text:span></text:p>
      <table:table table:style-name="Table03">
        <table:table-column table:style-name="TableColumn0300"/>
        <table:table-column table:style-name="TableColumn0301"/>
        <table:table-column table:style-name="TableColumn0302"/>
        <table:table-row table:style-name="TableRow0300">
          <table:table-cell table:style-name="TableCell030000">
            <text:p text:style-name="P106"><text:span text:style-name="T326">Operator</text:span><text:span text:style-name="T327"/></text:p>
          </table:table-cell>
          <table:table-cell table:style-name="TableCell030001">
            <text:p text:style-name="P106"><text:span text:style-name="T328">Description</text:span><text:span text:style-name="T329"/></text:p>
          </table:table-cell>
          <table:table-cell table:style-name="TableCell030002">
            <text:p text:style-name="P106"><text:span text:style-name="T330">Example</text:span><text:span text:style-name="T331"/></text:p>
          </table:table-cell>
        </table:table-row>
        <table:table-row table:style-name="TableRow0301">
          <table:table-cell table:style-name="TableCell030100">
            <text:p text:style-name="P109"><text:span text:style-name="T332">+</text:span><text:span text:style-name="T333"/></text:p>
          </table:table-cell>
          <table:table-cell table:style-name="TableCell030101">
            <text:p text:style-name="P109"><text:span text:style-name="T334">Addition</text:span><text:span text:style-name="T335"/></text:p>
          </table:table-cell>
          <table:table-cell table:style-name="TableCell030102">
            <text:p text:style-name="P109"><text:span text:style-name="T336">a + b</text:span><text:span text:style-name="T337"/></text:p>
          </table:table-cell>
        </table:table-row>
        <table:table-row table:style-name="TableRow0302">
          <table:table-cell table:style-name="TableCell030200">
            <text:p text:style-name="P111"><text:span text:style-name="T338">-</text:span><text:span text:style-name="T339"/></text:p>
          </table:table-cell>
          <table:table-cell table:style-name="TableCell030201">
            <text:p text:style-name="P111"><text:span text:style-name="T340">Subtraction</text:span><text:span text:style-name="T341"/></text:p>
          </table:table-cell>
          <table:table-cell table:style-name="TableCell030202">
            <text:p text:style-name="P111"><text:span text:style-name="T342">a - b</text:span><text:span text:style-name="T343"/></text:p>
          </table:table-cell>
        </table:table-row>
        <table:table-row table:style-name="TableRow0303">
          <table:table-cell table:style-name="TableCell030300">
            <text:p text:style-name="P113"><text:span text:style-name="T344">*</text:span><text:span text:style-name="T345"/></text:p>
          </table:table-cell>
          <table:table-cell table:style-name="TableCell030301">
            <text:p text:style-name="P113"><text:span text:style-name="T346">Multiplication</text:span><text:span text:style-name="T347"/></text:p>
          </table:table-cell>
          <table:table-cell table:style-name="TableCell030302">
            <text:p text:style-name="P113"><text:span text:style-name="T348">a * b</text:span><text:span text:style-name="T349"/></text:p>
          </table:table-cell>
        </table:table-row>
        <table:table-row table:style-name="TableRow0304">
          <table:table-cell table:style-name="TableCell030400">
            <text:p text:style-name="P115"><text:span text:style-name="T350">/</text:span><text:span text:style-name="T351"/></text:p>
          </table:table-cell>
          <table:table-cell table:style-name="TableCell030401">
            <text:p text:style-name="P115"><text:span text:style-name="T352">Division</text:span><text:span text:style-name="T353"/></text:p>
          </table:table-cell>
          <table:table-cell table:style-name="TableCell030402">
            <text:p text:style-name="P115"><text:span text:style-name="T354">a / b</text:span><text:span text:style-name="T355"/></text:p>
          </table:table-cell>
        </table:table-row>
        <table:table-row table:style-name="TableRow0305">
          <table:table-cell table:style-name="TableCell030500">
            <text:p text:style-name="P117"><text:span text:style-name="T356">%</text:span><text:span text:style-name="T357"/></text:p>
          </table:table-cell>
          <table:table-cell table:style-name="TableCell030501">
            <text:p text:style-name="P117"><text:span text:style-name="T358">Modulus (remainder)</text:span><text:span text:style-name="T359"/></text:p>
          </table:table-cell>
          <table:table-cell table:style-name="TableCell030502">
            <text:p text:style-name="P117"><text:span text:style-name="T360">a % b</text:span><text:span text:style-name="T361"/></text:p>
          </table:table-cell>
        </table:table-row>
      </table:table>
      <text:p text:style-name="P119"><text:span text:style-name="T362">Example:</text:span></text:p>
      <text:p text:style-name="P120"><text:span text:style-name="T363">c</text:span></text:p>
      <text:p text:style-name="P120"><text:span text:style-name="T363">CopyEdit</text:span></text:p>
      <text:p text:style-name="P120"><text:span text:style-name="T363">int a = 10, b = 3;</text:span></text:p>
      <text:p text:style-name="P120"><text:span text:style-name="T363">printf("%d", a % b);<text:s text:c="2"/>// Output: 1</text:span></text:p>
      <text:p text:style-name="P121"><text:span text:style-name="T364"/></text:p>
      <text:p text:style-name="P122"><text:span text:style-name="T365"><text:s/>2.<text:s/></text:span><text:span text:style-name="T366">Relational Operators</text:span><text:span text:style-name="T367"/></text:p>
      <text:p text:style-name="P123"><text:span text:style-name="T368">These compare two values and return true (</text:span><text:span text:style-name="T369">1</text:span><text:span text:style-name="T370">) or false (</text:span><text:span text:style-name="T371">0</text:span><text:span text:style-name="T372">).</text:span></text:p>
      <table:table table:style-name="Table04">
        <table:table-column table:style-name="TableColumn0400"/>
        <table:table-column table:style-name="TableColumn0401"/>
        <table:table-column table:style-name="TableColumn0402"/>
        <table:table-column table:style-name="TableColumn0403"/>
        <table:table-column table:style-name="TableColumn0404"/>
        <table:table-row table:style-name="TableRow0400">
          <table:table-cell table:style-name="TableCell040000">
            <text:p text:style-name="P125"><text:span text:style-name="T374">Operator</text:span><text:span text:style-name="T375"/></text:p>
          </table:table-cell>
          <table:table-cell table:style-name="TableCell040001">
            <text:p text:style-name="P125"><text:span text:style-name="T376">Description</text:span><text:span text:style-name="T377"/></text:p>
          </table:table-cell>
          <table:table-cell table:style-name="TableCell040002" table:number-columns-spanned="2">
            <text:p text:style-name="P125"><text:span text:style-name="T378">Example</text:span><text:span text:style-name="T379"/></text:p>
          </table:table-cell>
          <table:covered-table-cell/>
        </table:table-row>
        <table:table-row table:style-name="TableRow0401">
          <table:table-cell table:style-name="TableCell040100">
            <text:p text:style-name="P128"><text:span text:style-name="T380">==</text:span><text:span text:style-name="T381"/></text:p>
          </table:table-cell>
          <table:table-cell table:style-name="TableCell040101">
            <text:p text:style-name="P128"><text:span text:style-name="T382">Equal to</text:span><text:span text:style-name="T383"/></text:p>
          </table:table-cell>
          <table:table-cell table:style-name="TableCell040102" table:number-columns-spanned="2">
            <text:p text:style-name="P128"><text:span text:style-name="T384">a == b</text:span><text:span text:style-name="T385"/></text:p>
          </table:table-cell>
          <table:covered-table-cell/>
        </table:table-row>
        <table:table-row table:style-name="TableRow0402">
          <table:table-cell table:style-name="TableCell040200">
            <text:p text:style-name="P130"><text:span text:style-name="T386">!=</text:span><text:span text:style-name="T387"/></text:p>
          </table:table-cell>
          <table:table-cell table:style-name="TableCell040201">
            <text:p text:style-name="P130"><text:span text:style-name="T388">Not equal to</text:span><text:span text:style-name="T389"/></text:p>
          </table:table-cell>
          <table:table-cell table:style-name="TableCell040202" table:number-columns-spanned="2">
            <text:p text:style-name="P130"><text:span text:style-name="T390">a != b</text:span><text:span text:style-name="T391"/></text:p>
          </table:table-cell>
          <table:covered-table-cell/>
        </table:table-row>
        <table:table-row table:style-name="TableRow0403">
          <table:table-cell table:style-name="TableCell040300">
            <text:p text:style-name="P132"><text:span text:style-name="T392">&gt;</text:span><text:span text:style-name="T393"/></text:p>
          </table:table-cell>
          <table:table-cell table:style-name="TableCell040301">
            <text:p text:style-name="P132"><text:span text:style-name="T394">Greater than</text:span><text:span text:style-name="T395"/></text:p>
          </table:table-cell>
          <table:table-cell table:style-name="TableCell040302" table:number-columns-spanned="2">
            <text:p text:style-name="P132"><text:span text:style-name="T396">a &gt; b</text:span><text:span text:style-name="T397"/></text:p>
          </table:table-cell>
          <table:covered-table-cell/>
        </table:table-row>
        <table:table-row table:style-name="TableRow0404">
          <table:table-cell table:style-name="TableCell040400">
            <text:p text:style-name="P134"><text:span text:style-name="T398">&lt;</text:span><text:span text:style-name="T399"/></text:p>
          </table:table-cell>
          <table:table-cell table:style-name="TableCell040401">
            <text:p text:style-name="P134"><text:span text:style-name="T400">Less than</text:span><text:span text:style-name="T401"/></text:p>
          </table:table-cell>
          <table:table-cell table:style-name="TableCell040402" table:number-columns-spanned="2">
            <text:p text:style-name="P134"><text:span text:style-name="T402">a &lt; b</text:span><text:span text:style-name="T403"/></text:p>
          </table:table-cell>
          <table:covered-table-cell/>
        </table:table-row>
        <table:table-row table:style-name="TableRow0405">
          <table:table-cell table:style-name="TableCell040500">
            <text:p text:style-name="P137"><text:span text:style-name="T404">&gt;=</text:span><text:span text:style-name="T405"/></text:p>
          </table:table-cell>
          <table:table-cell table:style-name="TableCell040501" table:number-columns-spanned="2">
            <text:p text:style-name="P137"><text:span text:style-name="T406">Greater or equal</text:span><text:span text:style-name="T407"/></text:p>
          </table:table-cell>
          <table:covered-table-cell/>
          <table:table-cell table:style-name="TableCell040503" table:number-columns-spanned="2">
            <text:p text:style-name="P137"><text:span text:style-name="T408">a &gt;= b</text:span><text:span text:style-name="T409"/></text:p>
          </table:table-cell>
          <table:covered-table-cell/>
        </table:table-row>
        <table:table-row table:style-name="TableRow0406">
          <table:table-cell table:style-name="TableCell040600">
            <text:p text:style-name="P139"><text:span text:style-name="T410">&lt;=</text:span><text:span text:style-name="T411"/></text:p>
          </table:table-cell>
          <table:table-cell table:style-name="TableCell040601" table:number-columns-spanned="2">
            <text:p text:style-name="P139"><text:span text:style-name="T412">Less or equal</text:span><text:span text:style-name="T413"/></text:p>
          </table:table-cell>
          <table:covered-table-cell/>
          <table:table-cell table:style-name="TableCell040603" table:number-columns-spanned="2">
            <text:p text:style-name="P139"><text:span text:style-name="T414">a &lt;= b</text:span><text:span text:style-name="T415"/></text:p>
          </table:table-cell>
          <table:covered-table-cell/>
        </table:table-row>
      </table:table>
      <text:p text:style-name="P141"><text:span text:style-name="T416">Example:</text:span></text:p>
      <text:p text:style-name="P142"><text:span text:style-name="T417">c</text:span></text:p>
      <text:p text:style-name="P142"><text:span text:style-name="T417">CopyEdit</text:span></text:p>
      <text:p text:style-name="P142"><text:span text:style-name="T417">if (a &gt; b) {</text:span></text:p>
      <text:p text:style-name="P142"><text:span text:style-name="T417"><text:s text:c="4"/>printf("a is greater than b");</text:span></text:p>
      <text:p text:style-name="P142"><text:span text:style-name="T417">}</text:span></text:p>
      <text:p text:style-name="P143"><text:span text:style-name="T418"/></text:p>
      <text:p text:style-name="P144"><text:span text:style-name="T419"><text:s/>3.<text:s/></text:span><text:span text:style-name="T420">Logical Operators</text:span><text:span text:style-name="T421"/></text:p>
      <text:p text:style-name="P145"><text:span text:style-name="T422">Used to combine multiple conditions.</text:span></text:p>
      <table:table table:style-name="Table05">
        <table:table-column table:style-name="TableColumn0500"/>
        <table:table-column table:style-name="TableColumn0501"/>
        <table:table-column table:style-name="TableColumn0502"/>
        <table:table-row table:style-name="TableRow0500">
          <table:table-cell table:style-name="TableCell050000">
            <text:p text:style-name="P147"><text:span text:style-name="T424">Operator</text:span><text:span text:style-name="T425"/></text:p>
          </table:table-cell>
          <table:table-cell table:style-name="TableCell050001">
            <text:p text:style-name="P147"><text:span text:style-name="T426">Description</text:span><text:span text:style-name="T427"/></text:p>
          </table:table-cell>
          <table:table-cell table:style-name="TableCell050002">
            <text:p text:style-name="P147"><text:span text:style-name="T428">Example</text:span><text:span text:style-name="T429"/></text:p>
          </table:table-cell>
        </table:table-row>
        <table:table-row table:style-name="TableRow0501">
          <table:table-cell table:style-name="TableCell050100">
            <text:p text:style-name="P150"><text:span text:style-name="T430">&amp;&amp;</text:span><text:span text:style-name="T431"/></text:p>
          </table:table-cell>
          <table:table-cell table:style-name="TableCell050101">
            <text:p text:style-name="P150"><text:span text:style-name="T432">Logical AND (both true)</text:span><text:span text:style-name="T433"/></text:p>
          </table:table-cell>
          <table:table-cell table:style-name="TableCell050102">
            <text:p text:style-name="P150"><text:span text:style-name="T434">(a &gt; 5 &amp;&amp; b &lt; 10)</text:span><text:span text:style-name="T435"/></text:p>
          </table:table-cell>
        </table:table-row>
        <table:table-row table:style-name="TableRow0502">
          <table:table-cell table:style-name="TableCell050200">
            <text:p text:style-name="P152"><text:span text:style-name="T436">`</text:span><text:span text:style-name="T437"/></text:p>
          </table:table-cell>
          <table:table-cell table:style-name="TableCell050201">
            <text:p text:style-name="P152"><text:span text:style-name="T437"/></text:p>
          </table:table-cell>
          <table:table-cell table:style-name="TableCell050202">
            <text:p text:style-name="P152"><text:span text:style-name="T438">`</text:span><text:span text:style-name="T439"/></text:p>
          </table:table-cell>
        </table:table-row>
        <table:table-row table:style-name="TableRow0503">
          <table:table-cell table:style-name="TableCell050300">
            <text:p text:style-name="P154"><text:span text:style-name="T440">!</text:span><text:span text:style-name="T441"/></text:p>
          </table:table-cell>
          <table:table-cell table:style-name="TableCell050301">
            <text:p text:style-name="P154"><text:span text:style-name="T442">Logical NOT (negation)</text:span><text:span text:style-name="T443"/></text:p>
          </table:table-cell>
          <table:table-cell table:style-name="TableCell050302">
            <text:p text:style-name="P154"><text:span text:style-name="T444">!(a &gt; 5)</text:span><text:span text:style-name="T445"/></text:p>
          </table:table-cell>
        </table:table-row>
      </table:table>
      <text:p text:style-name="P156"><text:span text:style-name="T446"/></text:p>
      <text:p text:style-name="P157"><text:span text:style-name="T447"><text:s/>4.<text:s/></text:span><text:span text:style-name="T448">Assignment Operators</text:span><text:span text:style-name="T449"/></text:p>
      <text:p text:style-name="P158"><text:span text:style-name="T450">Assign values to variables.</text:span></text:p>
      <table:table table:style-name="Table06">
        <table:table-column table:style-name="TableColumn0600"/>
        <table:table-column table:style-name="TableColumn0601"/>
        <table:table-column table:style-name="TableColumn0602"/>
        <table:table-row table:style-name="TableRow0600">
          <table:table-cell table:style-name="TableCell060000">
            <text:p text:style-name="P160"><text:span text:style-name="T452">Operator</text:span><text:span text:style-name="T453"/></text:p>
          </table:table-cell>
          <table:table-cell table:style-name="TableCell060001">
            <text:p text:style-name="P160"><text:span text:style-name="T454">Description</text:span><text:span text:style-name="T455"/></text:p>
          </table:table-cell>
          <table:table-cell table:style-name="TableCell060002">
            <text:p text:style-name="P160"><text:span text:style-name="T456">Example</text:span><text:span text:style-name="T457"/></text:p>
          </table:table-cell>
        </table:table-row>
        <table:table-row table:style-name="TableRow0601">
          <table:table-cell table:style-name="TableCell060100">
            <text:p text:style-name="P163"><text:span text:style-name="T458">=</text:span><text:span text:style-name="T459"/></text:p>
          </table:table-cell>
          <table:table-cell table:style-name="TableCell060101">
            <text:p text:style-name="P163"><text:span text:style-name="T460">Assign value</text:span><text:span text:style-name="T461"/></text:p>
          </table:table-cell>
          <table:table-cell table:style-name="TableCell060102">
            <text:p text:style-name="P163"><text:span text:style-name="T462">a = 5</text:span><text:span text:style-name="T463"/></text:p>
          </table:table-cell>
        </table:table-row>
        <table:table-row table:style-name="TableRow0602">
          <table:table-cell table:style-name="TableCell060200">
            <text:p text:style-name="P165"><text:span text:style-name="T464">+=</text:span><text:span text:style-name="T465"/></text:p>
          </table:table-cell>
          <table:table-cell table:style-name="TableCell060201">
            <text:p text:style-name="P165"><text:span text:style-name="T466">Add and assign</text:span><text:span text:style-name="T467"/></text:p>
          </table:table-cell>
          <table:table-cell table:style-name="TableCell060202">
            <text:p text:style-name="P165"><text:span text:style-name="T468">a += 2</text:span><text:span text:style-name="T469"><text:s/></text:span><text:span text:style-name="T470">→</text:span><text:span text:style-name="T471"><text:s/></text:span><text:span text:style-name="T472">a = a + 2</text:span><text:span text:style-name="T473"/></text:p>
          </table:table-cell>
        </table:table-row>
        <table:table-row table:style-name="TableRow0603">
          <table:table-cell table:style-name="TableCell060300">
            <text:p text:style-name="P167"><text:span text:style-name="T474">-=</text:span><text:span text:style-name="T475"/></text:p>
          </table:table-cell>
          <table:table-cell table:style-name="TableCell060301">
            <text:p text:style-name="P167"><text:span text:style-name="T476">Subtract and assign</text:span><text:span text:style-name="T477"/></text:p>
          </table:table-cell>
          <table:table-cell table:style-name="TableCell060302">
            <text:p text:style-name="P167"><text:span text:style-name="T478">a -= 2</text:span><text:span text:style-name="T479"/></text:p>
          </table:table-cell>
        </table:table-row>
        <table:table-row table:style-name="TableRow0604">
          <table:table-cell table:style-name="TableCell060400">
            <text:p text:style-name="P169"><text:span text:style-name="T480">*=</text:span><text:span text:style-name="T481"/></text:p>
          </table:table-cell>
          <table:table-cell table:style-name="TableCell060401">
            <text:p text:style-name="P169"><text:span text:style-name="T482">Multiply and assign</text:span><text:span text:style-name="T483"/></text:p>
          </table:table-cell>
          <table:table-cell table:style-name="TableCell060402">
            <text:p text:style-name="P169"><text:span text:style-name="T484">a *= 2</text:span><text:span text:style-name="T485"/></text:p>
          </table:table-cell>
        </table:table-row>
        <table:table-row table:style-name="TableRow0605">
          <table:table-cell table:style-name="TableCell060500">
            <text:p text:style-name="P171"><text:span text:style-name="T486">/=</text:span><text:span text:style-name="T487"/></text:p>
          </table:table-cell>
          <table:table-cell table:style-name="TableCell060501">
            <text:p text:style-name="P171"><text:span text:style-name="T488">Divide and assign</text:span><text:span text:style-name="T489"/></text:p>
          </table:table-cell>
          <table:table-cell table:style-name="TableCell060502">
            <text:p text:style-name="P171"><text:span text:style-name="T490">a /= 2</text:span><text:span text:style-name="T491"/></text:p>
          </table:table-cell>
        </table:table-row>
        <table:table-row table:style-name="TableRow0606">
          <table:table-cell table:style-name="TableCell060600">
            <text:p text:style-name="P173"><text:span text:style-name="T492">%=</text:span><text:span text:style-name="T493"/></text:p>
          </table:table-cell>
          <table:table-cell table:style-name="TableCell060601">
            <text:p text:style-name="P173"><text:span text:style-name="T494">Modulus and assign</text:span><text:span text:style-name="T495"/></text:p>
          </table:table-cell>
          <table:table-cell table:style-name="TableCell060602">
            <text:p text:style-name="P173"><text:span text:style-name="T496">a %= 2</text:span><text:span text:style-name="T497"/></text:p>
          </table:table-cell>
        </table:table-row>
        <table:table-row table:style-name="TableRow0607">
          <table:table-cell table:style-name="TableCell060700">
            <text:p text:style-name="P175"><text:span text:style-name="T497"/></text:p>
          </table:table-cell>
          <table:table-cell table:style-name="TableCell060701">
            <text:p text:style-name="P175"><text:span text:style-name="T497"/></text:p>
          </table:table-cell>
          <table:table-cell table:style-name="TableCell060702">
            <text:p text:style-name="P175"><text:span text:style-name="T497"/></text:p>
          </table:table-cell>
        </table:table-row>
      </table:table>
      <text:p text:style-name="P177"><text:span text:style-name="T498"/></text:p>
      <text:p text:style-name="P178"><text:span text:style-name="T499"><text:s/>5.<text:s/></text:span><text:span text:style-name="T500">Increment and Decrement Operators</text:span><text:span text:style-name="T501"/></text:p>
      <text:p text:style-name="P179"><text:span text:style-name="T502">Used to increase or decrease a value by 1.</text:span></text:p>
      <table:table table:style-name="Table07">
        <table:table-column table:style-name="TableColumn0700"/>
        <table:table-column table:style-name="TableColumn0701"/>
        <table:table-column table:style-name="TableColumn0702"/>
        <table:table-row table:style-name="TableRow0700">
          <table:table-cell table:style-name="TableCell070000">
            <text:p text:style-name="P181"><text:span text:style-name="T504">Operator</text:span><text:span text:style-name="T505"/></text:p>
          </table:table-cell>
          <table:table-cell table:style-name="TableCell070001">
            <text:p text:style-name="P181"><text:span text:style-name="T506">Description</text:span><text:span text:style-name="T507"/></text:p>
          </table:table-cell>
          <table:table-cell table:style-name="TableCell070002">
            <text:p text:style-name="P181"><text:span text:style-name="T508">Example</text:span><text:span text:style-name="T509"/></text:p>
          </table:table-cell>
        </table:table-row>
        <table:table-row table:style-name="TableRow0701">
          <table:table-cell table:style-name="TableCell070100">
            <text:p text:style-name="P184"><text:span text:style-name="T510">++</text:span><text:span text:style-name="T511"/></text:p>
          </table:table-cell>
          <table:table-cell table:style-name="TableCell070101">
            <text:p text:style-name="P184"><text:span text:style-name="T512">Increment</text:span><text:span text:style-name="T513"/></text:p>
          </table:table-cell>
          <table:table-cell table:style-name="TableCell070102">
            <text:p text:style-name="P184"><text:span text:style-name="T514">a++</text:span><text:span text:style-name="T515"><text:s/>or<text:s/></text:span><text:span text:style-name="T516">++a</text:span><text:span text:style-name="T517"/></text:p>
          </table:table-cell>
        </table:table-row>
        <table:table-row table:style-name="TableRow0702">
          <table:table-cell table:style-name="TableCell070200">
            <text:p text:style-name="P186"><text:span text:style-name="T518">--</text:span><text:span text:style-name="T519"/></text:p>
          </table:table-cell>
          <table:table-cell table:style-name="TableCell070201">
            <text:p text:style-name="P186"><text:span text:style-name="T520">Decrement</text:span><text:span text:style-name="T521"/></text:p>
          </table:table-cell>
          <table:table-cell table:style-name="TableCell070202">
            <text:p text:style-name="P186"><text:span text:style-name="T522">a--</text:span><text:span text:style-name="T523"><text:s/>or<text:s/></text:span><text:span text:style-name="T524">--a</text:span><text:span text:style-name="T525"/></text:p>
          </table:table-cell>
        </table:table-row>
      </table:table>
      <text:list text:style-name="L188">
        <text:list-item>
          <text:p text:style-name="P188"><text:span text:style-name="T526">a++</text:span><text:span text:style-name="T527"><text:s/></text:span><text:span text:style-name="T528">→</text:span><text:span text:style-name="T529"><text:s/>Post-increment (use<text:s/></text:span><text:span text:style-name="T530">a</text:span><text:span text:style-name="T531">, then increment)</text:span></text:p>
        </text:list-item>
        <text:list-item>
          <text:p text:style-name="P188"><text:span text:style-name="T532">++a</text:span><text:span text:style-name="T533"><text:s/></text:span><text:span text:style-name="T534">→</text:span><text:span text:style-name="T535"><text:s/>Pre-increment (increment, then use<text:s/></text:span><text:span text:style-name="T536">a</text:span><text:span text:style-name="T537">)</text:span></text:p>
        </text:list-item>
      </text:list>
      <text:p text:style-name="P189"><text:span text:style-name="T538"/></text:p>
      <text:p text:style-name="P190"><text:span text:style-name="T539">7.<text:s/></text:span><text:span text:style-name="T540">Conditional (Ternary) Operator</text:span><text:span text:style-name="T541"/></text:p>
      <text:p text:style-name="P191"><text:span text:style-name="T542">A shorthand for<text:s/></text:span><text:span text:style-name="T543">if-else</text:span><text:span text:style-name="T544"><text:s/>statement.</text:span></text:p>
      <text:p text:style-name="P191"><text:span text:style-name="T545">Syntax:</text:span><text:span text:style-name="T546"/></text:p>
      <text:p text:style-name="P192"><text:span text:style-name="T547">c</text:span></text:p>
      <text:p text:style-name="P192"><text:span text:style-name="T547">CopyEdit</text:span></text:p>
      <text:p text:style-name="P192"><text:span text:style-name="T547">(condition) ? expression1 : expression2;</text:span></text:p>
      <text:p text:style-name="P193"><text:span text:style-name="T548">Example:</text:span></text:p>
      <text:p text:style-name="P194"><text:span text:style-name="T549">c</text:span></text:p>
      <text:p text:style-name="P194"><text:span text:style-name="T549">CopyEdit</text:span></text:p>
      <text:p text:style-name="P194"><text:span text:style-name="T549">int max = (a &gt; b) ? a : b;</text:span></text:p>
      <text:p text:style-name="P195"><text:span text:style-name="T550"/></text:p>
      <text:list text:style-name="L196">
        <text:list-item>
          <text:p text:style-name="P196"><text:span text:style-name="T551">Control Flow Statements in C.</text:span></text:p>
        </text:list-item>
      </text:list>
      <text:p text:style-name="P197"><text:span text:style-name="T551">Explain decision-making statements in C (if, else, nested if-else, switch). Provide examples of each.</text:span></text:p>
      <text:p text:style-name="P198"><text:span text:style-name="T552">1.<text:s/></text:span><text:span text:style-name="T553">if</text:span><text:span text:style-name="T554"><text:s/>Statement</text:span></text:p>
      <text:p text:style-name="P199"><text:span text:style-name="T555">It checks a condition. If true, it executes the block.</text:span></text:p>
      <text:p text:style-name="P200"><text:span text:style-name="T556">int num = 10;</text:span></text:p>
      <text:p text:style-name="P200"><text:span text:style-name="T556">if (num &gt; 0) {</text:span></text:p>
      <text:p text:style-name="P200"><text:span text:style-name="T556"><text:s text:c="4"/>printf("Positive number\n");</text:span></text:p>
      <text:p text:style-name="P200"><text:span text:style-name="T556">}</text:span></text:p>
      <text:p text:style-name="P201"><text:span text:style-name="T557">2.<text:s/></text:span><text:span text:style-name="T558">if-else</text:span><text:span text:style-name="T559"><text:s/>Statement</text:span></text:p>
      <text:p text:style-name="P202"><text:span text:style-name="T560">It provides two paths: one if the condition is true, and another if it's false.</text:span></text:p>
      <text:p text:style-name="P203"><text:span text:style-name="T561">int num = -5;</text:span></text:p>
      <text:p text:style-name="P203"><text:span text:style-name="T561">if (num &gt;= 0) {</text:span></text:p>
      <text:p text:style-name="P203"><text:span text:style-name="T561"><text:s text:c="4"/>printf("Non-negative number\n");</text:span></text:p>
      <text:p text:style-name="P203"><text:span text:style-name="T561">} else {</text:span></text:p>
      <text:p text:style-name="P203"><text:span text:style-name="T561"><text:s text:c="4"/>printf("Negative number\n");</text:span></text:p>
      <text:p text:style-name="P203"><text:span text:style-name="T561">}</text:span></text:p>
      <text:p text:style-name="P204"><text:span text:style-name="T562">Nested<text:s/></text:span><text:span text:style-name="T563">if-else</text:span><text:span text:style-name="T564"><text:s/>Statement</text:span></text:p>
      <text:p text:style-name="P205"><text:span text:style-name="T565">You can put one<text:s/></text:span><text:span text:style-name="T566">if</text:span><text:span text:style-name="T567"><text:s/>or<text:s/></text:span><text:span text:style-name="T568">if-else</text:span><text:span text:style-name="T569"><text:s/>inside another. Used for multiple conditions</text:span></text:p>
      <text:p text:style-name="P206"><text:span text:style-name="T570">int num = 0;</text:span></text:p>
      <text:p text:style-name="P206"><text:span text:style-name="T570">if (num &gt;= 0) {</text:span></text:p>
      <text:p text:style-name="P206"><text:span text:style-name="T570"><text:s text:c="4"/>if (num == 0) {</text:span></text:p>
      <text:p text:style-name="P206"><text:span text:style-name="T570"><text:s text:c="8"/>printf("Zero\n");</text:span></text:p>
      <text:p text:style-name="P206"><text:span text:style-name="T570"><text:s text:c="4"/>} else {</text:span></text:p>
      <text:p text:style-name="P206"><text:span text:style-name="T570"><text:s text:c="8"/>printf("Positive number\n");</text:span></text:p>
      <text:p text:style-name="P206"><text:span text:style-name="T570"><text:s text:c="4"/>}</text:span></text:p>
      <text:p text:style-name="P206"><text:span text:style-name="T570">} else {</text:span></text:p>
      <text:p text:style-name="P206"><text:span text:style-name="T570"><text:s text:c="4"/>printf("Negative number\n");</text:span></text:p>
      <text:p text:style-name="P206"><text:span text:style-name="T570">}</text:span></text:p>
      <text:p text:style-name="P207"><text:span text:style-name="T571">switch</text:span><text:span text:style-name="T572"><text:s/>Statement</text:span></text:p>
      <text:p text:style-name="P208"><text:span text:style-name="T573">It is used to select one block of code from multiple options based on the value of a variable.</text:span></text:p>
      <text:p text:style-name="P209"><text:span text:style-name="T574">int day = 3;</text:span></text:p>
      <text:p text:style-name="P209"><text:span text:style-name="T574">switch (day) {</text:span></text:p>
      <text:p text:style-name="P209"><text:span text:style-name="T574"><text:s text:c="4"/>case 1:</text:span></text:p>
      <text:p text:style-name="P209"><text:span text:style-name="T574"><text:s text:c="8"/>printf("Monday\n");</text:span></text:p>
      <text:p text:style-name="P209"><text:span text:style-name="T574"><text:s text:c="8"/>break;</text:span></text:p>
      <text:p text:style-name="P209"><text:span text:style-name="T574"><text:s text:c="4"/>case 2:</text:span></text:p>
      <text:p text:style-name="P209"><text:span text:style-name="T574"><text:s text:c="8"/>printf("Tuesday\n");</text:span></text:p>
      <text:p text:style-name="P209"><text:span text:style-name="T574"><text:s text:c="8"/>break;</text:span></text:p>
      <text:p text:style-name="P209"><text:span text:style-name="T574"><text:s text:c="4"/>case 3:</text:span></text:p>
      <text:p text:style-name="P209"><text:span text:style-name="T574"><text:s text:c="8"/>printf("Wednesday\n");</text:span></text:p>
      <text:p text:style-name="P209"><text:span text:style-name="T574"><text:s text:c="8"/>break;</text:span></text:p>
      <text:p text:style-name="P209"><text:span text:style-name="T574"><text:s text:c="4"/>default:</text:span></text:p>
      <text:p text:style-name="P209"><text:span text:style-name="T574"><text:s text:c="8"/>printf("Other day\n");</text:span></text:p>
      <text:p text:style-name="P209"><text:span text:style-name="T574">}</text:span></text:p>
      <table:table table:style-name="Table08">
        <table:table-column table:style-name="TableColumn0800"/>
        <table:table-column table:style-name="TableColumn0801"/>
        <table:table-row table:style-name="TableRow0800">
          <table:table-cell table:style-name="TableCell080000">
            <text:p text:style-name="P211"><text:span text:style-name="T576">Statement Type</text:span><text:span text:style-name="T577"/></text:p>
          </table:table-cell>
          <table:table-cell table:style-name="TableCell080001">
            <text:p text:style-name="P211"><text:span text:style-name="T578">Use Case Example</text:span><text:span text:style-name="T579"/></text:p>
          </table:table-cell>
        </table:table-row>
        <table:table-row table:style-name="TableRow0801">
          <table:table-cell table:style-name="TableCell080100">
            <text:p text:style-name="P214"><text:span text:style-name="T580">if</text:span><text:span text:style-name="T581"/></text:p>
          </table:table-cell>
          <table:table-cell table:style-name="TableCell080101">
            <text:p text:style-name="P214"><text:span text:style-name="T582">Single condition</text:span><text:span text:style-name="T583"/></text:p>
          </table:table-cell>
        </table:table-row>
        <table:table-row table:style-name="TableRow0802">
          <table:table-cell table:style-name="TableCell080200">
            <text:p text:style-name="P216"><text:span text:style-name="T584">if-else</text:span><text:span text:style-name="T585"/></text:p>
          </table:table-cell>
          <table:table-cell table:style-name="TableCell080201">
            <text:p text:style-name="P216"><text:span text:style-name="T586">Two conditions (true/false)</text:span><text:span text:style-name="T587"/></text:p>
          </table:table-cell>
        </table:table-row>
        <table:table-row table:style-name="TableRow0803">
          <table:table-cell table:style-name="TableCell080300">
            <text:p text:style-name="P218"><text:span text:style-name="T588">Nested<text:s/></text:span><text:span text:style-name="T589">if-else</text:span><text:span text:style-name="T590"/></text:p>
          </table:table-cell>
          <table:table-cell table:style-name="TableCell080301">
            <text:p text:style-name="P218"><text:span text:style-name="T591">Multiple conditions/levels</text:span><text:span text:style-name="T592"/></text:p>
          </table:table-cell>
        </table:table-row>
        <table:table-row table:style-name="TableRow0804">
          <table:table-cell table:style-name="TableCell080400">
            <text:p text:style-name="P220"><text:span text:style-name="T593">switch</text:span><text:span text:style-name="T594"/></text:p>
          </table:table-cell>
          <table:table-cell table:style-name="TableCell080401">
            <text:p text:style-name="P220"><text:span text:style-name="T595">Multiple constant value checks</text:span><text:span text:style-name="T596"/></text:p>
          </table:table-cell>
        </table:table-row>
      </table:table>
      <text:p text:style-name="P222"><text:span text:style-name="T597"/></text:p>
      <text:list text:style-name="L223">
        <text:list-item>
          <text:p text:style-name="P223"><text:span text:style-name="T598">Looping in C</text:span></text:p>
        </text:list-item>
      </text:list>
      <text:p text:style-name="P224"><text:span text:style-name="T599"/></text:p>
      <text:p text:style-name="P224"><text:span text:style-name="T600">Compare and contrast while loops, for loops, and do-while loops. Explain the scenarios in which each loop is most appropriate.</text:span></text:p>
      <text:p text:style-name="P224"><text:span text:style-name="T601"/></text:p>
      <text:list text:style-name="L225">
        <text:list-item>
          <text:p text:style-name="P225"><text:span text:style-name="T602">while</text:span><text:span text:style-name="T603"><text:s/>Loop</text:span></text:p>
        </text:list-item>
      </text:list>
      <text:p text:style-name="P226"><text:span text:style-name="T604">Description:</text:span></text:p>
      <text:list text:style-name="L227">
        <text:list-item>
          <text:p text:style-name="P227"><text:span text:style-name="T605">Checks the<text:s/></text:span><text:span text:style-name="T606">condition first</text:span><text:span text:style-name="T607">.</text:span></text:p>
        </text:list-item>
        <text:list-item>
          <text:p text:style-name="P227"><text:span text:style-name="T607">Executes the loop<text:s/></text:span><text:span text:style-name="T608">only if</text:span><text:span text:style-name="T609"><text:s/>the condition is<text:s/></text:span><text:span text:style-name="T610">true</text:span><text:span text:style-name="T611">.</text:span></text:p>
        </text:list-item>
        <text:list-item>
          <text:p text:style-name="P227"><text:span text:style-name="T611">It's a<text:s/></text:span><text:span text:style-name="T612">pre-test loop</text:span><text:span text:style-name="T613">.</text:span></text:p>
        </text:list-item>
      </text:list>
      <text:p text:style-name="P228"><text:span text:style-name="T614">int i = 1;</text:span></text:p>
      <text:p text:style-name="P228"><text:span text:style-name="T614">while (i &lt;= 5) {</text:span></text:p>
      <text:p text:style-name="P228"><text:span text:style-name="T614"><text:s text:c="4"/>printf("%d ", i);</text:span></text:p>
      <text:p text:style-name="P228"><text:span text:style-name="T614"><text:s text:c="4"/>i++;</text:span></text:p>
      <text:p text:style-name="P228"><text:span text:style-name="T614">}</text:span></text:p>
      <text:p text:style-name="P228"><text:span text:style-name="T615">2. For loop </text:span></text:p>
      <text:p text:style-name="P229"><text:span text:style-name="T616">Description:</text:span></text:p>
      <text:list text:style-name="L230">
        <text:list-item>
          <text:p text:style-name="P230"><text:span text:style-name="T617">All loop control (start, end, update) is in one line.</text:span></text:p>
        </text:list-item>
        <text:list-item>
          <text:p text:style-name="P230"><text:span text:style-name="T617">Also a<text:s/></text:span><text:span text:style-name="T618">pre-test loop</text:span><text:span text:style-name="T619"><text:s/>(condition is checked first).</text:span></text:p>
        </text:list-item>
        <text:list-item>
          <text:p text:style-name="P230"><text:span text:style-name="T619">Most compact loop.</text:span></text:p>
        </text:list-item>
      </text:list>
      <text:p text:style-name="P231"><text:span text:style-name="T620"><text:s/>Example:</text:span></text:p>
      <text:p text:style-name="P232"><text:span text:style-name="T621">c</text:span></text:p>
      <text:p text:style-name="P232"><text:span text:style-name="T621">for (int i = 1; i &lt;= 5; i++) {</text:span></text:p>
      <text:p text:style-name="P232"><text:span text:style-name="T621"><text:s text:c="4"/>printf("%d ", i);</text:span></text:p>
      <text:p text:style-name="P232"><text:span text:style-name="T621">}</text:span></text:p>
      <text:p text:style-name="P233"><text:span text:style-name="T622"><text:s/>Best Use:</text:span></text:p>
      <text:list text:style-name="L234">
        <text:list-item>
          <text:p text:style-name="P234"><text:span text:style-name="T623">When the number of iterations is<text:s/></text:span><text:span text:style-name="T624">known</text:span><text:span text:style-name="T625">.</text:span></text:p>
        </text:list-item>
        <text:list-item>
          <text:p text:style-name="P234"><text:span text:style-name="T625">Example: Printing the first 10 natural numbers.</text:span></text:p>
        </text:list-item>
      </text:list>
      <text:p text:style-name="P235"><text:span text:style-name="T626"/></text:p>
      <text:p text:style-name="P236"><text:span text:style-name="T627">3.<text:s/></text:span><text:span text:style-name="T628">do-while</text:span><text:span text:style-name="T629"><text:s/>Loop</text:span></text:p>
      <text:p text:style-name="P237"><text:span text:style-name="T630"><text:s/></text:span><text:span text:style-name="T631"/></text:p>
      <text:p text:style-name="P237"><text:span text:style-name="T632"><text:s/>Description:</text:span></text:p>
      <text:list text:style-name="L238">
        <text:list-item>
          <text:p text:style-name="P238"><text:span text:style-name="T633">Executes the loop<text:s/></text:span><text:span text:style-name="T634">at least once</text:span><text:span text:style-name="T635">, then checks the condition.</text:span></text:p>
        </text:list-item>
        <text:list-item>
          <text:p text:style-name="P238"><text:span text:style-name="T635">It's a<text:s/></text:span><text:span text:style-name="T636">post-test loop</text:span><text:span text:style-name="T637">.</text:span></text:p>
        </text:list-item>
      </text:list>
      <text:p text:style-name="P239"><text:span text:style-name="T638"><text:s/>Example:</text:span></text:p>
      <text:p text:style-name="P240"><text:span text:style-name="T639">c</text:span></text:p>
      <text:p text:style-name="P240"><text:span text:style-name="T639">int i = 1;</text:span></text:p>
      <text:p text:style-name="P240"><text:span text:style-name="T639">do {</text:span></text:p>
      <text:p text:style-name="P240"><text:span text:style-name="T639"><text:s text:c="4"/>printf("%d ", i);</text:span></text:p>
      <text:p text:style-name="P240"><text:span text:style-name="T639"><text:s text:c="4"/>i++;</text:span></text:p>
      <text:p text:style-name="P240"><text:span text:style-name="T639">} while (i &lt;= 5);</text:span></text:p>
      <text:p text:style-name="P241"><text:span text:style-name="T640">Best Use:</text:span></text:p>
      <text:list text:style-name="L242">
        <text:list-item>
          <text:p text:style-name="P242"><text:span text:style-name="T641">When the loop<text:s/></text:span><text:span text:style-name="T642">must run at least once</text:span><text:span text:style-name="T643">.</text:span></text:p>
        </text:list-item>
        <text:list-item>
          <text:p text:style-name="P242"><text:span text:style-name="T643">Example: Menu-driven programs or user confirmation prompts.</text:span></text:p>
        </text:list-item>
      </text:list>
      <text:p text:style-name="P243"><text:span text:style-name="T644">7. Loop Control Statements</text:span><text:span text:style-name="T645"/></text:p>
      <text:p text:style-name="P243"><text:span text:style-name="T646">Explain the use of break, continue, and goto statements in C. Provide examples of each</text:span><text:span text:style-name="T647">.</text:span></text:p>
      <text:p text:style-name="P244"><text:span text:style-name="T648">break</text:span><text:span text:style-name="T649"><text:s/>Statement in C</text:span></text:p>
      <text:p text:style-name="P245"><text:span text:style-name="T650">Use:</text:span></text:p>
      <text:list text:style-name="L246">
        <text:list-item>
          <text:p text:style-name="P246"><text:span text:style-name="T651">Immediately<text:s/></text:span><text:span text:style-name="T652">exits</text:span><text:span text:style-name="T653"><text:s/>from the<text:s/></text:span><text:span text:style-name="T654">loop</text:span><text:span text:style-name="T655"><text:s/>or a<text:s/></text:span><text:span text:style-name="T656">switch</text:span><text:span text:style-name="T657"><text:s/>block.</text:span></text:p>
        </text:list-item>
        <text:list-item>
          <text:p text:style-name="P246"><text:span text:style-name="T657">Control moves to the statement<text:s/></text:span><text:span text:style-name="T658">after</text:span><text:span text:style-name="T659"><text:s/>the loop/switch.</text:span></text:p>
        </text:list-item>
      </text:list>
      <text:p text:style-name="P247"><text:span text:style-name="T660"><text:s/>Example:</text:span></text:p>
      <text:p text:style-name="P248"><text:span text:style-name="T661">c</text:span></text:p>
      <text:p text:style-name="P248"><text:span text:style-name="T661">#include &lt;stdio.h&gt;</text:span></text:p>
      <text:p text:style-name="P248"><text:span text:style-name="T661"/></text:p>
      <text:p text:style-name="P248"><text:span text:style-name="T661">int main() {</text:span></text:p>
      <text:p text:style-name="P248"><text:span text:style-name="T661"><text:s text:c="4"/>for (int i = 1; i &lt;= 5; i++) {</text:span></text:p>
      <text:p text:style-name="P248"><text:span text:style-name="T661"><text:s text:c="8"/>if (i == 3)</text:span></text:p>
      <text:p text:style-name="P248"><text:span text:style-name="T661"><text:s text:c="12"/>break;<text:s text:c="2"/>// Exit loop when i == 3</text:span></text:p>
      <text:p text:style-name="P248"><text:span text:style-name="T661"><text:s text:c="8"/>printf("%d ", i);</text:span></text:p>
      <text:p text:style-name="P248"><text:span text:style-name="T661"><text:s text:c="4"/>}</text:span></text:p>
      <text:p text:style-name="P248"><text:span text:style-name="T661"><text:s text:c="4"/>return 0;</text:span></text:p>
      <text:p text:style-name="P248"><text:span text:style-name="T661">}</text:span></text:p>
      <text:p text:style-name="P249"><text:span text:style-name="T662"><text:s/>Output:</text:span></text:p>
      <text:p text:style-name="P250"><text:span text:style-name="T663">1 2</text:span></text:p>
      <text:p text:style-name="P251"><text:span text:style-name="T664"/></text:p>
      <text:p text:style-name="P252"><text:span text:style-name="T665">continue</text:span><text:span text:style-name="T666"><text:s/>Statement in C</text:span></text:p>
      <text:p text:style-name="P253"><text:span text:style-name="T667"><text:s/>Use:</text:span></text:p>
      <text:list text:style-name="L254">
        <text:list-item>
          <text:p text:style-name="P254"><text:span text:style-name="T667">Skips</text:span><text:span text:style-name="T668"><text:s/>the<text:s/></text:span><text:span text:style-name="T669">current iteration</text:span><text:span text:style-name="T670"><text:s/>of the loop.</text:span></text:p>
        </text:list-item>
        <text:list-item>
          <text:p text:style-name="P254"><text:span text:style-name="T670">Loop continues with the<text:s/></text:span><text:span text:style-name="T671">next iteration</text:span><text:span text:style-name="T672">.Example:</text:span></text:p>
        </text:list-item>
      </text:list>
      <text:p text:style-name="P255"><text:span text:style-name="T673">c</text:span></text:p>
      <text:p text:style-name="P255"><text:span text:style-name="T673"/></text:p>
      <text:p text:style-name="P255"><text:span text:style-name="T673">#include &lt;stdio.h&gt;</text:span></text:p>
      <text:p text:style-name="P255"><text:span text:style-name="T673"/></text:p>
      <text:p text:style-name="P255"><text:span text:style-name="T673">int main() {</text:span></text:p>
      <text:p text:style-name="P255"><text:span text:style-name="T673"><text:s text:c="4"/>for (int i = 1; i &lt;= 5; i++) {</text:span></text:p>
      <text:p text:style-name="P255"><text:span text:style-name="T673"><text:s text:c="8"/>if (i == 3)</text:span></text:p>
      <text:p text:style-name="P255"><text:span text:style-name="T673"><text:s text:c="12"/>continue;<text:s text:c="2"/>// Skip printing when i == 3</text:span></text:p>
      <text:p text:style-name="P255"><text:span text:style-name="T673"><text:s text:c="8"/>printf("%d ", i);</text:span></text:p>
      <text:p text:style-name="P255"><text:span text:style-name="T673"><text:s text:c="4"/>}</text:span></text:p>
      <text:p text:style-name="P255"><text:span text:style-name="T673"><text:s text:c="4"/>return 0;</text:span></text:p>
      <text:p text:style-name="P255"><text:span text:style-name="T673">}</text:span></text:p>
      <text:p text:style-name="P256"><text:span text:style-name="T674"><text:s/>Output:</text:span></text:p>
      <text:p text:style-name="P257"><text:span text:style-name="T675">1 2 4 5</text:span></text:p>
      <text:p text:style-name="P258"><text:span text:style-name="T676"/></text:p>
      <text:p text:style-name="P259"><text:span text:style-name="T677">🔹</text:span><text:span text:style-name="T678"><text:s/></text:span><text:span text:style-name="T679">goto</text:span><text:span text:style-name="T680"><text:s/>Statement in C</text:span></text:p>
      <text:p text:style-name="P260"><text:span text:style-name="T681">Use:</text:span></text:p>
      <text:list text:style-name="L261">
        <text:list-item>
          <text:p text:style-name="P261"><text:span text:style-name="T682">Transfers control to a<text:s/></text:span><text:span text:style-name="T683">labeled statement</text:span><text:span text:style-name="T684">.</text:span></text:p>
        </text:list-item>
        <text:list-item>
          <text:p text:style-name="P261"><text:span text:style-name="T685">Avoid</text:span><text:span text:style-name="T686"><text:s/>using unless absolutely necessary (makes code harder to read/debug).</text:span></text:p>
        </text:list-item>
      </text:list>
      <text:p text:style-name="P262"><text:span text:style-name="T687"><text:s/>Example:</text:span></text:p>
      <text:p text:style-name="P263"><text:span text:style-name="T688">c</text:span></text:p>
      <text:p text:style-name="P263"><text:span text:style-name="T688">#include &lt;stdio.h&gt;</text:span></text:p>
      <text:p text:style-name="P263"><text:span text:style-name="T688"/></text:p>
      <text:p text:style-name="P263"><text:span text:style-name="T688">int main() {</text:span></text:p>
      <text:p text:style-name="P263"><text:span text:style-name="T688"><text:s text:c="4"/>int i = 1;</text:span></text:p>
      <text:p text:style-name="P263"><text:span text:style-name="T688"/></text:p>
      <text:p text:style-name="P263"><text:span text:style-name="T688"><text:s text:c="4"/>loop:</text:span></text:p>
      <text:p text:style-name="P263"><text:span text:style-name="T688"><text:s text:c="4"/>if (i &lt;= 3) {</text:span></text:p>
      <text:p text:style-name="P263"><text:span text:style-name="T688"><text:s text:c="8"/>printf("%d ", i);</text:span></text:p>
      <text:p text:style-name="P263"><text:span text:style-name="T688"><text:s text:c="8"/>i++;</text:span></text:p>
      <text:p text:style-name="P263"><text:span text:style-name="T688"><text:s text:c="8"/>goto loop;<text:s text:c="2"/>// Jump back to the label 'loop'</text:span></text:p>
      <text:p text:style-name="P263"><text:span text:style-name="T688"><text:s text:c="4"/>}</text:span></text:p>
      <text:p text:style-name="P263"><text:span text:style-name="T688"/></text:p>
      <text:p text:style-name="P263"><text:span text:style-name="T688"><text:s text:c="4"/>return 0;</text:span></text:p>
      <text:p text:style-name="P263"><text:span text:style-name="T688">}</text:span></text:p>
      <text:p text:style-name="P264"><text:span text:style-name="T689"><text:s/>Output:</text:span></text:p>
      <text:list text:style-name="L265">
        <text:list-item>
          <text:p text:style-name="P265"><text:span text:style-name="T690">2 3</text:span></text:p>
        </text:list-item>
      </text:list>
      <text:p text:style-name="P266"><text:span text:style-name="T691">8.Functions in C</text:span></text:p>
      <text:p text:style-name="P266"><text:span text:style-name="T692">What are functions in C? Explain function declaration, definition, and how to call a function. Provide examples.</text:span><text:span text:style-name="T693"/></text:p>
      <text:p text:style-name="P267"><text:span text:style-name="T694">In<text:s/></text:span><text:span text:style-name="T695">C programming</text:span><text:span text:style-name="T696">, a<text:s/></text:span><text:span text:style-name="T697">function</text:span><text:span text:style-name="T698"><text:s/>is a block of code that performs a<text:s/></text:span><text:span text:style-name="T699">specific task</text:span><text:span text:style-name="T700">. Functions make code<text:s/></text:span><text:span text:style-name="T701">modular, reusable, and easier to manage</text:span><text:span text:style-name="T702">.</text:span></text:p>
      <text:p text:style-name="P268"><text:span text:style-name="T703">3 Main Parts of a Function</text:span></text:p>
      <text:p text:style-name="P269"><text:span text:style-name="T704">Function Declaration (also called<text:s/></text:span><text:span text:style-name="T705">function prototype</text:span><text:span text:style-name="T706">)</text:span></text:p>
      <text:list text:style-name="L270">
        <text:list-item>
          <text:p text:style-name="P270"><text:span text:style-name="T707">Tells the compiler about the<text:s/></text:span><text:span text:style-name="T708">function name, return type, and parameters</text:span><text:span text:style-name="T709">.</text:span></text:p>
        </text:list-item>
      </text:list>
      <text:p text:style-name="P271"><text:span text:style-name="T710"/></text:p>
      <text:p text:style-name="P272"><text:span text:style-name="T711">2. Function Definition</text:span></text:p>
      <text:list text:style-name="L273">
        <text:list-item>
          <text:p text:style-name="P273"><text:span text:style-name="T712">Contains the<text:s/></text:span><text:span text:style-name="T713">actual code</text:span><text:span text:style-name="T714"><text:s/>for the function.</text:span></text:p>
        </text:list-item>
      </text:list>
      <text:p text:style-name="P274"><text:span text:style-name="T715">3. Function Call</text:span></text:p>
      <text:list text:style-name="L275">
        <text:list-item>
          <text:p text:style-name="P275"><text:span text:style-name="T716">Invokes or<text:s/></text:span><text:span text:style-name="T717">executes the function</text:span><text:span text:style-name="T718">.</text:span></text:p>
        </text:list-item>
      </text:list>
      <text:p text:style-name="P276"><text:span text:style-name="T719">c</text:span></text:p>
      <text:p text:style-name="P276"><text:span text:style-name="T719">#include &lt;stdio.h&gt;</text:span></text:p>
      <text:p text:style-name="P276"><text:span text:style-name="T719"/></text:p>
      <text:p text:style-name="P276"><text:span text:style-name="T719">// 1. Function declaration</text:span></text:p>
      <text:p text:style-name="P276"><text:span text:style-name="T719">int multiply(int, int);</text:span></text:p>
      <text:p text:style-name="P276"><text:span text:style-name="T719"/></text:p>
      <text:p text:style-name="P276"><text:span text:style-name="T719">int main() {</text:span></text:p>
      <text:p text:style-name="P276"><text:span text:style-name="T719"><text:s text:c="4"/>// 2. Function call</text:span></text:p>
      <text:p text:style-name="P276"><text:span text:style-name="T719"><text:s text:c="4"/>int result = multiply(4, 5);</text:span></text:p>
      <text:p text:style-name="P276"><text:span text:style-name="T719"><text:s text:c="4"/>printf("Product: %d\n", result);</text:span></text:p>
      <text:p text:style-name="P276"><text:span text:style-name="T719"><text:s text:c="4"/>return 0;</text:span></text:p>
      <text:p text:style-name="P276"><text:span text:style-name="T719">}</text:span></text:p>
      <text:p text:style-name="P276"><text:span text:style-name="T719"/></text:p>
      <text:p text:style-name="P276"><text:span text:style-name="T719">// 3. Function definition</text:span></text:p>
      <text:p text:style-name="P276"><text:span text:style-name="T719">int multiply(int a, int b) {</text:span></text:p>
      <text:p text:style-name="P276"><text:span text:style-name="T719"><text:s text:c="4"/>return a * b;</text:span></text:p>
      <text:p text:style-name="P276"><text:span text:style-name="T719">}</text:span></text:p>
      <text:p text:style-name="P277"><text:span text:style-name="T720">9. Arrays in C </text:span></text:p>
      <text:p text:style-name="P277"><text:span text:style-name="T721">Explain the concept of arrays in C. Differentiate between one-dimensional and multi-dimensional arrays with examples.</text:span></text:p>
      <text:p text:style-name="P277"><text:span text:style-name="T722">In<text:s/></text:span><text:span text:style-name="T723">C programming</text:span><text:span text:style-name="T724">, an<text:s/></text:span><text:span text:style-name="T725">array</text:span><text:span text:style-name="T726"><text:s/>is a<text:s/></text:span><text:span text:style-name="T727">collection of elements</text:span><text:span text:style-name="T728"><text:s/>of the<text:s/></text:span><text:span text:style-name="T729">same data type</text:span><text:span text:style-name="T730">, stored in<text:s/></text:span><text:span text:style-name="T731">contiguous memory locations</text:span><text:span text:style-name="T732">. Arrays are used to<text:s/></text:span><text:span text:style-name="T733">store multiple values</text:span><text:span text:style-name="T734"><text:s/>using a<text:s/></text:span><text:span text:style-name="T735">single variable name</text:span><text:span text:style-name="T736">, with access via<text:s/></text:span><text:span text:style-name="T737">indexing</text:span><text:span text:style-name="T738">.</text:span></text:p>
      <text:p text:style-name="P278"><text:span text:style-name="T739">Concept of Arrays in C</text:span></text:p>
      <text:list text:style-name="L279">
        <text:list-item>
          <text:p text:style-name="P279"><text:span text:style-name="T740">All elements must be of the<text:s/></text:span><text:span text:style-name="T741">same type</text:span><text:span text:style-name="T742"><text:s/>(e.g., all<text:s/></text:span><text:span text:style-name="T743">int</text:span><text:span text:style-name="T744">, all<text:s/></text:span><text:span text:style-name="T745">float</text:span><text:span text:style-name="T746">).</text:span></text:p>
        </text:list-item>
        <text:list-item>
          <text:p text:style-name="P279"><text:span text:style-name="T746">Indexing in C<text:s/></text:span><text:span text:style-name="T747">starts from 0</text:span><text:span text:style-name="T748">.</text:span></text:p>
        </text:list-item>
        <text:list-item>
          <text:p text:style-name="P279"><text:span text:style-name="T748">Arrays can be:</text:span></text:p>
        </text:list-item>
        <text:list-item>
          <text:p text:style-name="P280"><text:span text:style-name="T749">One-dimensional</text:span><text:span text:style-name="T750"><text:s/>(1D)</text:span></text:p>
        </text:list-item>
        <text:list-item>
          <text:p text:style-name="P280"><text:span text:style-name="T751">Multi-dimensional</text:span><text:span text:style-name="T752"><text:s/>(2D, 3D, etc.)</text:span></text:p>
        </text:list-item>
      </text:list>
      <text:p text:style-name="P281"><text:span text:style-name="T753">One-Dimensional Array (1D Array)</text:span></text:p>
      <text:p text:style-name="P282"><text:span text:style-name="T754">Declaration:</text:span></text:p>
      <text:p text:style-name="P283"><text:span text:style-name="T755">int marks[5]; // Array of 5 integers</text:span></text:p>
      <text:p text:style-name="P283"><text:span text:style-name="T756">Initialization:</text:span></text:p>
      <text:p text:style-name="P283"><text:span text:style-name="T757">int marks[5] = {90, 85, 78, 88, 92};</text:span></text:p>
      <text:p text:style-name="P283"><text:span text:style-name="T758">Accessing Elements:</text:span></text:p>
      <text:p text:style-name="P283"><text:span text:style-name="T759">printf("%d", marks[2]);<text:s text:c="2"/>// Output: 78</text:span></text:p>
      <text:p text:style-name="P284"><text:span text:style-name="T760">2. Multi-Dimensional Arrays</text:span></text:p>
      <text:p text:style-name="P285"><text:span text:style-name="T761"><text:s/>Two-Dimensional Array (2D Array)</text:span></text:p>
      <text:p text:style-name="P285"><text:span text:style-name="T762">Used for<text:s/></text:span><text:span text:style-name="T763">tables</text:span><text:span text:style-name="T764">,<text:s/></text:span><text:span text:style-name="T765">matrices</text:span><text:span text:style-name="T766">, or<text:s/></text:span><text:span text:style-name="T767">grids</text:span><text:span text:style-name="T768">.</text:span></text:p>
      <text:p text:style-name="P285"><text:span text:style-name="T769"><text:s/>Declaration:</text:span></text:p>
      <text:p text:style-name="P285"><text:span text:style-name="T769">int matrix[2][3];<text:s text:c="2"/>// 2 rows, 3 columns</text:span></text:p>
      <text:p text:style-name="P285"><text:span text:style-name="T769">Initialization:</text:span></text:p>
      <text:p text:style-name="P285"><text:span text:style-name="T769">int matrix[2][3] = {</text:span></text:p>
      <text:p text:style-name="P285"><text:span text:style-name="T769"><text:s text:c="4"/>{1, 2, 3},</text:span></text:p>
      <text:p text:style-name="P285"><text:span text:style-name="T769"><text:s text:c="4"/>{4, 5, 6}</text:span></text:p>
      <text:p text:style-name="P285"><text:span text:style-name="T769">};</text:span></text:p>
      <text:p text:style-name="P285"><text:span text:style-name="T769">Accessing Elements:</text:span></text:p>
      <text:p text:style-name="P285"><text:span text:style-name="T769">printf("%d", matrix[1][2]);<text:s text:c="2"/>// Output: 6</text:span></text:p>
      <text:p text:style-name="P285"><text:span text:style-name="T769">Example:</text:span></text:p>
      <text:p text:style-name="P285"><text:span text:style-name="T769">#include &lt;stdio.h&gt;</text:span></text:p>
      <text:p text:style-name="P285"><text:span text:style-name="T769"/></text:p>
      <text:p text:style-name="P285"><text:span text:style-name="T769">int main() {</text:span></text:p>
      <text:p text:style-name="P285"><text:span text:style-name="T769"><text:s text:c="4"/>int matrix[2][3] = {</text:span></text:p>
      <text:p text:style-name="P285"><text:span text:style-name="T769"><text:s text:c="8"/>{1, 2, 3},</text:span></text:p>
      <text:p text:style-name="P285"><text:span text:style-name="T769"><text:s text:c="8"/>{4, 5, 6}</text:span></text:p>
      <text:p text:style-name="P285"><text:span text:style-name="T769"><text:s text:c="4"/>};</text:span></text:p>
      <text:p text:style-name="P285"><text:span text:style-name="T769"/></text:p>
      <text:p text:style-name="P285"><text:span text:style-name="T769"><text:s text:c="4"/>for (int i = 0; i &lt; 2; i++) {</text:span></text:p>
      <text:p text:style-name="P285"><text:span text:style-name="T769"><text:s text:c="8"/>for (int j = 0; j &lt; 3; j++) {</text:span></text:p>
      <text:p text:style-name="P285"><text:span text:style-name="T769"><text:s text:c="12"/>printf("%d ", matrix[i][j]);</text:span></text:p>
      <text:p text:style-name="P285"><text:span text:style-name="T769"><text:s text:c="8"/>}</text:span></text:p>
      <text:p text:style-name="P285"><text:span text:style-name="T769"><text:s text:c="8"/>printf("\n");</text:span></text:p>
      <text:p text:style-name="P285"><text:span text:style-name="T769"><text:s text:c="4"/>}</text:span></text:p>
      <text:p text:style-name="P285"><text:span text:style-name="T769"/></text:p>
      <text:p text:style-name="P285"><text:span text:style-name="T769"><text:s text:c="4"/>return 0;</text:span></text:p>
      <text:p text:style-name="P285"><text:span text:style-name="T769">}</text:span></text:p>
      <text:p text:style-name="P286"><text:span text:style-name="T770">10. Pointers in C</text:span></text:p>
      <text:p text:style-name="P286"><text:span text:style-name="T771">Explain what pointers are in C and how they are declared and initialized. Why are pointers important in C?</text:span></text:p>
      <text:p text:style-name="P287"><text:span text:style-name="T772">In<text:s/></text:span><text:span text:style-name="T773">C programming</text:span><text:span text:style-name="T774">, a<text:s/></text:span><text:span text:style-name="T775">pointer</text:span><text:span text:style-name="T776"><text:s/>is a<text:s/></text:span><text:span text:style-name="T777">variable that stores the memory address</text:span><text:span text:style-name="T778"><text:s/>of another variable. Pointers are a powerful and essential feature of C that allow for efficient memory management, dynamic data structures, and faster program execution.</text:span></text:p>
      <text:p text:style-name="P288"><text:span text:style-name="T779">What is a Pointer in C?</text:span></text:p>
      <text:p text:style-name="P289"><text:span text:style-name="T780">A<text:s/></text:span><text:span text:style-name="T781">pointer</text:span><text:span text:style-name="T782"><text:s/>is a variable that<text:s/></text:span><text:span text:style-name="T783">stores the memory address</text:span><text:span text:style-name="T784"><text:s/>of another variable.</text:span></text:p>
      <text:list text:style-name="L290">
        <text:list-item>
          <text:p text:style-name="P290"><text:span text:style-name="T784">Instead of holding a direct value like<text:s/></text:span><text:span text:style-name="T785">int a = 10;</text:span><text:span text:style-name="T786">, a pointer holds the address like<text:s/></text:span><text:span text:style-name="T787">int *p = &amp;a;</text:span><text:span text:style-name="T788"/></text:p>
        </text:list-item>
        <text:list-item>
          <text:p text:style-name="P290"><text:span text:style-name="T788">Pointers allow<text:s/></text:span><text:span text:style-name="T789">direct access and manipulation</text:span><text:span text:style-name="T790"><text:s/>of memory</text:span></text:p>
        </text:list-item>
      </text:list>
      <text:p text:style-name="P291"><text:span text:style-name="T791">Basic Terminologies</text:span></text:p>
      <table:table table:style-name="Table09">
        <table:table-column table:style-name="TableColumn0900"/>
        <table:table-column table:style-name="TableColumn0901"/>
        <table:table-row table:style-name="TableRow0900">
          <table:table-cell table:style-name="TableCell090000">
            <text:p text:style-name="P293"><text:span text:style-name="T793">Term</text:span><text:span text:style-name="T794"/></text:p>
          </table:table-cell>
          <table:table-cell table:style-name="TableCell090001">
            <text:p text:style-name="P293"><text:span text:style-name="T795">Description</text:span><text:span text:style-name="T796"/></text:p>
          </table:table-cell>
        </table:table-row>
        <table:table-row table:style-name="TableRow0901">
          <table:table-cell table:style-name="TableCell090100">
            <text:p text:style-name="P296"><text:span text:style-name="T797">&amp;</text:span><text:span text:style-name="T798"><text:s/>(Address-of operator)</text:span><text:span text:style-name="T799"/></text:p>
          </table:table-cell>
          <table:table-cell table:style-name="TableCell090101">
            <text:p text:style-name="P296"><text:span text:style-name="T800">Returns the memory address of a variable.</text:span><text:span text:style-name="T801"/></text:p>
          </table:table-cell>
        </table:table-row>
        <table:table-row table:style-name="TableRow0902">
          <table:table-cell table:style-name="TableCell090200">
            <text:p text:style-name="P298"><text:span text:style-name="T802">*</text:span><text:span text:style-name="T803"><text:s/>(Dereference operator)</text:span><text:span text:style-name="T804"/></text:p>
          </table:table-cell>
          <table:table-cell table:style-name="TableCell090201">
            <text:p text:style-name="P298"><text:span text:style-name="T805">Accesses the value stored at a memory address.</text:span><text:span text:style-name="T806"/></text:p>
          </table:table-cell>
        </table:table-row>
        <table:table-row table:style-name="TableRow0903">
          <table:table-cell table:style-name="TableCell090300">
            <text:p text:style-name="P300"><text:span text:style-name="T807">int *p;</text:span><text:span text:style-name="T808"/></text:p>
          </table:table-cell>
          <table:table-cell table:style-name="TableCell090301">
            <text:p text:style-name="P300"><text:span text:style-name="T809">Declares a pointer to an integer.</text:span><text:span text:style-name="T810"/></text:p>
          </table:table-cell>
        </table:table-row>
      </table:table>
      <text:p text:style-name="P302"><text:span text:style-name="T811">How to Use Pointers</text:span></text:p>
      <text:p text:style-name="P303"><text:span text:style-name="T812"><text:s/>1. Declaration</text:span></text:p>
      <text:p text:style-name="P304"><text:span text:style-name="T813">int *ptr;<text:s text:c="5"/>// pointer to an int</text:span></text:p>
      <text:p text:style-name="P304"><text:span text:style-name="T813">float *fptr;<text:s text:c="2"/>// pointer to a float</text:span></text:p>
      <text:p text:style-name="P304"><text:span text:style-name="T813">char *cptr;<text:s text:c="3"/>// pointer to a char</text:span></text:p>
      <text:p text:style-name="P304"><text:span text:style-name="T814">2. Initialization</text:span></text:p>
      <text:p text:style-name="P304"><text:span text:style-name="T815">int a = 10;</text:span></text:p>
      <text:p text:style-name="P304"><text:span text:style-name="T815">int *p;</text:span></text:p>
      <text:p text:style-name="P304"><text:span text:style-name="T815">p = &amp;a;<text:s text:c="7"/>// store address of 'a' in pointer 'p'</text:span></text:p>
      <text:p text:style-name="P304"><text:span text:style-name="T816">3. Dereferencing (Accessing the Value)</text:span></text:p>
      <text:p text:style-name="P305"><text:span text:style-name="T817">printf("%d", *p);<text:s text:c="2"/>// Outputs 10</text:span></text:p>
      <text:p text:style-name="P305"><text:span text:style-name="T818">11. Strings in C</text:span></text:p>
      <text:p text:style-name="P305"><text:span text:style-name="T818">Explain string handling functions like strlen(), strcpy(), strcat(), strcmp(), and strchr(). Provide examples of when these functions are useful.</text:span><text:span text:style-name="T819"/></text:p>
      <text:p text:style-name="P306"><text:span text:style-name="T820">In<text:s/></text:span><text:span text:style-name="T821">C programming</text:span><text:span text:style-name="T822">, strings are handled as<text:s/></text:span><text:span text:style-name="T823">character arrays</text:span><text:span text:style-name="T824"><text:s/>ending with a<text:s/></text:span><text:span text:style-name="T825">null character<text:s/></text:span><text:span text:style-name="T826">'\0'</text:span><text:span text:style-name="T827">. The<text:s/></text:span><text:span text:style-name="T828">string handling functions</text:span><text:span text:style-name="T829"><text:s/>provided in the<text:s/></text:span><text:span text:style-name="T830">&lt;string.h&gt;</text:span><text:span text:style-name="T831"><text:s/>library help you work with strings efficiently.</text:span><text:span text:style-name="T832"/></text:p>
      <text:p text:style-name="P307"><text:span text:style-name="T833"/></text:p>
      <text:p text:style-name="P308"><text:span text:style-name="T834">Common String Handling Functions in C</text:span></text:p>
      <text:p text:style-name="P309"><text:span text:style-name="T835"><text:s/>1.<text:s/></text:span><text:span text:style-name="T836">strlen()</text:span><text:span text:style-name="T837"><text:s/></text:span><text:span text:style-name="T838">—</text:span><text:span text:style-name="T839"><text:s/></text:span><text:span text:style-name="T840">String Length</text:span><text:span text:style-name="T841"/></text:p>
      <text:p text:style-name="P309"><text:span text:style-name="T842">Purpose:</text:span><text:span text:style-name="T843"><text:line-break/>Returns the<text:s/></text:span><text:span text:style-name="T844">number of characters</text:span><text:span text:style-name="T845"><text:s/>in a string<text:s/></text:span><text:span text:style-name="T846">excluding</text:span><text:span text:style-name="T847"><text:s/>the null terminator.</text:span></text:p>
      <text:p text:style-name="P309"><text:span text:style-name="T848">Example:</text:span><text:span text:style-name="T849"/></text:p>
      <text:p text:style-name="P310"><text:span text:style-name="T850">c</text:span></text:p>
      <text:p text:style-name="P310"><text:span text:style-name="T850">#include &lt;stdio.h&gt;</text:span></text:p>
      <text:p text:style-name="P310"><text:span text:style-name="T850">#include &lt;string.h&gt;</text:span></text:p>
      <text:p text:style-name="P310"><text:span text:style-name="T850"/></text:p>
      <text:p text:style-name="P310"><text:span text:style-name="T850">int main() {</text:span></text:p>
      <text:p text:style-name="P310"><text:span text:style-name="T850"><text:s text:c="4"/>char name[] = "Meet";</text:span></text:p>
      <text:p text:style-name="P310"><text:span text:style-name="T850"><text:s text:c="4"/>printf("Length = %lu\n", strlen(name));</text:span></text:p>
      <text:p text:style-name="P310"><text:span text:style-name="T850"><text:s text:c="4"/>return 0;</text:span></text:p>
      <text:p text:style-name="P310"><text:span text:style-name="T850">}</text:span></text:p>
      <text:p text:style-name="P311"><text:span text:style-name="T851">Output:</text:span><text:span text:style-name="T852"/></text:p>
      <text:p text:style-name="P312"><text:span text:style-name="T853">ini</text:span></text:p>
      <text:p text:style-name="P312"><text:span text:style-name="T853">Length = 4</text:span></text:p>
      <text:p text:style-name="P313"><text:span text:style-name="T854"><text:s/></text:span><text:span text:style-name="T855">Use Case:</text:span><text:span text:style-name="T856"><text:s/>Validating input length (e.g., password length).</text:span></text:p>
      <text:p text:style-name="P314"><text:span text:style-name="T857"/></text:p>
      <text:p text:style-name="P315"><text:span text:style-name="T858">2.<text:s/></text:span><text:span text:style-name="T859">strcpy()</text:span><text:span text:style-name="T860"><text:s/></text:span><text:span text:style-name="T861">—</text:span><text:span text:style-name="T862"><text:s/></text:span><text:span text:style-name="T863">Copy String</text:span><text:span text:style-name="T864"/></text:p>
      <text:p text:style-name="P315"><text:span text:style-name="T865">Purpose:</text:span><text:span text:style-name="T866"><text:line-break/>Copies one string to another.</text:span></text:p>
      <text:p text:style-name="P315"><text:span text:style-name="T867">Example:</text:span><text:span text:style-name="T868"/></text:p>
      <text:p text:style-name="P316"><text:span text:style-name="T869">c</text:span></text:p>
      <text:p text:style-name="P316"><text:span text:style-name="T869">#include &lt;stdio.h&gt;</text:span></text:p>
      <text:p text:style-name="P316"><text:span text:style-name="T869">#include &lt;string.h&gt;</text:span></text:p>
      <text:p text:style-name="P316"><text:span text:style-name="T869"/></text:p>
      <text:p text:style-name="P316"><text:span text:style-name="T869">int main() {</text:span></text:p>
      <text:p text:style-name="P316"><text:span text:style-name="T869"><text:s text:c="4"/>char src[] = "Hello";</text:span></text:p>
      <text:p text:style-name="P316"><text:span text:style-name="T869"><text:s text:c="4"/>char dest[20];</text:span></text:p>
      <text:p text:style-name="P316"><text:span text:style-name="T869"/></text:p>
      <text:p text:style-name="P316"><text:span text:style-name="T869"><text:s text:c="4"/>strcpy(dest, src);</text:span></text:p>
      <text:p text:style-name="P316"><text:span text:style-name="T869"><text:s text:c="4"/>printf("Destination: %s\n", dest);</text:span></text:p>
      <text:p text:style-name="P316"><text:span text:style-name="T869"><text:s text:c="4"/>return 0;</text:span></text:p>
      <text:p text:style-name="P316"><text:span text:style-name="T869">}</text:span></text:p>
      <text:p text:style-name="P317"><text:span text:style-name="T870">Output:</text:span><text:span text:style-name="T871"/></text:p>
      <text:p text:style-name="P318"><text:span text:style-name="T872">makefile</text:span></text:p>
      <text:p text:style-name="P318"><text:span text:style-name="T872">Destination: Hello</text:span></text:p>
      <text:p text:style-name="P319"><text:span text:style-name="T873"><text:s/></text:span><text:span text:style-name="T874">Use Case:</text:span><text:span text:style-name="T875"><text:s/>Creating copies of strings for editing/backup.</text:span></text:p>
      <text:p text:style-name="P320"><text:span text:style-name="T876"><text:s/>3.<text:s/></text:span><text:span text:style-name="T877">strcat()</text:span><text:span text:style-name="T878"><text:s/></text:span><text:span text:style-name="T879">—</text:span><text:span text:style-name="T880"><text:s/></text:span><text:span text:style-name="T881">Concatenate Strings</text:span><text:span text:style-name="T882"/></text:p>
      <text:p text:style-name="P321"><text:span text:style-name="T883">Purpose:</text:span><text:span text:style-name="T884"><text:line-break/>Appends one string to the end of another.</text:span></text:p>
      <text:p text:style-name="P321"><text:span text:style-name="T885">Example:</text:span><text:span text:style-name="T886"/></text:p>
      <text:p text:style-name="P322"><text:span text:style-name="T887">c</text:span></text:p>
      <text:p text:style-name="P322"><text:span text:style-name="T887">#include &lt;stdio.h&gt;</text:span></text:p>
      <text:p text:style-name="P322"><text:span text:style-name="T887">#include &lt;string.h&gt;</text:span></text:p>
      <text:p text:style-name="P322"><text:span text:style-name="T887"/></text:p>
      <text:p text:style-name="P322"><text:span text:style-name="T887">int main() {</text:span></text:p>
      <text:p text:style-name="P322"><text:span text:style-name="T887"><text:s text:c="4"/>char first[50] = "Good ";</text:span></text:p>
      <text:p text:style-name="P322"><text:span text:style-name="T887"><text:s text:c="4"/>char second[] = "Morning";</text:span></text:p>
      <text:p text:style-name="P322"><text:span text:style-name="T887"/></text:p>
      <text:p text:style-name="P322"><text:span text:style-name="T887"><text:s text:c="4"/>strcat(first, second);</text:span></text:p>
      <text:p text:style-name="P322"><text:span text:style-name="T887"><text:s text:c="4"/>printf("Combined: %s\n", first);</text:span></text:p>
      <text:p text:style-name="P322"><text:span text:style-name="T887"><text:s text:c="4"/>return 0;</text:span></text:p>
      <text:p text:style-name="P322"><text:span text:style-name="T887">}</text:span></text:p>
      <text:p text:style-name="P323"><text:span text:style-name="T888">Output:</text:span><text:span text:style-name="T889"/></text:p>
      <text:p text:style-name="P324"><text:span text:style-name="T890">makefile</text:span></text:p>
      <text:p text:style-name="P324"><text:span text:style-name="T890">Combined: Good Morning</text:span></text:p>
      <text:p text:style-name="P325"><text:span text:style-name="T891"><text:s/></text:span><text:span text:style-name="T892">Use Case:</text:span><text:span text:style-name="T893"><text:s/>Building full messages, usernames, file paths.</text:span></text:p>
      <text:p text:style-name="P326"><text:span text:style-name="T894"/></text:p>
      <text:p text:style-name="P327"><text:span text:style-name="T895"><text:s/>4.<text:s/></text:span><text:span text:style-name="T896">strcmp()</text:span><text:span text:style-name="T897"><text:s/></text:span><text:span text:style-name="T898">—</text:span><text:span text:style-name="T899"><text:s/></text:span><text:span text:style-name="T900">Compare Strings</text:span><text:span text:style-name="T901"/></text:p>
      <text:p text:style-name="P327"><text:span text:style-name="T902">Purpose:</text:span><text:span text:style-name="T903"><text:line-break/>Compares two strings<text:s/></text:span><text:span text:style-name="T904">lexicographically</text:span><text:span text:style-name="T905"><text:s/>(like in a dictionary).</text:span></text:p>
      <text:list text:style-name="L328">
        <text:list-item>
          <text:p text:style-name="P328"><text:span text:style-name="T905">Returns<text:s/></text:span><text:span text:style-name="T906">0</text:span><text:span text:style-name="T907"><text:s/>if equal,</text:span></text:p>
        </text:list-item>
        <text:list-item>
          <text:p text:style-name="P328"><text:span text:style-name="T908">&lt; 0</text:span><text:span text:style-name="T909"><text:s/>if<text:s/></text:span><text:span text:style-name="T910">str1 &lt; str2</text:span><text:span text:style-name="T911">,</text:span></text:p>
        </text:list-item>
        <text:list-item>
          <text:p text:style-name="P328"><text:span text:style-name="T912">&gt; 0</text:span><text:span text:style-name="T913"><text:s/>if<text:s/></text:span><text:span text:style-name="T914">str1 &gt; str2</text:span><text:span text:style-name="T915">.</text:span></text:p>
        </text:list-item>
      </text:list>
      <text:p text:style-name="P329"><text:span text:style-name="T916">Example:</text:span><text:span text:style-name="T917"/></text:p>
      <text:p text:style-name="P330"><text:span text:style-name="T918">c</text:span></text:p>
      <text:p text:style-name="P330"><text:span text:style-name="T918">#include &lt;stdio.h&gt;</text:span></text:p>
      <text:p text:style-name="P330"><text:span text:style-name="T918">#include &lt;string.h&gt;</text:span></text:p>
      <text:p text:style-name="P330"><text:span text:style-name="T918"/></text:p>
      <text:p text:style-name="P330"><text:span text:style-name="T918">int main() {</text:span></text:p>
      <text:p text:style-name="P330"><text:span text:style-name="T918"><text:s text:c="4"/>char a[] = "apple";</text:span></text:p>
      <text:p text:style-name="P330"><text:span text:style-name="T918"><text:s text:c="4"/>char b[] = "banana";</text:span></text:p>
      <text:p text:style-name="P330"><text:span text:style-name="T918"/></text:p>
      <text:p text:style-name="P330"><text:span text:style-name="T918"><text:s text:c="4"/>int result = strcmp(a, b);</text:span></text:p>
      <text:p text:style-name="P330"><text:span text:style-name="T918"><text:s text:c="4"/>if (result == 0)</text:span></text:p>
      <text:p text:style-name="P330"><text:span text:style-name="T918"><text:s text:c="8"/>printf("Strings are equal\n");</text:span></text:p>
      <text:p text:style-name="P330"><text:span text:style-name="T918"><text:s text:c="4"/>else if (result &lt; 0)</text:span></text:p>
      <text:p text:style-name="P330"><text:span text:style-name="T918"><text:s text:c="8"/>printf("a comes before b\n");</text:span></text:p>
      <text:p text:style-name="P330"><text:span text:style-name="T918"><text:s text:c="4"/>else</text:span></text:p>
      <text:p text:style-name="P330"><text:span text:style-name="T918"><text:s text:c="8"/>printf("a comes after b\n");</text:span></text:p>
      <text:p text:style-name="P330"><text:span text:style-name="T918"/></text:p>
      <text:p text:style-name="P330"><text:span text:style-name="T918"><text:s text:c="4"/>return 0;</text:span></text:p>
      <text:p text:style-name="P330"><text:span text:style-name="T918">}</text:span></text:p>
      <text:p text:style-name="P331"><text:span text:style-name="T919">Output:</text:span><text:span text:style-name="T920"/></text:p>
      <text:p text:style-name="P332"><text:span text:style-name="T921">a comes before b</text:span></text:p>
      <text:p text:style-name="P333"><text:span text:style-name="T922"><text:s/></text:span><text:span text:style-name="T923">Use Case:</text:span><text:span text:style-name="T924"><text:s/>Sorting strings, comparing user input.</text:span></text:p>
      <text:p text:style-name="P334"><text:span text:style-name="T925"/></text:p>
      <text:p text:style-name="P335"><text:span text:style-name="T926"><text:s/>5.<text:s/></text:span><text:span text:style-name="T927">strchr()</text:span><text:span text:style-name="T928"><text:s/></text:span><text:span text:style-name="T929">—</text:span><text:span text:style-name="T930"><text:s/></text:span><text:span text:style-name="T931">Find Character in String</text:span><text:span text:style-name="T932"/></text:p>
      <text:p text:style-name="P335"><text:span text:style-name="T933">Purpose:</text:span><text:span text:style-name="T934"><text:line-break/>Searches for the<text:s/></text:span><text:span text:style-name="T935">first occurrence</text:span><text:span text:style-name="T936"><text:s/>of a character in a string.</text:span></text:p>
      <text:p text:style-name="P335"><text:span text:style-name="T937">Example:</text:span><text:span text:style-name="T938"/></text:p>
      <text:p text:style-name="P336"><text:span text:style-name="T939">#include &lt;stdio.h&gt;</text:span></text:p>
      <text:p text:style-name="P336"><text:span text:style-name="T939">#include &lt;string.h&gt;</text:span></text:p>
      <text:p text:style-name="P336"><text:span text:style-name="T939"/></text:p>
      <text:p text:style-name="P336"><text:span text:style-name="T939">int main() {</text:span></text:p>
      <text:p text:style-name="P336"><text:span text:style-name="T939"><text:s text:c="4"/>char text[] = "Hello World";</text:span></text:p>
      <text:p text:style-name="P336"><text:span text:style-name="T939"><text:s text:c="4"/>char *pos = strchr(text, 'o');</text:span></text:p>
      <text:p text:style-name="P336"><text:span text:style-name="T939"/></text:p>
      <text:p text:style-name="P336"><text:span text:style-name="T939"><text:s text:c="4"/>if (pos != NULL)</text:span></text:p>
      <text:p text:style-name="P336"><text:span text:style-name="T939"><text:s text:c="8"/>printf("'o' found at position: %ld\n", pos - text);</text:span></text:p>
      <text:p text:style-name="P336"><text:span text:style-name="T939"><text:s text:c="4"/>else</text:span></text:p>
      <text:p text:style-name="P336"><text:span text:style-name="T939"><text:s text:c="8"/>printf("Character not found\n");</text:span></text:p>
      <text:p text:style-name="P336"><text:span text:style-name="T939"/></text:p>
      <text:p text:style-name="P336"><text:span text:style-name="T939"><text:s text:c="4"/>return 0;</text:span></text:p>
      <text:p text:style-name="P336"><text:span text:style-name="T939">}</text:span></text:p>
      <text:p text:style-name="P337"><text:span text:style-name="T940">Output:</text:span><text:span text:style-name="T941"/></text:p>
      <text:p text:style-name="P338"><text:span text:style-name="T942">'o' found at position: 4</text:span></text:p>
      <text:p text:style-name="P339"><text:span text:style-name="T943">12. Structures in C</text:span></text:p>
      <text:p text:style-name="P339"><text:span text:style-name="T943">Explain the concept of structures in C. Describe how to declare, initialize, and access structure members.</text:span></text:p>
      <text:p text:style-name="P340"><text:span text:style-name="T944">In<text:s/></text:span><text:span text:style-name="T945">C programming</text:span><text:span text:style-name="T946">, a<text:s/></text:span><text:span text:style-name="T947">structure</text:span><text:span text:style-name="T948"><text:s/>(</text:span><text:span text:style-name="T949">struct</text:span><text:span text:style-name="T950">) is a<text:s/></text:span><text:span text:style-name="T951">user-defined data type</text:span><text:span text:style-name="T952"><text:s/>that allows grouping variables of<text:s/></text:span><text:span text:style-name="T953">different types</text:span><text:span text:style-name="T954"><text:s/>under one name.</text:span></text:p>
      <text:p text:style-name="P341"><text:span text:style-name="T955">What is a Structure?</text:span></text:p>
      <text:p text:style-name="P342"><text:span text:style-name="T956">A<text:s/></text:span><text:span text:style-name="T957">structure</text:span><text:span text:style-name="T958"><text:s/>is used to represent a<text:s/></text:span><text:span text:style-name="T959">record</text:span><text:span text:style-name="T960"><text:s/></text:span><text:span text:style-name="T961">—</text:span><text:span text:style-name="T962"><text:s/>like a student, employee, book, etc., where each has multiple attributes of different data types.</text:span></text:p>
      <text:p text:style-name="P342"><text:span text:style-name="T963">Real-Life Analogy:</text:span></text:p>
      <text:p text:style-name="P342"><text:span text:style-name="T964">A<text:s/></text:span><text:span text:style-name="T965">student record</text:span><text:span text:style-name="T966"><text:s/>with fields:</text:span></text:p>
      <text:list text:style-name="L343">
        <text:list-item>
          <text:p text:style-name="P343"><text:span text:style-name="T966">Name (string),</text:span></text:p>
        </text:list-item>
        <text:list-item>
          <text:p text:style-name="P343"><text:span text:style-name="T966">Roll Number (int),</text:span></text:p>
        </text:list-item>
        <text:list-item>
          <text:p text:style-name="P343"><text:span text:style-name="T966">Marks (float)</text:span></text:p>
        </text:list-item>
      </text:list>
      <text:p text:style-name="P344"><text:span text:style-name="T967"/></text:p>
      <text:p text:style-name="P345"><text:span text:style-name="T968"><text:s/>Structure Declaration</text:span></text:p>
      <text:p text:style-name="P346"><text:span text:style-name="T969">c</text:span></text:p>
      <text:p text:style-name="P346"><text:span text:style-name="T969">struct Student {</text:span></text:p>
      <text:p text:style-name="P346"><text:span text:style-name="T969"><text:s text:c="4"/>int roll;</text:span></text:p>
      <text:p text:style-name="P346"><text:span text:style-name="T969"><text:s text:c="4"/>char name[50];</text:span></text:p>
      <text:p text:style-name="P346"><text:span text:style-name="T969"><text:s text:c="4"/>float marks;</text:span></text:p>
      <text:p text:style-name="P346"><text:span text:style-name="T969">};</text:span></text:p>
      <text:list text:style-name="L347">
        <text:list-item>
          <text:p text:style-name="P347"><text:span text:style-name="T969">Student</text:span><text:span text:style-name="T970"><text:s/>is the structure tag.</text:span></text:p>
        </text:list-item>
        <text:list-item>
          <text:p text:style-name="P347"><text:span text:style-name="T970">Inside are the<text:s/></text:span><text:span text:style-name="T971">members/fields</text:span><text:span text:style-name="T972"><text:s/>of the structure.</text:span></text:p>
        </text:list-item>
      </text:list>
      <text:p text:style-name="P348"><text:span text:style-name="T973"/></text:p>
      <text:p text:style-name="P349"><text:span text:style-name="T974"><text:s/>Structure Variable Declaration</text:span></text:p>
      <text:p text:style-name="P350"><text:span text:style-name="T975">c</text:span></text:p>
      <text:p text:style-name="P350"><text:span text:style-name="T975">struct Student s1;<text:s text:c="2"/>// s1 is a variable of type struct Student</text:span></text:p>
      <text:p text:style-name="P351"><text:span text:style-name="T976">You can also combine declaration + variable:</text:span></text:p>
      <text:p text:style-name="P352"><text:span text:style-name="T977">c</text:span></text:p>
      <text:p text:style-name="P352"><text:span text:style-name="T977">struct Student {</text:span></text:p>
      <text:p text:style-name="P352"><text:span text:style-name="T977"><text:s text:c="4"/>int roll;</text:span></text:p>
      <text:p text:style-name="P352"><text:span text:style-name="T977"><text:s text:c="4"/>char name[50];</text:span></text:p>
      <text:p text:style-name="P352"><text:span text:style-name="T977"><text:s text:c="4"/>float marks;</text:span></text:p>
      <text:p text:style-name="P352"><text:span text:style-name="T977">} s1, s2;<text:s text:c="2"/>// declaring two variables</text:span></text:p>
      <text:p text:style-name="P353"><text:span text:style-name="T978"/></text:p>
      <text:p text:style-name="P354"><text:span text:style-name="T979"><text:s/>Initialization of Structure</text:span></text:p>
      <text:p text:style-name="P355"><text:span text:style-name="T980"><text:s/>Method 1: During declaration</text:span></text:p>
      <text:p text:style-name="P356"><text:span text:style-name="T981">c</text:span></text:p>
      <text:p text:style-name="P356"><text:span text:style-name="T981">struct Student s1 = {1, "Meet", 89.5};</text:span></text:p>
      <text:p text:style-name="P357"><text:span text:style-name="T982"><text:s/>Method 2: After declaration</text:span></text:p>
      <text:p text:style-name="P358"><text:span text:style-name="T983">c</text:span></text:p>
      <text:p text:style-name="P358"><text:span text:style-name="T983">s1.roll = 1;</text:span></text:p>
      <text:p text:style-name="P358"><text:span text:style-name="T983">strcpy(s1.name, "Meet");</text:span></text:p>
      <text:p text:style-name="P358"><text:span text:style-name="T983">s1.marks = 89.5;</text:span></text:p>
      <text:p text:style-name="P359"><text:span text:style-name="T984">(Note: Use<text:s/></text:span><text:span text:style-name="T985">strcpy()</text:span><text:span text:style-name="T986"><text:s/>from<text:s/></text:span><text:span text:style-name="T987">&lt;string.h&gt;</text:span><text:span text:style-name="T988"><text:s/>for string assignment)</text:span><text:span text:style-name="T989"/></text:p>
      <text:p text:style-name="P360"><text:span text:style-name="T990"/></text:p>
      <text:p text:style-name="P361"><text:span text:style-name="T991"><text:s/>Accessing Structure Members</text:span></text:p>
      <text:p text:style-name="P362"><text:span text:style-name="T992">Use the<text:s/></text:span><text:span text:style-name="T993">dot operator<text:s/></text:span><text:span text:style-name="T994">.</text:span><text:span text:style-name="T995"><text:s/>for direct access:</text:span></text:p>
      <text:p text:style-name="P363"><text:span text:style-name="T996">c</text:span></text:p>
      <text:p text:style-name="P363"><text:span text:style-name="T996">printf("Name: %s\n", s1.name);</text:span></text:p>
      <text:p text:style-name="P363"><text:span text:style-name="T996">printf("Roll: %d\n", s1.roll);</text:span></text:p>
      <text:p text:style-name="P363"><text:span text:style-name="T996">printf("Marks: %.2f\n", s1.marks);</text:span></text:p>
      <text:p text:style-name="P364"><text:span text:style-name="T997"/></text:p>
      <text:p text:style-name="P365"><text:span text:style-name="T998"><text:s/>Complete Example</text:span></text:p>
      <text:p text:style-name="P366"><text:span text:style-name="T999">c</text:span></text:p>
      <text:p text:style-name="P366"><text:span text:style-name="T999">#include &lt;stdio.h&gt;</text:span></text:p>
      <text:p text:style-name="P366"><text:span text:style-name="T999">#include &lt;string.h&gt;</text:span></text:p>
      <text:p text:style-name="P366"><text:span text:style-name="T999"/></text:p>
      <text:p text:style-name="P366"><text:span text:style-name="T999">// Structure definition</text:span></text:p>
      <text:p text:style-name="P366"><text:span text:style-name="T999">struct Student {</text:span></text:p>
      <text:p text:style-name="P366"><text:span text:style-name="T999"><text:s text:c="4"/>int roll;</text:span></text:p>
      <text:p text:style-name="P366"><text:span text:style-name="T999"><text:s text:c="4"/>char name[50];</text:span></text:p>
      <text:p text:style-name="P366"><text:span text:style-name="T999"><text:s text:c="4"/>float marks;</text:span></text:p>
      <text:p text:style-name="P366"><text:span text:style-name="T999">};</text:span></text:p>
      <text:p text:style-name="P366"><text:span text:style-name="T999"/></text:p>
      <text:p text:style-name="P366"><text:span text:style-name="T999">int main() {</text:span></text:p>
      <text:p text:style-name="P366"><text:span text:style-name="T999"><text:s text:c="4"/>struct Student s1;</text:span></text:p>
      <text:p text:style-name="P366"><text:span text:style-name="T999"/></text:p>
      <text:p text:style-name="P366"><text:span text:style-name="T999"><text:s text:c="4"/>// Assign values</text:span></text:p>
      <text:p text:style-name="P366"><text:span text:style-name="T999"><text:s text:c="4"/>s1.roll = 101;</text:span></text:p>
      <text:p text:style-name="P366"><text:span text:style-name="T999"><text:s text:c="4"/>strcpy(s1.name, "Meet");</text:span></text:p>
      <text:p text:style-name="P366"><text:span text:style-name="T999"><text:s text:c="4"/>s1.marks = 87.5;</text:span></text:p>
      <text:p text:style-name="P366"><text:span text:style-name="T999"/></text:p>
      <text:p text:style-name="P366"><text:span text:style-name="T999"><text:s text:c="4"/>// Access and print values</text:span></text:p>
      <text:p text:style-name="P366"><text:span text:style-name="T999"><text:s text:c="4"/>printf("Student Info:\n");</text:span></text:p>
      <text:p text:style-name="P366"><text:span text:style-name="T999"><text:s text:c="4"/>printf("Name: %s\n", s1.name);</text:span></text:p>
      <text:p text:style-name="P366"><text:span text:style-name="T999"><text:s text:c="4"/>printf("Roll: %d\n", s1.roll);</text:span></text:p>
      <text:p text:style-name="P366"><text:span text:style-name="T999"><text:s text:c="4"/>printf("Marks: %.2f\n", s1.marks);</text:span></text:p>
      <text:p text:style-name="P366"><text:span text:style-name="T999"/></text:p>
      <text:p text:style-name="P366"><text:span text:style-name="T999"><text:s text:c="4"/>return 0;</text:span></text:p>
      <text:p text:style-name="P366"><text:span text:style-name="T999">}</text:span></text:p>
      <text:p text:style-name="P367"><text:span text:style-name="T1000">13. File Handling in C</text:span></text:p>
      <text:p text:style-name="P367"><text:span text:style-name="T1000">Explain the importance of file handling in C. Discuss how to perform file operations like opening, closing, reading, and writing files.</text:span></text:p>
      <text:p text:style-name="P367"><text:span text:style-name="T1001">In<text:s/></text:span><text:span text:style-name="T1002">C programming</text:span><text:span text:style-name="T1003">,<text:s/></text:span><text:span text:style-name="T1004">file handling</text:span><text:span text:style-name="T1005"><text:s/>is crucial for<text:s/></text:span><text:span text:style-name="T1006">storing data permanently</text:span><text:span text:style-name="T1007"><text:s/></text:span><text:span text:style-name="T1008">—</text:span><text:span text:style-name="T1009"><text:s/>beyond the life of a program's execution. Instead of using memory (RAM), which is<text:s/></text:span><text:span text:style-name="T1010">temporary</text:span><text:span text:style-name="T1011">, files allow reading/writing data to<text:s/></text:span><text:span text:style-name="T1012">disk</text:span><text:span text:style-name="T1013">, making it<text:s/></text:span><text:span text:style-name="T1014">persistent</text:span><text:span text:style-name="T1015">.</text:span></text:p>
      <table:table table:style-name="Table10">
        <table:table-column table:style-name="TableColumn1000"/>
        <table:table-column table:style-name="TableColumn1001"/>
        <table:table-row table:style-name="TableRow1000">
          <table:table-cell table:style-name="TableCell100000">
            <text:p text:style-name="P369"><text:span text:style-name="T1017">Advantage</text:span><text:span text:style-name="T1018"/></text:p>
          </table:table-cell>
          <table:table-cell table:style-name="TableCell100001">
            <text:p text:style-name="P369"><text:span text:style-name="T1019">Explanation</text:span><text:span text:style-name="T1020"/></text:p>
          </table:table-cell>
        </table:table-row>
        <table:table-row table:style-name="TableRow1001">
          <table:table-cell table:style-name="TableCell100100">
            <text:p text:style-name="P372"><text:span text:style-name="T1021">🗂</text:span><text:span text:style-name="T1022"><text:s/></text:span><text:span text:style-name="T1023">Data Storage</text:span><text:span text:style-name="T1024"/></text:p>
          </table:table-cell>
          <table:table-cell table:style-name="TableCell100101">
            <text:p text:style-name="P372"><text:span text:style-name="T1025">Stores data permanently in files (e.g., text, logs, records)</text:span><text:span text:style-name="T1026"/></text:p>
          </table:table-cell>
        </table:table-row>
        <table:table-row table:style-name="TableRow1002">
          <table:table-cell table:style-name="TableCell100200">
            <text:p text:style-name="P374"><text:span text:style-name="T1027">🔁</text:span><text:span text:style-name="T1028"><text:s/></text:span><text:span text:style-name="T1029">Data Retrieval</text:span><text:span text:style-name="T1030"/></text:p>
          </table:table-cell>
          <table:table-cell table:style-name="TableCell100201">
            <text:p text:style-name="P374"><text:span text:style-name="T1031">Reads previously saved data (e.g., user info, settings)</text:span><text:span text:style-name="T1032"/></text:p>
          </table:table-cell>
        </table:table-row>
        <table:table-row table:style-name="TableRow1003">
          <table:table-cell table:style-name="TableCell100300">
            <text:p text:style-name="P376"><text:span text:style-name="T1033">💾</text:span><text:span text:style-name="T1034"><text:s/></text:span><text:span text:style-name="T1035">Large Data Handling</text:span><text:span text:style-name="T1036"/></text:p>
          </table:table-cell>
          <table:table-cell table:style-name="TableCell100301">
            <text:p text:style-name="P376"><text:span text:style-name="T1037">Easily manage data larger than memory can hold</text:span><text:span text:style-name="T1038"/></text:p>
          </table:table-cell>
        </table:table-row>
        <table:table-row table:style-name="TableRow1004">
          <table:table-cell table:style-name="TableCell100400">
            <text:p text:style-name="P378"><text:span text:style-name="T1039">🔒</text:span><text:span text:style-name="T1040"><text:s/></text:span><text:span text:style-name="T1041">Security</text:span><text:span text:style-name="T1042"/></text:p>
          </table:table-cell>
          <table:table-cell table:style-name="TableCell100401">
            <text:p text:style-name="P378"><text:span text:style-name="T1043">Can restrict access using file permissions</text:span><text:span text:style-name="T1044"/></text:p>
          </table:table-cell>
        </table:table-row>
        <table:table-row table:style-name="TableRow1005">
          <table:table-cell table:style-name="TableCell100500">
            <text:p text:style-name="P380"><text:span text:style-name="T1045">Function</text:span><text:span text:style-name="T1046"/></text:p>
          </table:table-cell>
          <table:table-cell table:style-name="TableCell100501">
            <text:p text:style-name="P380"><text:span text:style-name="T1047">Purpose</text:span><text:span text:style-name="T1048"/></text:p>
          </table:table-cell>
        </table:table-row>
        <table:table-row table:style-name="TableRow1006">
          <table:table-cell table:style-name="TableCell100600">
            <text:p text:style-name="P382"><text:span text:style-name="T1049">fopen()</text:span><text:span text:style-name="T1050"/></text:p>
          </table:table-cell>
          <table:table-cell table:style-name="TableCell100601">
            <text:p text:style-name="P382"><text:span text:style-name="T1051">Opens a file</text:span><text:span text:style-name="T1052"/></text:p>
          </table:table-cell>
        </table:table-row>
        <table:table-row table:style-name="TableRow1007">
          <table:table-cell table:style-name="TableCell100700">
            <text:p text:style-name="P384"><text:span text:style-name="T1053">fclose()</text:span><text:span text:style-name="T1054"/></text:p>
          </table:table-cell>
          <table:table-cell table:style-name="TableCell100701">
            <text:p text:style-name="P384"><text:span text:style-name="T1055">Closes an opened file</text:span><text:span text:style-name="T1056"/></text:p>
          </table:table-cell>
        </table:table-row>
        <table:table-row table:style-name="TableRow1008">
          <table:table-cell table:style-name="TableCell100800">
            <text:p text:style-name="P386"><text:span text:style-name="T1057">fprintf()</text:span><text:span text:style-name="T1058"/></text:p>
          </table:table-cell>
          <table:table-cell table:style-name="TableCell100801">
            <text:p text:style-name="P386"><text:span text:style-name="T1059">Writes formatted data to a file</text:span><text:span text:style-name="T1060"/></text:p>
          </table:table-cell>
        </table:table-row>
        <table:table-row table:style-name="TableRow1009">
          <table:table-cell table:style-name="TableCell100900">
            <text:p text:style-name="P388"><text:span text:style-name="T1061">fscanf()</text:span><text:span text:style-name="T1062"/></text:p>
          </table:table-cell>
          <table:table-cell table:style-name="TableCell100901">
            <text:p text:style-name="P388"><text:span text:style-name="T1063">Reads formatted data from a file</text:span><text:span text:style-name="T1064"/></text:p>
          </table:table-cell>
        </table:table-row>
        <table:table-row table:style-name="TableRow1010">
          <table:table-cell table:style-name="TableCell101000">
            <text:p text:style-name="P390"><text:span text:style-name="T1065">fgets()</text:span><text:span text:style-name="T1066"/></text:p>
          </table:table-cell>
          <table:table-cell table:style-name="TableCell101001">
            <text:p text:style-name="P390"><text:span text:style-name="T1067">Reads string from file</text:span><text:span text:style-name="T1068"/></text:p>
          </table:table-cell>
        </table:table-row>
        <table:table-row table:style-name="TableRow1011">
          <table:table-cell table:style-name="TableCell101100">
            <text:p text:style-name="P392"><text:span text:style-name="T1069">fputs()</text:span><text:span text:style-name="T1070"/></text:p>
          </table:table-cell>
          <table:table-cell table:style-name="TableCell101101">
            <text:p text:style-name="P392"><text:span text:style-name="T1071">Writes string to file</text:span><text:span text:style-name="T1072"/></text:p>
          </table:table-cell>
        </table:table-row>
        <table:table-row table:style-name="TableRow1012">
          <table:table-cell table:style-name="TableCell101200">
            <text:p text:style-name="P394"><text:span text:style-name="T1073">fread()</text:span><text:span text:style-name="T1074"/></text:p>
          </table:table-cell>
          <table:table-cell table:style-name="TableCell101201">
            <text:p text:style-name="P394"><text:span text:style-name="T1075">Reads binary data</text:span><text:span text:style-name="T1076"/></text:p>
          </table:table-cell>
        </table:table-row>
        <table:table-row table:style-name="TableRow1013">
          <table:table-cell table:style-name="TableCell101300">
            <text:p text:style-name="P396"><text:span text:style-name="T1077">fwrite()</text:span><text:span text:style-name="T1078"/></text:p>
          </table:table-cell>
          <table:table-cell table:style-name="TableCell101301">
            <text:p text:style-name="P396"><text:span text:style-name="T1079">Writes binary data</text:span><text:span text:style-name="T1080"/></text:p>
          </table:table-cell>
        </table:table-row>
      </table:table>
      <text:p text:style-name="P398"><text:span text:style-name="T1081">1. Opening a File:<text:s/></text:span><text:span text:style-name="T1082">fopen()</text:span></text:p>
      <table:table table:style-name="Table11">
        <table:table-column table:style-name="TableColumn1100"/>
        <table:table-column table:style-name="TableColumn1101"/>
        <table:table-row table:style-name="TableRow1100">
          <table:table-cell table:style-name="TableCell110000">
            <text:p text:style-name="P400"><text:span text:style-name="T1084">Mode</text:span><text:span text:style-name="T1085"/></text:p>
          </table:table-cell>
          <table:table-cell table:style-name="TableCell110001">
            <text:p text:style-name="P400"><text:span text:style-name="T1086">Meaning</text:span><text:span text:style-name="T1087"/></text:p>
          </table:table-cell>
        </table:table-row>
        <table:table-row table:style-name="TableRow1101">
          <table:table-cell table:style-name="TableCell110100">
            <text:p text:style-name="P402"><text:span text:style-name="T1088">"r"</text:span><text:span text:style-name="T1089"/></text:p>
          </table:table-cell>
          <table:table-cell table:style-name="TableCell110101">
            <text:p text:style-name="P402"><text:span text:style-name="T1090">Open for reading</text:span><text:span text:style-name="T1091"/></text:p>
          </table:table-cell>
        </table:table-row>
        <table:table-row table:style-name="TableRow1102">
          <table:table-cell table:style-name="TableCell110200">
            <text:p text:style-name="P404"><text:span text:style-name="T1092">"w"</text:span><text:span text:style-name="T1093"/></text:p>
          </table:table-cell>
          <table:table-cell table:style-name="TableCell110201">
            <text:p text:style-name="P404"><text:span text:style-name="T1094">Open for writing (overwrites)</text:span><text:span text:style-name="T1095"/></text:p>
          </table:table-cell>
        </table:table-row>
        <table:table-row table:style-name="TableRow1103">
          <table:table-cell table:style-name="TableCell110300">
            <text:p text:style-name="P406"><text:span text:style-name="T1096">"a"</text:span><text:span text:style-name="T1097"/></text:p>
          </table:table-cell>
          <table:table-cell table:style-name="TableCell110301">
            <text:p text:style-name="P406"><text:span text:style-name="T1098">Open for appending</text:span><text:span text:style-name="T1099"/></text:p>
          </table:table-cell>
        </table:table-row>
        <table:table-row table:style-name="TableRow1104">
          <table:table-cell table:style-name="TableCell110400">
            <text:p text:style-name="P408"><text:span text:style-name="T1100">"r+"</text:span><text:span text:style-name="T1101"/></text:p>
          </table:table-cell>
          <table:table-cell table:style-name="TableCell110401">
            <text:p text:style-name="P408"><text:span text:style-name="T1102">Read + write</text:span><text:span text:style-name="T1103"/></text:p>
          </table:table-cell>
        </table:table-row>
        <table:table-row table:style-name="TableRow1105">
          <table:table-cell table:style-name="TableCell110500">
            <text:p text:style-name="P410"><text:span text:style-name="T1104">"w+"</text:span><text:span text:style-name="T1105"/></text:p>
          </table:table-cell>
          <table:table-cell table:style-name="TableCell110501">
            <text:p text:style-name="P410"><text:span text:style-name="T1106">Write + read (overwrite)</text:span><text:span text:style-name="T1107"/></text:p>
          </table:table-cell>
        </table:table-row>
        <table:table-row table:style-name="TableRow1106">
          <table:table-cell table:style-name="TableCell110600">
            <text:p text:style-name="P412"><text:span text:style-name="T1108">"a+"</text:span><text:span text:style-name="T1109"/></text:p>
          </table:table-cell>
          <table:table-cell table:style-name="TableCell110601">
            <text:p text:style-name="P412"><text:span text:style-name="T1110">Append + read</text:span><text:span text:style-name="T1111"/></text:p>
          </table:table-cell>
        </table:table-row>
      </table:table>
      <text:p text:style-name="P414"><text:span text:style-name="T1112">2. Writing to a File:<text:s/></text:span><text:span text:style-name="T1113">fprintf()</text:span><text:span text:style-name="T1114">,<text:s/></text:span><text:span text:style-name="T1115">fputs()</text:span><text:span text:style-name="T1116"/></text:p>
      <text:p text:style-name="P414"><text:span text:style-name="T1117">FILE *fp = fopen("data.txt", "w");</text:span></text:p>
      <text:p text:style-name="P414"><text:span text:style-name="T1117">fprintf(fp, "Hello World\n");</text:span></text:p>
      <text:p text:style-name="P414"><text:span text:style-name="T1117">fputs("Another line\n", fp);</text:span></text:p>
      <text:p text:style-name="P414"><text:span text:style-name="T1117">fclose(fp);</text:span></text:p>
      <text:p text:style-name="P414"><text:span text:style-name="T1118">3. Reading from a File:<text:s/></text:span><text:span text:style-name="T1119">fscanf()</text:span><text:span text:style-name="T1120">,<text:s/></text:span><text:span text:style-name="T1121">fgets()</text:span><text:span text:style-name="T1122"/></text:p>
      <text:p text:style-name="P414"><text:span text:style-name="T1123">char str[100];</text:span></text:p>
      <text:p text:style-name="P414"><text:span text:style-name="T1123">FILE *fp = fopen("data.txt", "r");</text:span></text:p>
      <text:p text:style-name="P414"><text:span text:style-name="T1123"/></text:p>
      <text:p text:style-name="P414"><text:span text:style-name="T1123">fgets(str, 100, fp);<text:s text:c="5"/>// read a line</text:span></text:p>
      <text:p text:style-name="P414"><text:span text:style-name="T1123">printf("%s", str);</text:span></text:p>
      <text:p text:style-name="P414"><text:span text:style-name="T1123"/></text:p>
      <text:p text:style-name="P414"><text:span text:style-name="T1123">fclose(fp);</text:span></text:p>
      <text:p text:style-name="P414"><text:span text:style-name="T1124">4. Closing a File:<text:s/></text:span><text:span text:style-name="T1125">fclose()</text:span></text:p>
      <text:p text:style-name="P414"><text:span text:style-name="T1126">fclose(fp); // Always close after use</text:span></text:p>
      <text:p text:style-name="P414"><text:span text:style-name="T1126">13. File Handling in C</text:span></text:p>
      <text:p text:style-name="P414"><text:span text:style-name="T1126">Explain the importance of file handling in C. Discuss how to perform file operations like opening, closing, reading, and writing files.</text:span></text:p>
      <text:p text:style-name="P415"><text:span text:style-name="T1127">What is File Handling in C?</text:span></text:p>
      <text:p text:style-name="P416"><text:span text:style-name="T1128">In<text:s/></text:span><text:span text:style-name="T1129">C</text:span><text:span text:style-name="T1130">,<text:s/></text:span><text:span text:style-name="T1131">file handling</text:span><text:span text:style-name="T1132"><text:s/>allows you to<text:s/></text:span><text:span text:style-name="T1133">create</text:span><text:span text:style-name="T1134">,<text:s/></text:span><text:span text:style-name="T1135">open</text:span><text:span text:style-name="T1136">,<text:s/></text:span><text:span text:style-name="T1137">read</text:span><text:span text:style-name="T1138">,<text:s/></text:span><text:span text:style-name="T1139">write</text:span><text:span text:style-name="T1140">, and<text:s/></text:span><text:span text:style-name="T1141">manipulate files</text:span><text:span text:style-name="T1142"><text:s/>stored on disk. Unlike variables (which are temporary), files allow you to<text:s/></text:span><text:span text:style-name="T1143">store data permanently</text:span><text:span text:style-name="T1144">.</text:span></text:p>
      <text:p text:style-name="P417"><text:span text:style-name="T1145">Importance of File Handling in C</text:span></text:p>
      <table:table table:style-name="Table12">
        <table:table-column table:style-name="TableColumn1200"/>
        <table:table-column table:style-name="TableColumn1201"/>
        <table:table-row table:style-name="TableRow1200">
          <table:table-cell table:style-name="TableCell120000">
            <text:p text:style-name="P419"><text:span text:style-name="T1147">Reason</text:span><text:span text:style-name="T1148"/></text:p>
          </table:table-cell>
          <table:table-cell table:style-name="TableCell120001">
            <text:p text:style-name="P419"><text:span text:style-name="T1149">Description</text:span><text:span text:style-name="T1150"/></text:p>
          </table:table-cell>
        </table:table-row>
        <table:table-row table:style-name="TableRow1201">
          <table:table-cell table:style-name="TableCell120100">
            <text:p text:style-name="P422"><text:span text:style-name="T1151"><text:s/></text:span><text:span text:style-name="T1152">Persistent Storage</text:span><text:span text:style-name="T1153"/></text:p>
          </table:table-cell>
          <table:table-cell table:style-name="TableCell120101">
            <text:p text:style-name="P422"><text:span text:style-name="T1154">Data saved in a file remains after the program ends.</text:span><text:span text:style-name="T1155"/></text:p>
          </table:table-cell>
        </table:table-row>
        <table:table-row table:style-name="TableRow1202">
          <table:table-cell table:style-name="TableCell120200">
            <text:p text:style-name="P424"><text:span text:style-name="T1156"><text:s/></text:span><text:span text:style-name="T1157">Large Data Handling</text:span><text:span text:style-name="T1158"/></text:p>
          </table:table-cell>
          <table:table-cell table:style-name="TableCell120201">
            <text:p text:style-name="P424"><text:span text:style-name="T1159">Suitable for processing large volumes of data.</text:span><text:span text:style-name="T1160"/></text:p>
          </table:table-cell>
        </table:table-row>
        <table:table-row table:style-name="TableRow1203">
          <table:table-cell table:style-name="TableCell120300">
            <text:p text:style-name="P426"><text:span text:style-name="T1161"><text:s/></text:span><text:span text:style-name="T1162">Data Reuse</text:span><text:span text:style-name="T1163"/></text:p>
          </table:table-cell>
          <table:table-cell table:style-name="TableCell120301">
            <text:p text:style-name="P426"><text:span text:style-name="T1164">Can read previously saved data for future use.</text:span><text:span text:style-name="T1165"/></text:p>
          </table:table-cell>
        </table:table-row>
        <table:table-row table:style-name="TableRow1204">
          <table:table-cell table:style-name="TableCell120400">
            <text:p text:style-name="P428"><text:span text:style-name="T1166"><text:s/></text:span><text:span text:style-name="T1167">Report Generation</text:span><text:span text:style-name="T1168"/></text:p>
          </table:table-cell>
          <table:table-cell table:style-name="TableCell120401">
            <text:p text:style-name="P428"><text:span text:style-name="T1169">Allows exporting results or logs to external files.</text:span><text:span text:style-name="T1170"/></text:p>
          </table:table-cell>
        </table:table-row>
        <table:table-row table:style-name="TableRow1205">
          <table:table-cell table:style-name="TableCell120500">
            <text:p text:style-name="P430"><text:span text:style-name="T1171"><text:s/></text:span><text:span text:style-name="T1172">Useful in Projects</text:span><text:span text:style-name="T1173"/></text:p>
          </table:table-cell>
          <table:table-cell table:style-name="TableCell120501">
            <text:p text:style-name="P430"><text:span text:style-name="T1174">Essential for applications like billing systems, games, databases, etc.</text:span><text:span text:style-name="T1175"/></text:p>
          </table:table-cell>
        </table:table-row>
      </table:table>
      <text:p text:style-name="P432"><text:span text:style-name="T1176">Basic Steps in File Handling</text:span></text:p>
      <text:list text:style-name="L433">
        <text:list-item>
          <text:p text:style-name="P433"><text:span text:style-name="T1177">Open</text:span><text:span text:style-name="T1178"><text:s/>the file using<text:s/></text:span><text:span text:style-name="T1179">fopen()</text:span><text:span text:style-name="T1180"/></text:p>
        </text:list-item>
        <text:list-item>
          <text:p text:style-name="P433"><text:span text:style-name="T1181">Read/Write</text:span><text:span text:style-name="T1182"><text:s/>data using functions like<text:s/></text:span><text:span text:style-name="T1183">fprintf()</text:span><text:span text:style-name="T1184">,<text:s/></text:span><text:span text:style-name="T1185">fscanf()</text:span><text:span text:style-name="T1186">,<text:s/></text:span><text:span text:style-name="T1187">fgets()</text:span><text:span text:style-name="T1188">,<text:s/></text:span><text:span text:style-name="T1189">fputs()</text:span><text:span text:style-name="T1190"/></text:p>
        </text:list-item>
        <text:list-item>
          <text:p text:style-name="P433"><text:span text:style-name="T1191">Close</text:span><text:span text:style-name="T1192"><text:s/>the file using<text:s/></text:span><text:span text:style-name="T1193">fclose()</text:span><text:span text:style-name="T1194"/></text:p>
        </text:list-item>
      </text:list>
      <text:p text:style-name="P434"><text:span text:style-name="T119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